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irage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56.73mm"/>
    </style:style>
    <style:style style:name="ro1" style:family="table-row">
      <style:table-row-properties style:row-height="27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e994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e994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ffdbb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e994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dbb6"/>
    </style:style>
    <style:style style:name="ce20" style:family="table-cell" style:parent-style-name="Default">
      <style:table-cell-properties fo:background-color="#e8f2a1"/>
    </style:style>
    <style:style style:name="ce21" style:family="table-cell" style:parent-style-name="Default">
      <style:table-cell-properties fo:background-color="#fff5c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rage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irage" form:control-implementation="ooo:com.sun.star.form.component.CommandButton" xml:id="control1" form:id="control1" form:label="Tirag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irage.Main?language=Basic&amp;location=document" xlink:type="simple"/>
              </office:event-listeners>
            </form:button>
          </form:form>
        </office:forms>
        <table:shapes>
          <draw:control draw:z-index="0" draw:name="Tirage" draw:text-style-name="P1" svg:width="103.69mm" svg:height="14.87mm" svg:x="56.71mm" svg:y="8.77mm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1"/>
        <table:table-column table:style-name="co5" table:default-cell-style-name="ce12"/>
        <table:table-row table:style-name="ro1">
          <table:table-cell table:style-name="ce4" table:number-columns-spanned="9" table:number-rows-spanned="1"/>
          <table:covered-table-cell table:number-columns-repeated="2"/>
          <table:covered-table-cell table:style-name="ce1" office:value-type="float" office:value="65" calcext:value-type="float">
            <text:p>65</text:p>
          </table:covered-table-cell>
          <table:covered-table-cell office:value-type="float" office:value="4" calcext:value-type="float">
            <text:p>4</text:p>
          </table:covered-table-cell>
          <table:covered-table-cell table:style-name="ce1"/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2" table:number-rows-spanned="1">
            <text:p>Tirage</text:p>
          </table:table-cell>
          <table:covered-table-cell/>
          <table:table-cell table:style-name="ce4" office:value-type="string" calcext:value-type="string" table:number-columns-spanned="4" table:number-rows-spanned="1">
            <text:p>Carte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number-columns-repeated="3"/>
          <table:table-cell table:style-name="ce5" office:value-type="string" calcext:value-type="string">
            <text:p>Ligne</text:p>
          </table:table-cell>
          <table:table-cell table:style-name="ce5" office:value-type="string" calcext:value-type="string">
            <text:p>Position</text:p>
          </table:table-cell>
          <table:table-cell table:style-name="ce5" office:value-type="string" calcext:value-type="string">
            <text:p>Renversée</text:p>
          </table:table-cell>
          <table:table-cell table:style-name="ce5" office:value-type="string" calcext:value-type="string">
            <text:p>Couleur</text:p>
          </table:table-cell>
          <table:table-cell table:style-name="ce5" office:value-type="string" calcext:value-type="string">
            <text:p>Figure</text:p>
          </table:table-cell>
          <table:table-cell table:style-name="ce5" office:value-type="string" calcext:value-type="string">
            <text:p>Signification</text:p>
          </table:table-cell>
        </table:table-row>
        <table:table-row table:style-name="ro3">
          <table:table-cell table:style-name="ce2" office:value-type="string" calcext:value-type="string">
            <text:p>La Confrérie du Cratère</text:p>
          </table:table-cell>
          <table:table-cell table:number-columns-repeated="4"/>
          <table:table-cell table:formula="of:=IF(OR([.E4]=3;[.E4]=4);IF([.E4]=3;&quot;Droite&quot;;&quot;Renversée&quot;);&quot;&quot;)">
            <text:p/>
          </table:table-cell>
          <table:table-cell table:formula="of:=IF([.$D4]=&quot;&quot;;&quot;&quot;;INDIRECT(ADDRESS([.D4];1;1; ; &quot;Tarot&quot;)))">
            <text:p/>
          </table:table-cell>
          <table:table-cell table:style-name="ce3" table:formula="of:=IF([.D4]&lt;&gt;&quot;&quot;;INDIRECT(ADDRESS([.D4];2;1;;&quot;Tarot&quot;));&quot;&quot;)">
            <text:p/>
          </table:table-cell>
          <table:table-cell table:formula="of:=IF(AND([.D4]&lt;&gt;&quot;&quot;;OR([.E4]=3;[.E4]=4));INDIRECT(ADDRESS([.D4];IF([.E4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IF(OR([.E5]=3;[.E5]=4);IF([.E5]=3;&quot;Droite&quot;;&quot;Renversée&quot;);&quot;&quot;)" office:value-type="string" office:string-value="Renversée" calcext:value-type="string">
            <text:p>Renversée</text:p>
          </table:table-cell>
          <table:table-cell table:formula="of:=IF([.$D5]=&quot;&quot;;&quot;&quot;;INDIRECT(ADDRESS([.D5];1;1; ; &quot;Tarot&quot;)))" office:value-type="string" office:string-value="Atout" calcext:value-type="string">
            <text:p>Atout</text:p>
          </table:table-cell>
          <table:table-cell table:formula="of:=IF([.D5]&lt;&gt;&quot;&quot;;INDIRECT(ADDRESS([.D5];2;1;;&quot;Tarot&quot;));&quot;&quot;)" office:value-type="string" office:string-value="19 – Le Soleil" calcext:value-type="string">
            <text:p>19 – Le Soleil</text:p>
          </table:table-cell>
          <table:table-cell table:formula="of:=IF(AND([.D5]&lt;&gt;&quot;&quot;;OR([.E5]=3;[.E5]=4));INDIRECT(ADDRESS([.D5];IF([.E5]=3;3;4);1;;&quot;Tarot&quot;));&quot;&quot;)" office:value-type="string" office:string-value="vitalité, liberté, joie." calcext:value-type="string">
            <text:p>vitalité, liberté, joie.</text:p>
          </table:table-cell>
        </table:table-row>
        <table:table-row table:style-name="ro2">
          <table:table-cell office:value-type="string" calcext:value-type="string">
            <text:p>Rodolphe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OR([.E6]=3;[.E6]=4);IF([.E6]=3;&quot;Droite&quot;;&quot;Renversée&quot;);&quot;&quot;)" office:value-type="string" office:string-value="Renversée" calcext:value-type="string">
            <text:p>Renversée</text:p>
          </table:table-cell>
          <table:table-cell table:formula="of:=IF([.$D6]=&quot;&quot;;&quot;&quot;;INDIRECT(ADDRESS([.D6];1;1; ; &quot;Tarot&quot;)))" office:value-type="string" office:string-value="Atout" calcext:value-type="string">
            <text:p>Atout</text:p>
          </table:table-cell>
          <table:table-cell table:formula="of:=IF([.D6]&lt;&gt;&quot;&quot;;INDIRECT(ADDRESS([.D6];2;1;;&quot;Tarot&quot;));&quot;&quot;)" office:value-type="string" office:string-value="14 – La Tempérance" calcext:value-type="string">
            <text:p>14 – La Tempérance</text:p>
          </table:table-cell>
          <table:table-cell table:formula="of:=IF(AND([.D6]&lt;&gt;&quot;&quot;;OR([.E6]=3;[.E6]=4));INDIRECT(ADDRESS([.D6];IF([.E6]=3;3;4);1;;&quot;Tarot&quot;));&quot;&quot;)" office:value-type="string" office:string-value="Compétition, désunion, mauvaise fortune" calcext:value-type="string">
            <text:p>Compétition, désunion, mauvaise fortune</text:p>
          </table:table-cell>
        </table:table-row>
        <table:table-row table:style-name="ro2">
          <table:table-cell office:value-type="string" calcext:value-type="string">
            <text:p>Ma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OR([.E7]=3;[.E7]=4);IF([.E7]=3;&quot;Droite&quot;;&quot;Renversée&quot;);&quot;&quot;)" office:value-type="string" office:string-value="Droite" calcext:value-type="string">
            <text:p>Droite</text:p>
          </table:table-cell>
          <table:table-cell table:formula="of:=IF([.$D7]=&quot;&quot;;&quot;&quot;;INDIRECT(ADDRESS([.D7];1;1; ; &quot;Tarot&quot;)))" office:value-type="string" office:string-value="Coupe" calcext:value-type="string">
            <text:p>Coupe</text:p>
          </table:table-cell>
          <table:table-cell table:formula="of:=IF([.D7]&lt;&gt;&quot;&quot;;INDIRECT(ADDRESS([.D7];2;1;;&quot;Tarot&quot;));&quot;&quot;)" office:value-type="float" office:value="8" calcext:value-type="float">
            <text:p>8</text:p>
          </table:table-cell>
          <table:table-cell table:formula="of:=IF(AND([.D7]&lt;&gt;&quot;&quot;;OR([.E7]=3;[.E7]=4));INDIRECT(ADDRESS([.D7];IF([.E7]=3;3;4);1;;&quot;Tarot&quot;));&quot;&quot;)" office:value-type="string" office:string-value="Modestie, joie, honneur" calcext:value-type="string">
            <text:p>Modestie, joie, honneur</text:p>
          </table:table-cell>
        </table:table-row>
        <table:table-row table:style-name="ro2">
          <table:table-cell office:value-type="string" calcext:value-type="string">
            <text:p>Théo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IF(OR([.E8]=3;[.E8]=4);IF([.E8]=3;&quot;Droite&quot;;&quot;Renversée&quot;);&quot;&quot;)" office:value-type="string" office:string-value="Renversée" calcext:value-type="string">
            <text:p>Renversée</text:p>
          </table:table-cell>
          <table:table-cell table:formula="of:=IF([.$D8]=&quot;&quot;;&quot;&quot;;INDIRECT(ADDRESS([.D8];1;1; ; &quot;Tarot&quot;)))" office:value-type="string" office:string-value="Atout" calcext:value-type="string">
            <text:p>Atout</text:p>
          </table:table-cell>
          <table:table-cell table:formula="of:=IF([.D8]&lt;&gt;&quot;&quot;;INDIRECT(ADDRESS([.D8];2;1;;&quot;Tarot&quot;));&quot;&quot;)" office:value-type="string" office:string-value="6 – Les Amoureux" calcext:value-type="string">
            <text:p>6 – Les Amoureux</text:p>
          </table:table-cell>
          <table:table-cell table:formula="of:=IF(AND([.D8]&lt;&gt;&quot;&quot;;OR([.E8]=3;[.E8]=4));INDIRECT(ADDRESS([.D8];IF([.E8]=3;3;4);1;;&quot;Tarot&quot;));&quot;&quot;)" office:value-type="string" office:string-value="Action stupide, échec." calcext:value-type="string">
            <text:p>Action stupide, échec.</text:p>
          </table:table-cell>
        </table:table-row>
        <table:table-row table:style-name="ro2">
          <table:table-cell office:value-type="string" calcext:value-type="string">
            <text:p>Boris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OR([.E9]=3;[.E9]=4);IF([.E9]=3;&quot;Droite&quot;;&quot;Renversée&quot;);&quot;&quot;)" office:value-type="string" office:string-value="Droite" calcext:value-type="string">
            <text:p>Droite</text:p>
          </table:table-cell>
          <table:table-cell table:formula="of:=IF([.$D9]=&quot;&quot;;&quot;&quot;;INDIRECT(ADDRESS([.D9];1;1; ; &quot;Tarot&quot;)))" office:value-type="string" office:string-value="Épée" calcext:value-type="string">
            <text:p>Épée</text:p>
          </table:table-cell>
          <table:table-cell table:formula="of:=IF([.D9]&lt;&gt;&quot;&quot;;INDIRECT(ADDRESS([.D9];2;1;;&quot;Tarot&quot;));&quot;&quot;)" office:value-type="string" office:string-value="Valet" calcext:value-type="string">
            <text:p>Valet</text:p>
          </table:table-cell>
          <table:table-cell table:formula="of:=IF(AND([.D9]&lt;&gt;&quot;&quot;;OR([.E9]=3;[.E9]=4));INDIRECT(ADDRESS([.D9];IF([.E9]=3;3;4);1;;&quot;Tarot&quot;));&quot;&quot;)" office:value-type="string" office:string-value="Vigilance, surveille, espionne." calcext:value-type="string">
            <text:p>Vigilance, surveille, espionne.</text:p>
          </table:table-cell>
        </table:table-row>
        <table:table-row table:style-name="ro2">
          <table:table-cell office:value-type="string" calcext:value-type="string">
            <text:p>Victor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IF(OR([.E10]=3;[.E10]=4);IF([.E10]=3;&quot;Droite&quot;;&quot;Renversée&quot;);&quot;&quot;)" office:value-type="string" office:string-value="Droite" calcext:value-type="string">
            <text:p>Droite</text:p>
          </table:table-cell>
          <table:table-cell table:formula="of:=IF([.$D10]=&quot;&quot;;&quot;&quot;;INDIRECT(ADDRESS([.D10];1;1; ; &quot;Tarot&quot;)))" office:value-type="string" office:string-value="Atout" calcext:value-type="string">
            <text:p>Atout</text:p>
          </table:table-cell>
          <table:table-cell table:style-name="ce3" table:formula="of:=IF([.D10]&lt;&gt;&quot;&quot;;INDIRECT(ADDRESS([.D10];2;1;;&quot;Tarot&quot;));&quot;&quot;)" office:value-type="string" office:string-value="9 – L’Ermite" calcext:value-type="string">
            <text:p>9 – L’Ermite</text:p>
          </table:table-cell>
          <table:table-cell table:formula="of:=IF(AND([.D10]&lt;&gt;&quot;&quot;;OR([.E10]=3;[.E10]=4));INDIRECT(ADDRESS([.D10];IF([.E10]=3;3;4);1;;&quot;Tarot&quot;));&quot;&quot;)" office:value-type="string" office:string-value="Corruption, trahison, sournoiserie" calcext:value-type="string">
            <text:p>Corruption, trahison, sournoiserie</text:p>
          </table:table-cell>
        </table:table-row>
        <table:table-row table:style-name="ro2">
          <table:table-cell table:number-columns-repeated="5"/>
          <table:table-cell table:formula="of:=IF(OR([.E11]=3;[.E11]=4);IF([.E11]=3;&quot;Droite&quot;;&quot;Renversée&quot;);&quot;&quot;)">
            <text:p/>
          </table:table-cell>
          <table:table-cell table:formula="of:=IF([.$D11]=&quot;&quot;;&quot;&quot;;INDIRECT(ADDRESS([.D11];1;1; ; &quot;Tarot&quot;)))">
            <text:p/>
          </table:table-cell>
          <table:table-cell table:formula="of:=IF([.D11]&lt;&gt;&quot;&quot;;INDIRECT(ADDRESS([.D11];2;1;;&quot;Tarot&quot;));&quot;&quot;)">
            <text:p/>
          </table:table-cell>
          <table:table-cell table:formula="of:=IF(AND([.D11]&lt;&gt;&quot;&quot;;OR([.E11]=3;[.E11]=4));INDIRECT(ADDRESS([.D11];IF([.E11]=3;3;4);1;;&quot;Tarot&quot;));&quot;&quot;)">
            <text:p/>
          </table:table-cell>
        </table:table-row>
        <table:table-row table:style-name="ro3">
          <table:table-cell table:style-name="ce2" office:value-type="string" calcext:value-type="string">
            <text:p>Ralph</text:p>
          </table:table-cell>
          <table:table-cell table:number-columns-repeated="4"/>
          <table:table-cell table:formula="of:=IF(OR([.E12]=3;[.E12]=4);IF([.E12]=3;&quot;Droite&quot;;&quot;Renversée&quot;);&quot;&quot;)">
            <text:p/>
          </table:table-cell>
          <table:table-cell table:formula="of:=IF([.$D12]=&quot;&quot;;&quot;&quot;;INDIRECT(ADDRESS([.D12];1;1; ; &quot;Tarot&quot;)))">
            <text:p/>
          </table:table-cell>
          <table:table-cell table:formula="of:=IF([.D12]&lt;&gt;&quot;&quot;;INDIRECT(ADDRESS([.D12];2;1;;&quot;Tarot&quot;));&quot;&quot;)">
            <text:p/>
          </table:table-cell>
          <table:table-cell table:formula="of:=IF(AND([.D12]&lt;&gt;&quot;&quot;;OR([.E12]=3;[.E12]=4));INDIRECT(ADDRESS([.D12];IF([.E12]=3;3;4);1;;&quot;Tarot&quot;));&quot;&quot;)">
            <text:p/>
          </table:table-cell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OR([.E13]=3;[.E13]=4);IF([.E13]=3;&quot;Droite&quot;;&quot;Renversée&quot;);&quot;&quot;)" office:value-type="string" office:string-value="Droite" calcext:value-type="string">
            <text:p>Droite</text:p>
          </table:table-cell>
          <table:table-cell table:formula="of:=IF([.$D13]=&quot;&quot;;&quot;&quot;;INDIRECT(ADDRESS([.D13];1;1; ; &quot;Tarot&quot;)))" office:value-type="string" office:string-value="Épée" calcext:value-type="string">
            <text:p>Épée</text:p>
          </table:table-cell>
          <table:table-cell table:formula="of:=IF([.D13]&lt;&gt;&quot;&quot;;INDIRECT(ADDRESS([.D13];2;1;;&quot;Tarot&quot;));&quot;&quot;)" office:value-type="string" office:string-value="Roi" calcext:value-type="string">
            <text:p>Roi</text:p>
          </table:table-cell>
          <table:table-cell table:formula="of:=IF(AND([.D13]&lt;&gt;&quot;&quot;;OR([.E13]=3;[.E13]=4));INDIRECT(ADDRESS([.D13];IF([.E13]=3;3;4);1;;&quot;Tarot&quot;));&quot;&quot;)" office:value-type="string" office:string-value="Loi, intelligence, autorité." calcext:value-type="string">
            <text:p>Loi, intelligence, autorité.</text:p>
          </table:table-cell>
        </table:table-row>
        <table:table-row table:style-name="ro2">
          <table:table-cell office:value-type="string" calcext:value-type="string">
            <text:p>Cib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OR([.E14]=3;[.E14]=4);IF([.E14]=3;&quot;Droite&quot;;&quot;Renversée&quot;);&quot;&quot;)" office:value-type="string" office:string-value="Droite" calcext:value-type="string">
            <text:p>Droite</text:p>
          </table:table-cell>
          <table:table-cell table:formula="of:=IF([.$D14]=&quot;&quot;;&quot;&quot;;INDIRECT(ADDRESS([.D14];1;1; ; &quot;Tarot&quot;)))" office:value-type="string" office:string-value="Pentacle" calcext:value-type="string">
            <text:p>Pentacle</text:p>
          </table:table-cell>
          <table:table-cell table:style-name="ce3" table:formula="of:=IF([.D14]&lt;&gt;&quot;&quot;;INDIRECT(ADDRESS([.D14];2;1;;&quot;Tarot&quot;));&quot;&quot;)" office:value-type="float" office:value="8" calcext:value-type="float">
            <text:p>8</text:p>
          </table:table-cell>
          <table:table-cell table:formula="of:=IF(AND([.D14]&lt;&gt;&quot;&quot;;OR([.E14]=3;[.E14]=4));INDIRECT(ADDRESS([.D14];IF([.E14]=3;3;4);1;;&quot;Tarot&quot;));&quot;&quot;)" office:value-type="string" office:string-value="Compétence, artisanat, emploi" calcext:value-type="string">
            <text:p>Compétence, artisanat, emploi</text:p>
          </table:table-cell>
        </table:table-row>
        <table:table-row table:style-name="ro2">
          <table:table-cell office:value-type="string" calcext:value-type="string">
            <text:p>Conflit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OR([.E15]=3;[.E15]=4);IF([.E15]=3;&quot;Droite&quot;;&quot;Renversée&quot;);&quot;&quot;)" office:value-type="string" office:string-value="Renversée" calcext:value-type="string">
            <text:p>Renversée</text:p>
          </table:table-cell>
          <table:table-cell table:formula="of:=IF([.$D15]=&quot;&quot;;&quot;&quot;;INDIRECT(ADDRESS([.D15];1;1; ; &quot;Tarot&quot;)))" office:value-type="string" office:string-value="Épée" calcext:value-type="string">
            <text:p>Épée</text:p>
          </table:table-cell>
          <table:table-cell table:style-name="ce3" table:formula="of:=IF([.D15]&lt;&gt;&quot;&quot;;INDIRECT(ADDRESS([.D15];2;1;;&quot;Tarot&quot;));&quot;&quot;)" office:value-type="string" office:string-value="Reine" calcext:value-type="string">
            <text:p>Reine</text:p>
          </table:table-cell>
          <table:table-cell table:formula="of:=IF(AND([.D15]&lt;&gt;&quot;&quot;;OR([.E15]=3;[.E15]=4));INDIRECT(ADDRESS([.D15];IF([.E15]=3;3;4);1;;&quot;Tarot&quot;));&quot;&quot;)" office:value-type="string" office:string-value="Tromperie, fanatisme, malice." calcext:value-type="string">
            <text:p>Tromperie, fanatisme, malice.</text:p>
          </table:table-cell>
        </table:table-row>
        <table:table-row table:style-name="ro2">
          <table:table-cell office:value-type="string" calcext:value-type="string">
            <text:p>Epiphani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OR([.E16]=3;[.E16]=4);IF([.E16]=3;&quot;Droite&quot;;&quot;Renversée&quot;);&quot;&quot;)" office:value-type="string" office:string-value="Droite" calcext:value-type="string">
            <text:p>Droite</text:p>
          </table:table-cell>
          <table:table-cell table:formula="of:=IF([.$D16]=&quot;&quot;;&quot;&quot;;INDIRECT(ADDRESS([.D16];1;1; ; &quot;Tarot&quot;)))" office:value-type="string" office:string-value="Épée" calcext:value-type="string">
            <text:p>Épée</text:p>
          </table:table-cell>
          <table:table-cell table:formula="of:=IF([.D16]&lt;&gt;&quot;&quot;;INDIRECT(ADDRESS([.D16];2;1;;&quot;Tarot&quot;));&quot;&quot;)" office:value-type="string" office:string-value="Cavalier" calcext:value-type="string">
            <text:p>Cavalier</text:p>
          </table:table-cell>
          <table:table-cell table:formula="of:=IF(AND([.D16]&lt;&gt;&quot;&quot;;OR([.E16]=3;[.E16]=4));INDIRECT(ADDRESS([.D16];IF([.E16]=3;3;4);1;;&quot;Tarot&quot;));&quot;&quot;)" office:value-type="string" office:string-value="Destruction, défense, ruine, colère." calcext:value-type="string">
            <text:p>Destruction, défense, ruine, colère.</text:p>
          </table:table-cell>
        </table:table-row>
        <table:table-row table:style-name="ro2">
          <table:table-cell table:number-columns-repeated="5"/>
          <table:table-cell table:formula="of:=IF(OR([.E17]=3;[.E17]=4);IF([.E17]=3;&quot;Droite&quot;;&quot;Renversée&quot;);&quot;&quot;)">
            <text:p/>
          </table:table-cell>
          <table:table-cell table:formula="of:=IF([.$D17]=&quot;&quot;;&quot;&quot;;INDIRECT(ADDRESS([.D17];1;1; ; &quot;Tarot&quot;)))">
            <text:p/>
          </table:table-cell>
          <table:table-cell table:formula="of:=IF([.D17]&lt;&gt;&quot;&quot;;INDIRECT(ADDRESS([.D17];2;1;;&quot;Tarot&quot;));&quot;&quot;)">
            <text:p/>
          </table:table-cell>
          <table:table-cell table:formula="of:=IF(AND([.D17]&lt;&gt;&quot;&quot;;OR([.E17]=3;[.E17]=4));INDIRECT(ADDRESS([.D17];IF([.E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8]=3;[.E18]=4);IF([.E18]=3;&quot;Droite&quot;;&quot;Renversée&quot;);&quot;&quot;)">
            <text:p/>
          </table:table-cell>
          <table:table-cell table:formula="of:=IF([.$D18]=&quot;&quot;;&quot;&quot;;INDIRECT(ADDRESS([.D18];1;1; ; &quot;Tarot&quot;)))">
            <text:p/>
          </table:table-cell>
          <table:table-cell table:formula="of:=IF([.D18]&lt;&gt;&quot;&quot;;INDIRECT(ADDRESS([.D18];2;1;;&quot;Tarot&quot;));&quot;&quot;)">
            <text:p/>
          </table:table-cell>
          <table:table-cell table:formula="of:=IF(AND([.D18]&lt;&gt;&quot;&quot;;OR([.E18]=3;[.E18]=4));INDIRECT(ADDRESS([.D18];IF([.E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9]=3;[.E19]=4);IF([.E19]=3;&quot;Droite&quot;;&quot;Renversée&quot;);&quot;&quot;)">
            <text:p/>
          </table:table-cell>
          <table:table-cell table:formula="of:=IF([.$D19]=&quot;&quot;;&quot;&quot;;INDIRECT(ADDRESS([.D19];1;1; ; &quot;Tarot&quot;)))">
            <text:p/>
          </table:table-cell>
          <table:table-cell table:formula="of:=IF([.D19]&lt;&gt;&quot;&quot;;INDIRECT(ADDRESS([.D19];2;1;;&quot;Tarot&quot;));&quot;&quot;)">
            <text:p/>
          </table:table-cell>
          <table:table-cell table:formula="of:=IF(AND([.D19]&lt;&gt;&quot;&quot;;OR([.E19]=3;[.E19]=4));INDIRECT(ADDRESS([.D19];IF([.E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0]=3;[.E20]=4);IF([.E20]=3;&quot;Droite&quot;;&quot;Renversée&quot;);&quot;&quot;)">
            <text:p/>
          </table:table-cell>
          <table:table-cell table:formula="of:=IF([.$D20]=&quot;&quot;;&quot;&quot;;INDIRECT(ADDRESS([.D20];1;1; ; &quot;Tarot&quot;)))">
            <text:p/>
          </table:table-cell>
          <table:table-cell table:formula="of:=IF([.D20]&lt;&gt;&quot;&quot;;INDIRECT(ADDRESS([.D20];2;1;;&quot;Tarot&quot;));&quot;&quot;)">
            <text:p/>
          </table:table-cell>
          <table:table-cell table:formula="of:=IF(AND([.D20]&lt;&gt;&quot;&quot;;OR([.E20]=3;[.E20]=4));INDIRECT(ADDRESS([.D20];IF([.E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1]=3;[.E21]=4);IF([.E21]=3;&quot;Droite&quot;;&quot;Renversée&quot;);&quot;&quot;)">
            <text:p/>
          </table:table-cell>
          <table:table-cell table:formula="of:=IF([.$D21]=&quot;&quot;;&quot;&quot;;INDIRECT(ADDRESS([.D21];1;1; ; &quot;Tarot&quot;)))">
            <text:p/>
          </table:table-cell>
          <table:table-cell table:formula="of:=IF([.D21]&lt;&gt;&quot;&quot;;INDIRECT(ADDRESS([.D21];2;1;;&quot;Tarot&quot;));&quot;&quot;)">
            <text:p/>
          </table:table-cell>
          <table:table-cell table:formula="of:=IF(AND([.D21]&lt;&gt;&quot;&quot;;OR([.E21]=3;[.E21]=4));INDIRECT(ADDRESS([.D21];IF([.E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2]=3;[.E22]=4);IF([.E22]=3;&quot;Droite&quot;;&quot;Renversée&quot;);&quot;&quot;)">
            <text:p/>
          </table:table-cell>
          <table:table-cell table:formula="of:=IF([.$D22]=&quot;&quot;;&quot;&quot;;INDIRECT(ADDRESS([.D22];1;1; ; &quot;Tarot&quot;)))">
            <text:p/>
          </table:table-cell>
          <table:table-cell table:formula="of:=IF([.D22]&lt;&gt;&quot;&quot;;INDIRECT(ADDRESS([.D22];2;1;;&quot;Tarot&quot;));&quot;&quot;)">
            <text:p/>
          </table:table-cell>
          <table:table-cell table:formula="of:=IF(AND([.D22]&lt;&gt;&quot;&quot;;OR([.E22]=3;[.E22]=4));INDIRECT(ADDRESS([.D22];IF([.E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3]=3;[.E23]=4);IF([.E23]=3;&quot;Droite&quot;;&quot;Renversée&quot;);&quot;&quot;)">
            <text:p/>
          </table:table-cell>
          <table:table-cell table:formula="of:=IF([.$D23]=&quot;&quot;;&quot;&quot;;INDIRECT(ADDRESS([.D23];1;1; ; &quot;Tarot&quot;)))">
            <text:p/>
          </table:table-cell>
          <table:table-cell table:formula="of:=IF([.D23]&lt;&gt;&quot;&quot;;INDIRECT(ADDRESS([.D23];2;1;;&quot;Tarot&quot;));&quot;&quot;)">
            <text:p/>
          </table:table-cell>
          <table:table-cell table:formula="of:=IF(AND([.D23]&lt;&gt;&quot;&quot;;OR([.E23]=3;[.E23]=4));INDIRECT(ADDRESS([.D23];IF([.E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4]=3;[.E24]=4);IF([.E24]=3;&quot;Droite&quot;;&quot;Renversée&quot;);&quot;&quot;)">
            <text:p/>
          </table:table-cell>
          <table:table-cell table:formula="of:=IF([.$D24]=&quot;&quot;;&quot;&quot;;INDIRECT(ADDRESS([.D24];1;1; ; &quot;Tarot&quot;)))">
            <text:p/>
          </table:table-cell>
          <table:table-cell table:formula="of:=IF([.D24]&lt;&gt;&quot;&quot;;INDIRECT(ADDRESS([.D24];2;1;;&quot;Tarot&quot;));&quot;&quot;)">
            <text:p/>
          </table:table-cell>
          <table:table-cell table:formula="of:=IF(AND([.D24]&lt;&gt;&quot;&quot;;OR([.E24]=3;[.E24]=4));INDIRECT(ADDRESS([.D24];IF([.E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5]=3;[.E25]=4);IF([.E25]=3;&quot;Droite&quot;;&quot;Renversée&quot;);&quot;&quot;)">
            <text:p/>
          </table:table-cell>
          <table:table-cell table:formula="of:=IF([.$D25]=&quot;&quot;;&quot;&quot;;INDIRECT(ADDRESS([.D25];1;1; ; &quot;Tarot&quot;)))">
            <text:p/>
          </table:table-cell>
          <table:table-cell table:formula="of:=IF([.D25]&lt;&gt;&quot;&quot;;INDIRECT(ADDRESS([.D25];2;1;;&quot;Tarot&quot;));&quot;&quot;)">
            <text:p/>
          </table:table-cell>
          <table:table-cell table:formula="of:=IF(AND([.D25]&lt;&gt;&quot;&quot;;OR([.E25]=3;[.E25]=4));INDIRECT(ADDRESS([.D25];IF([.E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6]=3;[.E26]=4);IF([.E26]=3;&quot;Droite&quot;;&quot;Renversée&quot;);&quot;&quot;)">
            <text:p/>
          </table:table-cell>
          <table:table-cell table:formula="of:=IF([.$D26]=&quot;&quot;;&quot;&quot;;INDIRECT(ADDRESS([.D26];1;1; ; &quot;Tarot&quot;)))">
            <text:p/>
          </table:table-cell>
          <table:table-cell table:formula="of:=IF([.D26]&lt;&gt;&quot;&quot;;INDIRECT(ADDRESS([.D26];2;1;;&quot;Tarot&quot;));&quot;&quot;)">
            <text:p/>
          </table:table-cell>
          <table:table-cell table:formula="of:=IF(AND([.D26]&lt;&gt;&quot;&quot;;OR([.E26]=3;[.E26]=4));INDIRECT(ADDRESS([.D26];IF([.E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7]=3;[.E27]=4);IF([.E27]=3;&quot;Droite&quot;;&quot;Renversée&quot;);&quot;&quot;)">
            <text:p/>
          </table:table-cell>
          <table:table-cell table:formula="of:=IF([.$D27]=&quot;&quot;;&quot;&quot;;INDIRECT(ADDRESS([.D27];1;1; ; &quot;Tarot&quot;)))">
            <text:p/>
          </table:table-cell>
          <table:table-cell table:formula="of:=IF([.D27]&lt;&gt;&quot;&quot;;INDIRECT(ADDRESS([.D27];2;1;;&quot;Tarot&quot;));&quot;&quot;)">
            <text:p/>
          </table:table-cell>
          <table:table-cell table:formula="of:=IF(AND([.D27]&lt;&gt;&quot;&quot;;OR([.E27]=3;[.E27]=4));INDIRECT(ADDRESS([.D27];IF([.E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8]=3;[.E28]=4);IF([.E28]=3;&quot;Droite&quot;;&quot;Renversée&quot;);&quot;&quot;)">
            <text:p/>
          </table:table-cell>
          <table:table-cell table:formula="of:=IF([.$D28]=&quot;&quot;;&quot;&quot;;INDIRECT(ADDRESS([.D28];1;1; ; &quot;Tarot&quot;)))">
            <text:p/>
          </table:table-cell>
          <table:table-cell table:formula="of:=IF([.D28]&lt;&gt;&quot;&quot;;INDIRECT(ADDRESS([.D28];2;1;;&quot;Tarot&quot;));&quot;&quot;)">
            <text:p/>
          </table:table-cell>
          <table:table-cell table:formula="of:=IF(AND([.D28]&lt;&gt;&quot;&quot;;OR([.E28]=3;[.E28]=4));INDIRECT(ADDRESS([.D28];IF([.E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29]=3;[.E29]=4);IF([.E29]=3;&quot;Droite&quot;;&quot;Renversée&quot;);&quot;&quot;)">
            <text:p/>
          </table:table-cell>
          <table:table-cell table:formula="of:=IF([.$D29]=&quot;&quot;;&quot;&quot;;INDIRECT(ADDRESS([.D29];1;1; ; &quot;Tarot&quot;)))">
            <text:p/>
          </table:table-cell>
          <table:table-cell table:formula="of:=IF([.D29]&lt;&gt;&quot;&quot;;INDIRECT(ADDRESS([.D29];2;1;;&quot;Tarot&quot;));&quot;&quot;)">
            <text:p/>
          </table:table-cell>
          <table:table-cell table:formula="of:=IF(AND([.D29]&lt;&gt;&quot;&quot;;OR([.E29]=3;[.E29]=4));INDIRECT(ADDRESS([.D29];IF([.E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0]=3;[.E30]=4);IF([.E30]=3;&quot;Droite&quot;;&quot;Renversée&quot;);&quot;&quot;)">
            <text:p/>
          </table:table-cell>
          <table:table-cell table:formula="of:=IF([.$D30]=&quot;&quot;;&quot;&quot;;INDIRECT(ADDRESS([.D30];1;1; ; &quot;Tarot&quot;)))">
            <text:p/>
          </table:table-cell>
          <table:table-cell table:formula="of:=IF([.D30]&lt;&gt;&quot;&quot;;INDIRECT(ADDRESS([.D30];2;1;;&quot;Tarot&quot;));&quot;&quot;)">
            <text:p/>
          </table:table-cell>
          <table:table-cell table:formula="of:=IF(AND([.D30]&lt;&gt;&quot;&quot;;OR([.E30]=3;[.E30]=4));INDIRECT(ADDRESS([.D30];IF([.E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1]=3;[.E31]=4);IF([.E31]=3;&quot;Droite&quot;;&quot;Renversée&quot;);&quot;&quot;)">
            <text:p/>
          </table:table-cell>
          <table:table-cell table:formula="of:=IF([.$D31]=&quot;&quot;;&quot;&quot;;INDIRECT(ADDRESS([.D31];1;1; ; &quot;Tarot&quot;)))">
            <text:p/>
          </table:table-cell>
          <table:table-cell table:formula="of:=IF([.D31]&lt;&gt;&quot;&quot;;INDIRECT(ADDRESS([.D31];2;1;;&quot;Tarot&quot;));&quot;&quot;)">
            <text:p/>
          </table:table-cell>
          <table:table-cell table:formula="of:=IF(AND([.D31]&lt;&gt;&quot;&quot;;OR([.E31]=3;[.E31]=4));INDIRECT(ADDRESS([.D31];IF([.E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2]=3;[.E32]=4);IF([.E32]=3;&quot;Droite&quot;;&quot;Renversée&quot;);&quot;&quot;)">
            <text:p/>
          </table:table-cell>
          <table:table-cell table:formula="of:=IF([.$D32]=&quot;&quot;;&quot;&quot;;INDIRECT(ADDRESS([.D32];1;1; ; &quot;Tarot&quot;)))">
            <text:p/>
          </table:table-cell>
          <table:table-cell table:formula="of:=IF([.D32]&lt;&gt;&quot;&quot;;INDIRECT(ADDRESS([.D32];2;1;;&quot;Tarot&quot;));&quot;&quot;)">
            <text:p/>
          </table:table-cell>
          <table:table-cell table:formula="of:=IF(AND([.D32]&lt;&gt;&quot;&quot;;OR([.E32]=3;[.E32]=4));INDIRECT(ADDRESS([.D32];IF([.E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3]=3;[.E33]=4);IF([.E33]=3;&quot;Droite&quot;;&quot;Renversée&quot;);&quot;&quot;)">
            <text:p/>
          </table:table-cell>
          <table:table-cell table:formula="of:=IF([.$D33]=&quot;&quot;;&quot;&quot;;INDIRECT(ADDRESS([.D33];1;1; ; &quot;Tarot&quot;)))">
            <text:p/>
          </table:table-cell>
          <table:table-cell table:formula="of:=IF([.D33]&lt;&gt;&quot;&quot;;INDIRECT(ADDRESS([.D33];2;1;;&quot;Tarot&quot;));&quot;&quot;)">
            <text:p/>
          </table:table-cell>
          <table:table-cell table:formula="of:=IF(AND([.D33]&lt;&gt;&quot;&quot;;OR([.E33]=3;[.E33]=4));INDIRECT(ADDRESS([.D33];IF([.E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4]=3;[.E34]=4);IF([.E34]=3;&quot;Droite&quot;;&quot;Renversée&quot;);&quot;&quot;)">
            <text:p/>
          </table:table-cell>
          <table:table-cell table:formula="of:=IF([.$D34]=&quot;&quot;;&quot;&quot;;INDIRECT(ADDRESS([.D34];1;1; ; &quot;Tarot&quot;)))">
            <text:p/>
          </table:table-cell>
          <table:table-cell table:formula="of:=IF([.D34]&lt;&gt;&quot;&quot;;INDIRECT(ADDRESS([.D34];2;1;;&quot;Tarot&quot;));&quot;&quot;)">
            <text:p/>
          </table:table-cell>
          <table:table-cell table:formula="of:=IF(AND([.D34]&lt;&gt;&quot;&quot;;OR([.E34]=3;[.E34]=4));INDIRECT(ADDRESS([.D34];IF([.E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5]=3;[.E35]=4);IF([.E35]=3;&quot;Droite&quot;;&quot;Renversée&quot;);&quot;&quot;)">
            <text:p/>
          </table:table-cell>
          <table:table-cell table:formula="of:=IF([.$D35]=&quot;&quot;;&quot;&quot;;INDIRECT(ADDRESS([.D35];1;1; ; &quot;Tarot&quot;)))">
            <text:p/>
          </table:table-cell>
          <table:table-cell table:formula="of:=IF([.D35]&lt;&gt;&quot;&quot;;INDIRECT(ADDRESS([.D35];2;1;;&quot;Tarot&quot;));&quot;&quot;)">
            <text:p/>
          </table:table-cell>
          <table:table-cell table:formula="of:=IF(AND([.D35]&lt;&gt;&quot;&quot;;OR([.E35]=3;[.E35]=4));INDIRECT(ADDRESS([.D35];IF([.E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6]=3;[.E36]=4);IF([.E36]=3;&quot;Droite&quot;;&quot;Renversée&quot;);&quot;&quot;)">
            <text:p/>
          </table:table-cell>
          <table:table-cell table:formula="of:=IF([.$D36]=&quot;&quot;;&quot;&quot;;INDIRECT(ADDRESS([.D36];1;1; ; &quot;Tarot&quot;)))">
            <text:p/>
          </table:table-cell>
          <table:table-cell table:formula="of:=IF([.D36]&lt;&gt;&quot;&quot;;INDIRECT(ADDRESS([.D36];2;1;;&quot;Tarot&quot;));&quot;&quot;)">
            <text:p/>
          </table:table-cell>
          <table:table-cell table:formula="of:=IF(AND([.D36]&lt;&gt;&quot;&quot;;OR([.E36]=3;[.E36]=4));INDIRECT(ADDRESS([.D36];IF([.E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7]=3;[.E37]=4);IF([.E37]=3;&quot;Droite&quot;;&quot;Renversée&quot;);&quot;&quot;)">
            <text:p/>
          </table:table-cell>
          <table:table-cell table:formula="of:=IF([.$D37]=&quot;&quot;;&quot;&quot;;INDIRECT(ADDRESS([.D37];1;1; ; &quot;Tarot&quot;)))">
            <text:p/>
          </table:table-cell>
          <table:table-cell table:formula="of:=IF([.D37]&lt;&gt;&quot;&quot;;INDIRECT(ADDRESS([.D37];2;1;;&quot;Tarot&quot;));&quot;&quot;)">
            <text:p/>
          </table:table-cell>
          <table:table-cell table:formula="of:=IF(AND([.D37]&lt;&gt;&quot;&quot;;OR([.E37]=3;[.E37]=4));INDIRECT(ADDRESS([.D37];IF([.E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8]=3;[.E38]=4);IF([.E38]=3;&quot;Droite&quot;;&quot;Renversée&quot;);&quot;&quot;)">
            <text:p/>
          </table:table-cell>
          <table:table-cell table:formula="of:=IF([.$D38]=&quot;&quot;;&quot;&quot;;INDIRECT(ADDRESS([.D38];1;1; ; &quot;Tarot&quot;)))">
            <text:p/>
          </table:table-cell>
          <table:table-cell table:formula="of:=IF([.D38]&lt;&gt;&quot;&quot;;INDIRECT(ADDRESS([.D38];2;1;;&quot;Tarot&quot;));&quot;&quot;)">
            <text:p/>
          </table:table-cell>
          <table:table-cell table:formula="of:=IF(AND([.D38]&lt;&gt;&quot;&quot;;OR([.E38]=3;[.E38]=4));INDIRECT(ADDRESS([.D38];IF([.E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39]=3;[.E39]=4);IF([.E39]=3;&quot;Droite&quot;;&quot;Renversée&quot;);&quot;&quot;)">
            <text:p/>
          </table:table-cell>
          <table:table-cell table:formula="of:=IF([.$D39]=&quot;&quot;;&quot;&quot;;INDIRECT(ADDRESS([.D39];1;1; ; &quot;Tarot&quot;)))">
            <text:p/>
          </table:table-cell>
          <table:table-cell table:formula="of:=IF([.D39]&lt;&gt;&quot;&quot;;INDIRECT(ADDRESS([.D39];2;1;;&quot;Tarot&quot;));&quot;&quot;)">
            <text:p/>
          </table:table-cell>
          <table:table-cell table:formula="of:=IF(AND([.D39]&lt;&gt;&quot;&quot;;OR([.E39]=3;[.E39]=4));INDIRECT(ADDRESS([.D39];IF([.E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0]=3;[.E40]=4);IF([.E40]=3;&quot;Droite&quot;;&quot;Renversée&quot;);&quot;&quot;)">
            <text:p/>
          </table:table-cell>
          <table:table-cell table:formula="of:=IF([.$D40]=&quot;&quot;;&quot;&quot;;INDIRECT(ADDRESS([.D40];1;1; ; &quot;Tarot&quot;)))">
            <text:p/>
          </table:table-cell>
          <table:table-cell table:formula="of:=IF([.D40]&lt;&gt;&quot;&quot;;INDIRECT(ADDRESS([.D40];2;1;;&quot;Tarot&quot;));&quot;&quot;)">
            <text:p/>
          </table:table-cell>
          <table:table-cell table:formula="of:=IF(AND([.D40]&lt;&gt;&quot;&quot;;OR([.E40]=3;[.E40]=4));INDIRECT(ADDRESS([.D40];IF([.E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1]=3;[.E41]=4);IF([.E41]=3;&quot;Droite&quot;;&quot;Renversée&quot;);&quot;&quot;)">
            <text:p/>
          </table:table-cell>
          <table:table-cell table:formula="of:=IF([.$D41]=&quot;&quot;;&quot;&quot;;INDIRECT(ADDRESS([.D41];1;1; ; &quot;Tarot&quot;)))">
            <text:p/>
          </table:table-cell>
          <table:table-cell table:formula="of:=IF([.D41]&lt;&gt;&quot;&quot;;INDIRECT(ADDRESS([.D41];2;1;;&quot;Tarot&quot;));&quot;&quot;)">
            <text:p/>
          </table:table-cell>
          <table:table-cell table:formula="of:=IF(AND([.D41]&lt;&gt;&quot;&quot;;OR([.E41]=3;[.E41]=4));INDIRECT(ADDRESS([.D41];IF([.E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2]=3;[.E42]=4);IF([.E42]=3;&quot;Droite&quot;;&quot;Renversée&quot;);&quot;&quot;)">
            <text:p/>
          </table:table-cell>
          <table:table-cell table:formula="of:=IF([.$D42]=&quot;&quot;;&quot;&quot;;INDIRECT(ADDRESS([.D42];1;1; ; &quot;Tarot&quot;)))">
            <text:p/>
          </table:table-cell>
          <table:table-cell table:formula="of:=IF([.D42]&lt;&gt;&quot;&quot;;INDIRECT(ADDRESS([.D42];2;1;;&quot;Tarot&quot;));&quot;&quot;)">
            <text:p/>
          </table:table-cell>
          <table:table-cell table:formula="of:=IF(AND([.D42]&lt;&gt;&quot;&quot;;OR([.E42]=3;[.E42]=4));INDIRECT(ADDRESS([.D42];IF([.E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3]=3;[.E43]=4);IF([.E43]=3;&quot;Droite&quot;;&quot;Renversée&quot;);&quot;&quot;)">
            <text:p/>
          </table:table-cell>
          <table:table-cell table:formula="of:=IF([.$D43]=&quot;&quot;;&quot;&quot;;INDIRECT(ADDRESS([.D43];1;1; ; &quot;Tarot&quot;)))">
            <text:p/>
          </table:table-cell>
          <table:table-cell table:formula="of:=IF([.D43]&lt;&gt;&quot;&quot;;INDIRECT(ADDRESS([.D43];2;1;;&quot;Tarot&quot;));&quot;&quot;)">
            <text:p/>
          </table:table-cell>
          <table:table-cell table:formula="of:=IF(AND([.D43]&lt;&gt;&quot;&quot;;OR([.E43]=3;[.E43]=4));INDIRECT(ADDRESS([.D43];IF([.E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4]=3;[.E44]=4);IF([.E44]=3;&quot;Droite&quot;;&quot;Renversée&quot;);&quot;&quot;)">
            <text:p/>
          </table:table-cell>
          <table:table-cell table:formula="of:=IF([.$D44]=&quot;&quot;;&quot;&quot;;INDIRECT(ADDRESS([.D44];1;1; ; &quot;Tarot&quot;)))">
            <text:p/>
          </table:table-cell>
          <table:table-cell table:formula="of:=IF([.D44]&lt;&gt;&quot;&quot;;INDIRECT(ADDRESS([.D44];2;1;;&quot;Tarot&quot;));&quot;&quot;)">
            <text:p/>
          </table:table-cell>
          <table:table-cell table:formula="of:=IF(AND([.D44]&lt;&gt;&quot;&quot;;OR([.E44]=3;[.E44]=4));INDIRECT(ADDRESS([.D44];IF([.E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5]=3;[.E45]=4);IF([.E45]=3;&quot;Droite&quot;;&quot;Renversée&quot;);&quot;&quot;)">
            <text:p/>
          </table:table-cell>
          <table:table-cell table:formula="of:=IF([.$D45]=&quot;&quot;;&quot;&quot;;INDIRECT(ADDRESS([.D45];1;1; ; &quot;Tarot&quot;)))">
            <text:p/>
          </table:table-cell>
          <table:table-cell table:formula="of:=IF([.D45]&lt;&gt;&quot;&quot;;INDIRECT(ADDRESS([.D45];2;1;;&quot;Tarot&quot;));&quot;&quot;)">
            <text:p/>
          </table:table-cell>
          <table:table-cell table:formula="of:=IF(AND([.D45]&lt;&gt;&quot;&quot;;OR([.E45]=3;[.E45]=4));INDIRECT(ADDRESS([.D45];IF([.E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6]=3;[.E46]=4);IF([.E46]=3;&quot;Droite&quot;;&quot;Renversée&quot;);&quot;&quot;)">
            <text:p/>
          </table:table-cell>
          <table:table-cell table:formula="of:=IF([.$D46]=&quot;&quot;;&quot;&quot;;INDIRECT(ADDRESS([.D46];1;1; ; &quot;Tarot&quot;)))">
            <text:p/>
          </table:table-cell>
          <table:table-cell table:formula="of:=IF([.D46]&lt;&gt;&quot;&quot;;INDIRECT(ADDRESS([.D46];2;1;;&quot;Tarot&quot;));&quot;&quot;)">
            <text:p/>
          </table:table-cell>
          <table:table-cell table:formula="of:=IF(AND([.D46]&lt;&gt;&quot;&quot;;OR([.E46]=3;[.E46]=4));INDIRECT(ADDRESS([.D46];IF([.E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7]=3;[.E47]=4);IF([.E47]=3;&quot;Droite&quot;;&quot;Renversée&quot;);&quot;&quot;)">
            <text:p/>
          </table:table-cell>
          <table:table-cell table:formula="of:=IF([.$D47]=&quot;&quot;;&quot;&quot;;INDIRECT(ADDRESS([.D47];1;1; ; &quot;Tarot&quot;)))">
            <text:p/>
          </table:table-cell>
          <table:table-cell table:formula="of:=IF([.D47]&lt;&gt;&quot;&quot;;INDIRECT(ADDRESS([.D47];2;1;;&quot;Tarot&quot;));&quot;&quot;)">
            <text:p/>
          </table:table-cell>
          <table:table-cell table:formula="of:=IF(AND([.D47]&lt;&gt;&quot;&quot;;OR([.E47]=3;[.E47]=4));INDIRECT(ADDRESS([.D47];IF([.E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8]=3;[.E48]=4);IF([.E48]=3;&quot;Droite&quot;;&quot;Renversée&quot;);&quot;&quot;)">
            <text:p/>
          </table:table-cell>
          <table:table-cell table:formula="of:=IF([.$D48]=&quot;&quot;;&quot;&quot;;INDIRECT(ADDRESS([.D48];1;1; ; &quot;Tarot&quot;)))">
            <text:p/>
          </table:table-cell>
          <table:table-cell table:formula="of:=IF([.D48]&lt;&gt;&quot;&quot;;INDIRECT(ADDRESS([.D48];2;1;;&quot;Tarot&quot;));&quot;&quot;)">
            <text:p/>
          </table:table-cell>
          <table:table-cell table:formula="of:=IF(AND([.D48]&lt;&gt;&quot;&quot;;OR([.E48]=3;[.E48]=4));INDIRECT(ADDRESS([.D48];IF([.E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49]=3;[.E49]=4);IF([.E49]=3;&quot;Droite&quot;;&quot;Renversée&quot;);&quot;&quot;)">
            <text:p/>
          </table:table-cell>
          <table:table-cell table:formula="of:=IF([.$D49]=&quot;&quot;;&quot;&quot;;INDIRECT(ADDRESS([.D49];1;1; ; &quot;Tarot&quot;)))">
            <text:p/>
          </table:table-cell>
          <table:table-cell table:formula="of:=IF([.D49]&lt;&gt;&quot;&quot;;INDIRECT(ADDRESS([.D49];2;1;;&quot;Tarot&quot;));&quot;&quot;)">
            <text:p/>
          </table:table-cell>
          <table:table-cell table:formula="of:=IF(AND([.D49]&lt;&gt;&quot;&quot;;OR([.E49]=3;[.E49]=4));INDIRECT(ADDRESS([.D49];IF([.E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0]=3;[.E50]=4);IF([.E50]=3;&quot;Droite&quot;;&quot;Renversée&quot;);&quot;&quot;)">
            <text:p/>
          </table:table-cell>
          <table:table-cell table:formula="of:=IF([.$D50]=&quot;&quot;;&quot;&quot;;INDIRECT(ADDRESS([.D50];1;1; ; &quot;Tarot&quot;)))">
            <text:p/>
          </table:table-cell>
          <table:table-cell table:formula="of:=IF([.D50]&lt;&gt;&quot;&quot;;INDIRECT(ADDRESS([.D50];2;1;;&quot;Tarot&quot;));&quot;&quot;)">
            <text:p/>
          </table:table-cell>
          <table:table-cell table:formula="of:=IF(AND([.D50]&lt;&gt;&quot;&quot;;OR([.E50]=3;[.E50]=4));INDIRECT(ADDRESS([.D50];IF([.E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1]=3;[.E51]=4);IF([.E51]=3;&quot;Droite&quot;;&quot;Renversée&quot;);&quot;&quot;)">
            <text:p/>
          </table:table-cell>
          <table:table-cell table:formula="of:=IF([.$D51]=&quot;&quot;;&quot;&quot;;INDIRECT(ADDRESS([.D51];1;1; ; &quot;Tarot&quot;)))">
            <text:p/>
          </table:table-cell>
          <table:table-cell table:formula="of:=IF([.D51]&lt;&gt;&quot;&quot;;INDIRECT(ADDRESS([.D51];2;1;;&quot;Tarot&quot;));&quot;&quot;)">
            <text:p/>
          </table:table-cell>
          <table:table-cell table:formula="of:=IF(AND([.D51]&lt;&gt;&quot;&quot;;OR([.E51]=3;[.E51]=4));INDIRECT(ADDRESS([.D51];IF([.E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2]=3;[.E52]=4);IF([.E52]=3;&quot;Droite&quot;;&quot;Renversée&quot;);&quot;&quot;)">
            <text:p/>
          </table:table-cell>
          <table:table-cell table:formula="of:=IF([.$D52]=&quot;&quot;;&quot;&quot;;INDIRECT(ADDRESS([.D52];1;1; ; &quot;Tarot&quot;)))">
            <text:p/>
          </table:table-cell>
          <table:table-cell table:formula="of:=IF([.D52]&lt;&gt;&quot;&quot;;INDIRECT(ADDRESS([.D52];2;1;;&quot;Tarot&quot;));&quot;&quot;)">
            <text:p/>
          </table:table-cell>
          <table:table-cell table:formula="of:=IF(AND([.D52]&lt;&gt;&quot;&quot;;OR([.E52]=3;[.E52]=4));INDIRECT(ADDRESS([.D52];IF([.E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3]=3;[.E53]=4);IF([.E53]=3;&quot;Droite&quot;;&quot;Renversée&quot;);&quot;&quot;)">
            <text:p/>
          </table:table-cell>
          <table:table-cell table:formula="of:=IF([.$D53]=&quot;&quot;;&quot;&quot;;INDIRECT(ADDRESS([.D53];1;1; ; &quot;Tarot&quot;)))">
            <text:p/>
          </table:table-cell>
          <table:table-cell table:formula="of:=IF([.D53]&lt;&gt;&quot;&quot;;INDIRECT(ADDRESS([.D53];2;1;;&quot;Tarot&quot;));&quot;&quot;)">
            <text:p/>
          </table:table-cell>
          <table:table-cell table:formula="of:=IF(AND([.D53]&lt;&gt;&quot;&quot;;OR([.E53]=3;[.E53]=4));INDIRECT(ADDRESS([.D53];IF([.E5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4]=3;[.E54]=4);IF([.E54]=3;&quot;Droite&quot;;&quot;Renversée&quot;);&quot;&quot;)">
            <text:p/>
          </table:table-cell>
          <table:table-cell table:formula="of:=IF([.$D54]=&quot;&quot;;&quot;&quot;;INDIRECT(ADDRESS([.D54];1;1; ; &quot;Tarot&quot;)))">
            <text:p/>
          </table:table-cell>
          <table:table-cell table:formula="of:=IF([.D54]&lt;&gt;&quot;&quot;;INDIRECT(ADDRESS([.D54];2;1;;&quot;Tarot&quot;));&quot;&quot;)">
            <text:p/>
          </table:table-cell>
          <table:table-cell table:formula="of:=IF(AND([.D54]&lt;&gt;&quot;&quot;;OR([.E54]=3;[.E54]=4));INDIRECT(ADDRESS([.D54];IF([.E5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5]=3;[.E55]=4);IF([.E55]=3;&quot;Droite&quot;;&quot;Renversée&quot;);&quot;&quot;)">
            <text:p/>
          </table:table-cell>
          <table:table-cell table:formula="of:=IF([.$D55]=&quot;&quot;;&quot;&quot;;INDIRECT(ADDRESS([.D55];1;1; ; &quot;Tarot&quot;)))">
            <text:p/>
          </table:table-cell>
          <table:table-cell table:formula="of:=IF([.D55]&lt;&gt;&quot;&quot;;INDIRECT(ADDRESS([.D55];2;1;;&quot;Tarot&quot;));&quot;&quot;)">
            <text:p/>
          </table:table-cell>
          <table:table-cell table:formula="of:=IF(AND([.D55]&lt;&gt;&quot;&quot;;OR([.E55]=3;[.E55]=4));INDIRECT(ADDRESS([.D55];IF([.E5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6]=3;[.E56]=4);IF([.E56]=3;&quot;Droite&quot;;&quot;Renversée&quot;);&quot;&quot;)">
            <text:p/>
          </table:table-cell>
          <table:table-cell table:formula="of:=IF([.$D56]=&quot;&quot;;&quot;&quot;;INDIRECT(ADDRESS([.D56];1;1; ; &quot;Tarot&quot;)))">
            <text:p/>
          </table:table-cell>
          <table:table-cell table:formula="of:=IF([.D56]&lt;&gt;&quot;&quot;;INDIRECT(ADDRESS([.D56];2;1;;&quot;Tarot&quot;));&quot;&quot;)">
            <text:p/>
          </table:table-cell>
          <table:table-cell table:formula="of:=IF(AND([.D56]&lt;&gt;&quot;&quot;;OR([.E56]=3;[.E56]=4));INDIRECT(ADDRESS([.D56];IF([.E5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7]=3;[.E57]=4);IF([.E57]=3;&quot;Droite&quot;;&quot;Renversée&quot;);&quot;&quot;)">
            <text:p/>
          </table:table-cell>
          <table:table-cell table:formula="of:=IF([.$D57]=&quot;&quot;;&quot;&quot;;INDIRECT(ADDRESS([.D57];1;1; ; &quot;Tarot&quot;)))">
            <text:p/>
          </table:table-cell>
          <table:table-cell table:formula="of:=IF([.D57]&lt;&gt;&quot;&quot;;INDIRECT(ADDRESS([.D57];2;1;;&quot;Tarot&quot;));&quot;&quot;)">
            <text:p/>
          </table:table-cell>
          <table:table-cell table:formula="of:=IF(AND([.D57]&lt;&gt;&quot;&quot;;OR([.E57]=3;[.E57]=4));INDIRECT(ADDRESS([.D57];IF([.E5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8]=3;[.E58]=4);IF([.E58]=3;&quot;Droite&quot;;&quot;Renversée&quot;);&quot;&quot;)">
            <text:p/>
          </table:table-cell>
          <table:table-cell table:formula="of:=IF([.$D58]=&quot;&quot;;&quot;&quot;;INDIRECT(ADDRESS([.D58];1;1; ; &quot;Tarot&quot;)))">
            <text:p/>
          </table:table-cell>
          <table:table-cell table:formula="of:=IF([.D58]&lt;&gt;&quot;&quot;;INDIRECT(ADDRESS([.D58];2;1;;&quot;Tarot&quot;));&quot;&quot;)">
            <text:p/>
          </table:table-cell>
          <table:table-cell table:formula="of:=IF(AND([.D58]&lt;&gt;&quot;&quot;;OR([.E58]=3;[.E58]=4));INDIRECT(ADDRESS([.D58];IF([.E5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59]=3;[.E59]=4);IF([.E59]=3;&quot;Droite&quot;;&quot;Renversée&quot;);&quot;&quot;)">
            <text:p/>
          </table:table-cell>
          <table:table-cell table:formula="of:=IF([.$D59]=&quot;&quot;;&quot;&quot;;INDIRECT(ADDRESS([.D59];1;1; ; &quot;Tarot&quot;)))">
            <text:p/>
          </table:table-cell>
          <table:table-cell table:formula="of:=IF([.D59]&lt;&gt;&quot;&quot;;INDIRECT(ADDRESS([.D59];2;1;;&quot;Tarot&quot;));&quot;&quot;)">
            <text:p/>
          </table:table-cell>
          <table:table-cell table:formula="of:=IF(AND([.D59]&lt;&gt;&quot;&quot;;OR([.E59]=3;[.E59]=4));INDIRECT(ADDRESS([.D59];IF([.E5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0]=3;[.E60]=4);IF([.E60]=3;&quot;Droite&quot;;&quot;Renversée&quot;);&quot;&quot;)">
            <text:p/>
          </table:table-cell>
          <table:table-cell table:formula="of:=IF([.$D60]=&quot;&quot;;&quot;&quot;;INDIRECT(ADDRESS([.D60];1;1; ; &quot;Tarot&quot;)))">
            <text:p/>
          </table:table-cell>
          <table:table-cell table:formula="of:=IF([.D60]&lt;&gt;&quot;&quot;;INDIRECT(ADDRESS([.D60];2;1;;&quot;Tarot&quot;));&quot;&quot;)">
            <text:p/>
          </table:table-cell>
          <table:table-cell table:formula="of:=IF(AND([.D60]&lt;&gt;&quot;&quot;;OR([.E60]=3;[.E60]=4));INDIRECT(ADDRESS([.D60];IF([.E6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1]=3;[.E61]=4);IF([.E61]=3;&quot;Droite&quot;;&quot;Renversée&quot;);&quot;&quot;)">
            <text:p/>
          </table:table-cell>
          <table:table-cell table:formula="of:=IF([.$D61]=&quot;&quot;;&quot;&quot;;INDIRECT(ADDRESS([.D61];1;1; ; &quot;Tarot&quot;)))">
            <text:p/>
          </table:table-cell>
          <table:table-cell table:formula="of:=IF([.D61]&lt;&gt;&quot;&quot;;INDIRECT(ADDRESS([.D61];2;1;;&quot;Tarot&quot;));&quot;&quot;)">
            <text:p/>
          </table:table-cell>
          <table:table-cell table:formula="of:=IF(AND([.D61]&lt;&gt;&quot;&quot;;OR([.E61]=3;[.E61]=4));INDIRECT(ADDRESS([.D61];IF([.E6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2]=3;[.E62]=4);IF([.E62]=3;&quot;Droite&quot;;&quot;Renversée&quot;);&quot;&quot;)">
            <text:p/>
          </table:table-cell>
          <table:table-cell table:formula="of:=IF([.$D62]=&quot;&quot;;&quot;&quot;;INDIRECT(ADDRESS([.D62];1;1; ; &quot;Tarot&quot;)))">
            <text:p/>
          </table:table-cell>
          <table:table-cell table:formula="of:=IF([.D62]&lt;&gt;&quot;&quot;;INDIRECT(ADDRESS([.D62];2;1;;&quot;Tarot&quot;));&quot;&quot;)">
            <text:p/>
          </table:table-cell>
          <table:table-cell table:formula="of:=IF(AND([.D62]&lt;&gt;&quot;&quot;;OR([.E62]=3;[.E62]=4));INDIRECT(ADDRESS([.D62];IF([.E6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3]=3;[.E63]=4);IF([.E63]=3;&quot;Droite&quot;;&quot;Renversée&quot;);&quot;&quot;)">
            <text:p/>
          </table:table-cell>
          <table:table-cell table:formula="of:=IF([.$D63]=&quot;&quot;;&quot;&quot;;INDIRECT(ADDRESS([.D63];1;1; ; &quot;Tarot&quot;)))">
            <text:p/>
          </table:table-cell>
          <table:table-cell table:formula="of:=IF([.D63]&lt;&gt;&quot;&quot;;INDIRECT(ADDRESS([.D63];2;1;;&quot;Tarot&quot;));&quot;&quot;)">
            <text:p/>
          </table:table-cell>
          <table:table-cell table:formula="of:=IF(AND([.D63]&lt;&gt;&quot;&quot;;OR([.E63]=3;[.E63]=4));INDIRECT(ADDRESS([.D63];IF([.E6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4]=3;[.E64]=4);IF([.E64]=3;&quot;Droite&quot;;&quot;Renversée&quot;);&quot;&quot;)">
            <text:p/>
          </table:table-cell>
          <table:table-cell table:formula="of:=IF([.$D64]=&quot;&quot;;&quot;&quot;;INDIRECT(ADDRESS([.D64];1;1; ; &quot;Tarot&quot;)))">
            <text:p/>
          </table:table-cell>
          <table:table-cell table:formula="of:=IF([.D64]&lt;&gt;&quot;&quot;;INDIRECT(ADDRESS([.D64];2;1;;&quot;Tarot&quot;));&quot;&quot;)">
            <text:p/>
          </table:table-cell>
          <table:table-cell table:formula="of:=IF(AND([.D64]&lt;&gt;&quot;&quot;;OR([.E64]=3;[.E64]=4));INDIRECT(ADDRESS([.D64];IF([.E6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5]=3;[.E65]=4);IF([.E65]=3;&quot;Droite&quot;;&quot;Renversée&quot;);&quot;&quot;)">
            <text:p/>
          </table:table-cell>
          <table:table-cell table:formula="of:=IF([.$D65]=&quot;&quot;;&quot;&quot;;INDIRECT(ADDRESS([.D65];1;1; ; &quot;Tarot&quot;)))">
            <text:p/>
          </table:table-cell>
          <table:table-cell table:formula="of:=IF([.D65]&lt;&gt;&quot;&quot;;INDIRECT(ADDRESS([.D65];2;1;;&quot;Tarot&quot;));&quot;&quot;)">
            <text:p/>
          </table:table-cell>
          <table:table-cell table:formula="of:=IF(AND([.D65]&lt;&gt;&quot;&quot;;OR([.E65]=3;[.E65]=4));INDIRECT(ADDRESS([.D65];IF([.E6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6]=3;[.E66]=4);IF([.E66]=3;&quot;Droite&quot;;&quot;Renversée&quot;);&quot;&quot;)">
            <text:p/>
          </table:table-cell>
          <table:table-cell table:formula="of:=IF([.$D66]=&quot;&quot;;&quot;&quot;;INDIRECT(ADDRESS([.D66];1;1; ; &quot;Tarot&quot;)))">
            <text:p/>
          </table:table-cell>
          <table:table-cell table:formula="of:=IF([.D66]&lt;&gt;&quot;&quot;;INDIRECT(ADDRESS([.D66];2;1;;&quot;Tarot&quot;));&quot;&quot;)">
            <text:p/>
          </table:table-cell>
          <table:table-cell table:formula="of:=IF(AND([.D66]&lt;&gt;&quot;&quot;;OR([.E66]=3;[.E66]=4));INDIRECT(ADDRESS([.D66];IF([.E6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7]=3;[.E67]=4);IF([.E67]=3;&quot;Droite&quot;;&quot;Renversée&quot;);&quot;&quot;)">
            <text:p/>
          </table:table-cell>
          <table:table-cell table:formula="of:=IF([.$D67]=&quot;&quot;;&quot;&quot;;INDIRECT(ADDRESS([.D67];1;1; ; &quot;Tarot&quot;)))">
            <text:p/>
          </table:table-cell>
          <table:table-cell table:formula="of:=IF([.D67]&lt;&gt;&quot;&quot;;INDIRECT(ADDRESS([.D67];2;1;;&quot;Tarot&quot;));&quot;&quot;)">
            <text:p/>
          </table:table-cell>
          <table:table-cell table:formula="of:=IF(AND([.D67]&lt;&gt;&quot;&quot;;OR([.E67]=3;[.E67]=4));INDIRECT(ADDRESS([.D67];IF([.E6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8]=3;[.E68]=4);IF([.E68]=3;&quot;Droite&quot;;&quot;Renversée&quot;);&quot;&quot;)">
            <text:p/>
          </table:table-cell>
          <table:table-cell table:formula="of:=IF([.$D68]=&quot;&quot;;&quot;&quot;;INDIRECT(ADDRESS([.D68];1;1; ; &quot;Tarot&quot;)))">
            <text:p/>
          </table:table-cell>
          <table:table-cell table:formula="of:=IF([.D68]&lt;&gt;&quot;&quot;;INDIRECT(ADDRESS([.D68];2;1;;&quot;Tarot&quot;));&quot;&quot;)">
            <text:p/>
          </table:table-cell>
          <table:table-cell table:formula="of:=IF(AND([.D68]&lt;&gt;&quot;&quot;;OR([.E68]=3;[.E68]=4));INDIRECT(ADDRESS([.D68];IF([.E6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69]=3;[.E69]=4);IF([.E69]=3;&quot;Droite&quot;;&quot;Renversée&quot;);&quot;&quot;)">
            <text:p/>
          </table:table-cell>
          <table:table-cell table:formula="of:=IF([.$D69]=&quot;&quot;;&quot;&quot;;INDIRECT(ADDRESS([.D69];1;1; ; &quot;Tarot&quot;)))">
            <text:p/>
          </table:table-cell>
          <table:table-cell table:formula="of:=IF([.D69]&lt;&gt;&quot;&quot;;INDIRECT(ADDRESS([.D69];2;1;;&quot;Tarot&quot;));&quot;&quot;)">
            <text:p/>
          </table:table-cell>
          <table:table-cell table:formula="of:=IF(AND([.D69]&lt;&gt;&quot;&quot;;OR([.E69]=3;[.E69]=4));INDIRECT(ADDRESS([.D69];IF([.E6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0]=3;[.E70]=4);IF([.E70]=3;&quot;Droite&quot;;&quot;Renversée&quot;);&quot;&quot;)">
            <text:p/>
          </table:table-cell>
          <table:table-cell table:formula="of:=IF([.$D70]=&quot;&quot;;&quot;&quot;;INDIRECT(ADDRESS([.D70];1;1; ; &quot;Tarot&quot;)))">
            <text:p/>
          </table:table-cell>
          <table:table-cell table:formula="of:=IF([.D70]&lt;&gt;&quot;&quot;;INDIRECT(ADDRESS([.D70];2;1;;&quot;Tarot&quot;));&quot;&quot;)">
            <text:p/>
          </table:table-cell>
          <table:table-cell table:formula="of:=IF(AND([.D70]&lt;&gt;&quot;&quot;;OR([.E70]=3;[.E70]=4));INDIRECT(ADDRESS([.D70];IF([.E7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1]=3;[.E71]=4);IF([.E71]=3;&quot;Droite&quot;;&quot;Renversée&quot;);&quot;&quot;)">
            <text:p/>
          </table:table-cell>
          <table:table-cell table:formula="of:=IF([.$D71]=&quot;&quot;;&quot;&quot;;INDIRECT(ADDRESS([.D71];1;1; ; &quot;Tarot&quot;)))">
            <text:p/>
          </table:table-cell>
          <table:table-cell table:formula="of:=IF([.D71]&lt;&gt;&quot;&quot;;INDIRECT(ADDRESS([.D71];2;1;;&quot;Tarot&quot;));&quot;&quot;)">
            <text:p/>
          </table:table-cell>
          <table:table-cell table:formula="of:=IF(AND([.D71]&lt;&gt;&quot;&quot;;OR([.E71]=3;[.E71]=4));INDIRECT(ADDRESS([.D71];IF([.E7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2]=3;[.E72]=4);IF([.E72]=3;&quot;Droite&quot;;&quot;Renversée&quot;);&quot;&quot;)">
            <text:p/>
          </table:table-cell>
          <table:table-cell table:formula="of:=IF([.$D72]=&quot;&quot;;&quot;&quot;;INDIRECT(ADDRESS([.D72];1;1; ; &quot;Tarot&quot;)))">
            <text:p/>
          </table:table-cell>
          <table:table-cell table:formula="of:=IF([.D72]&lt;&gt;&quot;&quot;;INDIRECT(ADDRESS([.D72];2;1;;&quot;Tarot&quot;));&quot;&quot;)">
            <text:p/>
          </table:table-cell>
          <table:table-cell table:formula="of:=IF(AND([.D72]&lt;&gt;&quot;&quot;;OR([.E72]=3;[.E72]=4));INDIRECT(ADDRESS([.D72];IF([.E7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3]=3;[.E73]=4);IF([.E73]=3;&quot;Droite&quot;;&quot;Renversée&quot;);&quot;&quot;)">
            <text:p/>
          </table:table-cell>
          <table:table-cell table:formula="of:=IF([.$D73]=&quot;&quot;;&quot;&quot;;INDIRECT(ADDRESS([.D73];1;1; ; &quot;Tarot&quot;)))">
            <text:p/>
          </table:table-cell>
          <table:table-cell table:formula="of:=IF([.D73]&lt;&gt;&quot;&quot;;INDIRECT(ADDRESS([.D73];2;1;;&quot;Tarot&quot;));&quot;&quot;)">
            <text:p/>
          </table:table-cell>
          <table:table-cell table:formula="of:=IF(AND([.D73]&lt;&gt;&quot;&quot;;OR([.E73]=3;[.E73]=4));INDIRECT(ADDRESS([.D73];IF([.E7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4]=3;[.E74]=4);IF([.E74]=3;&quot;Droite&quot;;&quot;Renversée&quot;);&quot;&quot;)">
            <text:p/>
          </table:table-cell>
          <table:table-cell table:formula="of:=IF([.$D74]=&quot;&quot;;&quot;&quot;;INDIRECT(ADDRESS([.D74];1;1; ; &quot;Tarot&quot;)))">
            <text:p/>
          </table:table-cell>
          <table:table-cell table:formula="of:=IF([.D74]&lt;&gt;&quot;&quot;;INDIRECT(ADDRESS([.D74];2;1;;&quot;Tarot&quot;));&quot;&quot;)">
            <text:p/>
          </table:table-cell>
          <table:table-cell table:formula="of:=IF(AND([.D74]&lt;&gt;&quot;&quot;;OR([.E74]=3;[.E74]=4));INDIRECT(ADDRESS([.D74];IF([.E7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5]=3;[.E75]=4);IF([.E75]=3;&quot;Droite&quot;;&quot;Renversée&quot;);&quot;&quot;)">
            <text:p/>
          </table:table-cell>
          <table:table-cell table:formula="of:=IF([.$D75]=&quot;&quot;;&quot;&quot;;INDIRECT(ADDRESS([.D75];1;1; ; &quot;Tarot&quot;)))">
            <text:p/>
          </table:table-cell>
          <table:table-cell table:formula="of:=IF([.D75]&lt;&gt;&quot;&quot;;INDIRECT(ADDRESS([.D75];2;1;;&quot;Tarot&quot;));&quot;&quot;)">
            <text:p/>
          </table:table-cell>
          <table:table-cell table:formula="of:=IF(AND([.D75]&lt;&gt;&quot;&quot;;OR([.E75]=3;[.E75]=4));INDIRECT(ADDRESS([.D75];IF([.E7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6]=3;[.E76]=4);IF([.E76]=3;&quot;Droite&quot;;&quot;Renversée&quot;);&quot;&quot;)">
            <text:p/>
          </table:table-cell>
          <table:table-cell table:formula="of:=IF([.$D76]=&quot;&quot;;&quot;&quot;;INDIRECT(ADDRESS([.D76];1;1; ; &quot;Tarot&quot;)))">
            <text:p/>
          </table:table-cell>
          <table:table-cell table:formula="of:=IF([.D76]&lt;&gt;&quot;&quot;;INDIRECT(ADDRESS([.D76];2;1;;&quot;Tarot&quot;));&quot;&quot;)">
            <text:p/>
          </table:table-cell>
          <table:table-cell table:formula="of:=IF(AND([.D76]&lt;&gt;&quot;&quot;;OR([.E76]=3;[.E76]=4));INDIRECT(ADDRESS([.D76];IF([.E7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7]=3;[.E77]=4);IF([.E77]=3;&quot;Droite&quot;;&quot;Renversée&quot;);&quot;&quot;)">
            <text:p/>
          </table:table-cell>
          <table:table-cell table:formula="of:=IF([.$D77]=&quot;&quot;;&quot;&quot;;INDIRECT(ADDRESS([.D77];1;1; ; &quot;Tarot&quot;)))">
            <text:p/>
          </table:table-cell>
          <table:table-cell table:formula="of:=IF([.D77]&lt;&gt;&quot;&quot;;INDIRECT(ADDRESS([.D77];2;1;;&quot;Tarot&quot;));&quot;&quot;)">
            <text:p/>
          </table:table-cell>
          <table:table-cell table:formula="of:=IF(AND([.D77]&lt;&gt;&quot;&quot;;OR([.E77]=3;[.E77]=4));INDIRECT(ADDRESS([.D77];IF([.E7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8]=3;[.E78]=4);IF([.E78]=3;&quot;Droite&quot;;&quot;Renversée&quot;);&quot;&quot;)">
            <text:p/>
          </table:table-cell>
          <table:table-cell table:formula="of:=IF([.$D78]=&quot;&quot;;&quot;&quot;;INDIRECT(ADDRESS([.D78];1;1; ; &quot;Tarot&quot;)))">
            <text:p/>
          </table:table-cell>
          <table:table-cell table:formula="of:=IF([.D78]&lt;&gt;&quot;&quot;;INDIRECT(ADDRESS([.D78];2;1;;&quot;Tarot&quot;));&quot;&quot;)">
            <text:p/>
          </table:table-cell>
          <table:table-cell table:formula="of:=IF(AND([.D78]&lt;&gt;&quot;&quot;;OR([.E78]=3;[.E78]=4));INDIRECT(ADDRESS([.D78];IF([.E7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79]=3;[.E79]=4);IF([.E79]=3;&quot;Droite&quot;;&quot;Renversée&quot;);&quot;&quot;)">
            <text:p/>
          </table:table-cell>
          <table:table-cell table:formula="of:=IF([.$D79]=&quot;&quot;;&quot;&quot;;INDIRECT(ADDRESS([.D79];1;1; ; &quot;Tarot&quot;)))">
            <text:p/>
          </table:table-cell>
          <table:table-cell table:formula="of:=IF([.D79]&lt;&gt;&quot;&quot;;INDIRECT(ADDRESS([.D79];2;1;;&quot;Tarot&quot;));&quot;&quot;)">
            <text:p/>
          </table:table-cell>
          <table:table-cell table:formula="of:=IF(AND([.D79]&lt;&gt;&quot;&quot;;OR([.E79]=3;[.E79]=4));INDIRECT(ADDRESS([.D79];IF([.E7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0]=3;[.E80]=4);IF([.E80]=3;&quot;Droite&quot;;&quot;Renversée&quot;);&quot;&quot;)">
            <text:p/>
          </table:table-cell>
          <table:table-cell table:formula="of:=IF([.$D80]=&quot;&quot;;&quot;&quot;;INDIRECT(ADDRESS([.D80];1;1; ; &quot;Tarot&quot;)))">
            <text:p/>
          </table:table-cell>
          <table:table-cell table:formula="of:=IF([.D80]&lt;&gt;&quot;&quot;;INDIRECT(ADDRESS([.D80];2;1;;&quot;Tarot&quot;));&quot;&quot;)">
            <text:p/>
          </table:table-cell>
          <table:table-cell table:formula="of:=IF(AND([.D80]&lt;&gt;&quot;&quot;;OR([.E80]=3;[.E80]=4));INDIRECT(ADDRESS([.D80];IF([.E8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1]=3;[.E81]=4);IF([.E81]=3;&quot;Droite&quot;;&quot;Renversée&quot;);&quot;&quot;)">
            <text:p/>
          </table:table-cell>
          <table:table-cell table:formula="of:=IF([.$D81]=&quot;&quot;;&quot;&quot;;INDIRECT(ADDRESS([.D81];1;1; ; &quot;Tarot&quot;)))">
            <text:p/>
          </table:table-cell>
          <table:table-cell table:formula="of:=IF([.D81]&lt;&gt;&quot;&quot;;INDIRECT(ADDRESS([.D81];2;1;;&quot;Tarot&quot;));&quot;&quot;)">
            <text:p/>
          </table:table-cell>
          <table:table-cell table:formula="of:=IF(AND([.D81]&lt;&gt;&quot;&quot;;OR([.E81]=3;[.E81]=4));INDIRECT(ADDRESS([.D81];IF([.E8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2]=3;[.E82]=4);IF([.E82]=3;&quot;Droite&quot;;&quot;Renversée&quot;);&quot;&quot;)">
            <text:p/>
          </table:table-cell>
          <table:table-cell table:formula="of:=IF([.$D82]=&quot;&quot;;&quot;&quot;;INDIRECT(ADDRESS([.D82];1;1; ; &quot;Tarot&quot;)))">
            <text:p/>
          </table:table-cell>
          <table:table-cell table:formula="of:=IF([.D82]&lt;&gt;&quot;&quot;;INDIRECT(ADDRESS([.D82];2;1;;&quot;Tarot&quot;));&quot;&quot;)">
            <text:p/>
          </table:table-cell>
          <table:table-cell table:formula="of:=IF(AND([.D82]&lt;&gt;&quot;&quot;;OR([.E82]=3;[.E82]=4));INDIRECT(ADDRESS([.D82];IF([.E8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3]=3;[.E83]=4);IF([.E83]=3;&quot;Droite&quot;;&quot;Renversée&quot;);&quot;&quot;)">
            <text:p/>
          </table:table-cell>
          <table:table-cell table:formula="of:=IF([.$D83]=&quot;&quot;;&quot;&quot;;INDIRECT(ADDRESS([.D83];1;1; ; &quot;Tarot&quot;)))">
            <text:p/>
          </table:table-cell>
          <table:table-cell table:formula="of:=IF([.D83]&lt;&gt;&quot;&quot;;INDIRECT(ADDRESS([.D83];2;1;;&quot;Tarot&quot;));&quot;&quot;)">
            <text:p/>
          </table:table-cell>
          <table:table-cell table:formula="of:=IF(AND([.D83]&lt;&gt;&quot;&quot;;OR([.E83]=3;[.E83]=4));INDIRECT(ADDRESS([.D83];IF([.E8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4]=3;[.E84]=4);IF([.E84]=3;&quot;Droite&quot;;&quot;Renversée&quot;);&quot;&quot;)">
            <text:p/>
          </table:table-cell>
          <table:table-cell table:formula="of:=IF([.$D84]=&quot;&quot;;&quot;&quot;;INDIRECT(ADDRESS([.D84];1;1; ; &quot;Tarot&quot;)))">
            <text:p/>
          </table:table-cell>
          <table:table-cell table:formula="of:=IF([.D84]&lt;&gt;&quot;&quot;;INDIRECT(ADDRESS([.D84];2;1;;&quot;Tarot&quot;));&quot;&quot;)">
            <text:p/>
          </table:table-cell>
          <table:table-cell table:formula="of:=IF(AND([.D84]&lt;&gt;&quot;&quot;;OR([.E84]=3;[.E84]=4));INDIRECT(ADDRESS([.D84];IF([.E8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5]=3;[.E85]=4);IF([.E85]=3;&quot;Droite&quot;;&quot;Renversée&quot;);&quot;&quot;)">
            <text:p/>
          </table:table-cell>
          <table:table-cell table:formula="of:=IF([.$D85]=&quot;&quot;;&quot;&quot;;INDIRECT(ADDRESS([.D85];1;1; ; &quot;Tarot&quot;)))">
            <text:p/>
          </table:table-cell>
          <table:table-cell table:formula="of:=IF([.D85]&lt;&gt;&quot;&quot;;INDIRECT(ADDRESS([.D85];2;1;;&quot;Tarot&quot;));&quot;&quot;)">
            <text:p/>
          </table:table-cell>
          <table:table-cell table:formula="of:=IF(AND([.D85]&lt;&gt;&quot;&quot;;OR([.E85]=3;[.E85]=4));INDIRECT(ADDRESS([.D85];IF([.E8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6]=3;[.E86]=4);IF([.E86]=3;&quot;Droite&quot;;&quot;Renversée&quot;);&quot;&quot;)">
            <text:p/>
          </table:table-cell>
          <table:table-cell table:formula="of:=IF([.$D86]=&quot;&quot;;&quot;&quot;;INDIRECT(ADDRESS([.D86];1;1; ; &quot;Tarot&quot;)))">
            <text:p/>
          </table:table-cell>
          <table:table-cell table:formula="of:=IF([.D86]&lt;&gt;&quot;&quot;;INDIRECT(ADDRESS([.D86];2;1;;&quot;Tarot&quot;));&quot;&quot;)">
            <text:p/>
          </table:table-cell>
          <table:table-cell table:formula="of:=IF(AND([.D86]&lt;&gt;&quot;&quot;;OR([.E86]=3;[.E86]=4));INDIRECT(ADDRESS([.D86];IF([.E8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7]=3;[.E87]=4);IF([.E87]=3;&quot;Droite&quot;;&quot;Renversée&quot;);&quot;&quot;)">
            <text:p/>
          </table:table-cell>
          <table:table-cell table:formula="of:=IF([.$D87]=&quot;&quot;;&quot;&quot;;INDIRECT(ADDRESS([.D87];1;1; ; &quot;Tarot&quot;)))">
            <text:p/>
          </table:table-cell>
          <table:table-cell table:formula="of:=IF([.D87]&lt;&gt;&quot;&quot;;INDIRECT(ADDRESS([.D87];2;1;;&quot;Tarot&quot;));&quot;&quot;)">
            <text:p/>
          </table:table-cell>
          <table:table-cell table:formula="of:=IF(AND([.D87]&lt;&gt;&quot;&quot;;OR([.E87]=3;[.E87]=4));INDIRECT(ADDRESS([.D87];IF([.E8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8]=3;[.E88]=4);IF([.E88]=3;&quot;Droite&quot;;&quot;Renversée&quot;);&quot;&quot;)">
            <text:p/>
          </table:table-cell>
          <table:table-cell table:formula="of:=IF([.$D88]=&quot;&quot;;&quot;&quot;;INDIRECT(ADDRESS([.D88];1;1; ; &quot;Tarot&quot;)))">
            <text:p/>
          </table:table-cell>
          <table:table-cell table:formula="of:=IF([.D88]&lt;&gt;&quot;&quot;;INDIRECT(ADDRESS([.D88];2;1;;&quot;Tarot&quot;));&quot;&quot;)">
            <text:p/>
          </table:table-cell>
          <table:table-cell table:formula="of:=IF(AND([.D88]&lt;&gt;&quot;&quot;;OR([.E88]=3;[.E88]=4));INDIRECT(ADDRESS([.D88];IF([.E8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89]=3;[.E89]=4);IF([.E89]=3;&quot;Droite&quot;;&quot;Renversée&quot;);&quot;&quot;)">
            <text:p/>
          </table:table-cell>
          <table:table-cell table:formula="of:=IF([.$D89]=&quot;&quot;;&quot;&quot;;INDIRECT(ADDRESS([.D89];1;1; ; &quot;Tarot&quot;)))">
            <text:p/>
          </table:table-cell>
          <table:table-cell table:formula="of:=IF([.D89]&lt;&gt;&quot;&quot;;INDIRECT(ADDRESS([.D89];2;1;;&quot;Tarot&quot;));&quot;&quot;)">
            <text:p/>
          </table:table-cell>
          <table:table-cell table:formula="of:=IF(AND([.D89]&lt;&gt;&quot;&quot;;OR([.E89]=3;[.E89]=4));INDIRECT(ADDRESS([.D89];IF([.E8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0]=3;[.E90]=4);IF([.E90]=3;&quot;Droite&quot;;&quot;Renversée&quot;);&quot;&quot;)">
            <text:p/>
          </table:table-cell>
          <table:table-cell table:formula="of:=IF([.$D90]=&quot;&quot;;&quot;&quot;;INDIRECT(ADDRESS([.D90];1;1; ; &quot;Tarot&quot;)))">
            <text:p/>
          </table:table-cell>
          <table:table-cell table:formula="of:=IF([.D90]&lt;&gt;&quot;&quot;;INDIRECT(ADDRESS([.D90];2;1;;&quot;Tarot&quot;));&quot;&quot;)">
            <text:p/>
          </table:table-cell>
          <table:table-cell table:formula="of:=IF(AND([.D90]&lt;&gt;&quot;&quot;;OR([.E90]=3;[.E90]=4));INDIRECT(ADDRESS([.D90];IF([.E9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1]=3;[.E91]=4);IF([.E91]=3;&quot;Droite&quot;;&quot;Renversée&quot;);&quot;&quot;)">
            <text:p/>
          </table:table-cell>
          <table:table-cell table:formula="of:=IF([.$D91]=&quot;&quot;;&quot;&quot;;INDIRECT(ADDRESS([.D91];1;1; ; &quot;Tarot&quot;)))">
            <text:p/>
          </table:table-cell>
          <table:table-cell table:formula="of:=IF([.D91]&lt;&gt;&quot;&quot;;INDIRECT(ADDRESS([.D91];2;1;;&quot;Tarot&quot;));&quot;&quot;)">
            <text:p/>
          </table:table-cell>
          <table:table-cell table:formula="of:=IF(AND([.D91]&lt;&gt;&quot;&quot;;OR([.E91]=3;[.E91]=4));INDIRECT(ADDRESS([.D91];IF([.E9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2]=3;[.E92]=4);IF([.E92]=3;&quot;Droite&quot;;&quot;Renversée&quot;);&quot;&quot;)">
            <text:p/>
          </table:table-cell>
          <table:table-cell table:formula="of:=IF([.$D92]=&quot;&quot;;&quot;&quot;;INDIRECT(ADDRESS([.D92];1;1; ; &quot;Tarot&quot;)))">
            <text:p/>
          </table:table-cell>
          <table:table-cell table:formula="of:=IF([.D92]&lt;&gt;&quot;&quot;;INDIRECT(ADDRESS([.D92];2;1;;&quot;Tarot&quot;));&quot;&quot;)">
            <text:p/>
          </table:table-cell>
          <table:table-cell table:formula="of:=IF(AND([.D92]&lt;&gt;&quot;&quot;;OR([.E92]=3;[.E92]=4));INDIRECT(ADDRESS([.D92];IF([.E9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3]=3;[.E93]=4);IF([.E93]=3;&quot;Droite&quot;;&quot;Renversée&quot;);&quot;&quot;)">
            <text:p/>
          </table:table-cell>
          <table:table-cell table:formula="of:=IF([.$D93]=&quot;&quot;;&quot;&quot;;INDIRECT(ADDRESS([.D93];1;1; ; &quot;Tarot&quot;)))">
            <text:p/>
          </table:table-cell>
          <table:table-cell table:formula="of:=IF([.D93]&lt;&gt;&quot;&quot;;INDIRECT(ADDRESS([.D93];2;1;;&quot;Tarot&quot;));&quot;&quot;)">
            <text:p/>
          </table:table-cell>
          <table:table-cell table:formula="of:=IF(AND([.D93]&lt;&gt;&quot;&quot;;OR([.E93]=3;[.E93]=4));INDIRECT(ADDRESS([.D93];IF([.E9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4]=3;[.E94]=4);IF([.E94]=3;&quot;Droite&quot;;&quot;Renversée&quot;);&quot;&quot;)">
            <text:p/>
          </table:table-cell>
          <table:table-cell table:formula="of:=IF([.$D94]=&quot;&quot;;&quot;&quot;;INDIRECT(ADDRESS([.D94];1;1; ; &quot;Tarot&quot;)))">
            <text:p/>
          </table:table-cell>
          <table:table-cell table:formula="of:=IF([.D94]&lt;&gt;&quot;&quot;;INDIRECT(ADDRESS([.D94];2;1;;&quot;Tarot&quot;));&quot;&quot;)">
            <text:p/>
          </table:table-cell>
          <table:table-cell table:formula="of:=IF(AND([.D94]&lt;&gt;&quot;&quot;;OR([.E94]=3;[.E94]=4));INDIRECT(ADDRESS([.D94];IF([.E9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5]=3;[.E95]=4);IF([.E95]=3;&quot;Droite&quot;;&quot;Renversée&quot;);&quot;&quot;)">
            <text:p/>
          </table:table-cell>
          <table:table-cell table:formula="of:=IF([.$D95]=&quot;&quot;;&quot;&quot;;INDIRECT(ADDRESS([.D95];1;1; ; &quot;Tarot&quot;)))">
            <text:p/>
          </table:table-cell>
          <table:table-cell table:formula="of:=IF([.D95]&lt;&gt;&quot;&quot;;INDIRECT(ADDRESS([.D95];2;1;;&quot;Tarot&quot;));&quot;&quot;)">
            <text:p/>
          </table:table-cell>
          <table:table-cell table:formula="of:=IF(AND([.D95]&lt;&gt;&quot;&quot;;OR([.E95]=3;[.E95]=4));INDIRECT(ADDRESS([.D95];IF([.E9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6]=3;[.E96]=4);IF([.E96]=3;&quot;Droite&quot;;&quot;Renversée&quot;);&quot;&quot;)">
            <text:p/>
          </table:table-cell>
          <table:table-cell table:formula="of:=IF([.$D96]=&quot;&quot;;&quot;&quot;;INDIRECT(ADDRESS([.D96];1;1; ; &quot;Tarot&quot;)))">
            <text:p/>
          </table:table-cell>
          <table:table-cell table:formula="of:=IF([.D96]&lt;&gt;&quot;&quot;;INDIRECT(ADDRESS([.D96];2;1;;&quot;Tarot&quot;));&quot;&quot;)">
            <text:p/>
          </table:table-cell>
          <table:table-cell table:formula="of:=IF(AND([.D96]&lt;&gt;&quot;&quot;;OR([.E96]=3;[.E96]=4));INDIRECT(ADDRESS([.D96];IF([.E9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7]=3;[.E97]=4);IF([.E97]=3;&quot;Droite&quot;;&quot;Renversée&quot;);&quot;&quot;)">
            <text:p/>
          </table:table-cell>
          <table:table-cell table:formula="of:=IF([.$D97]=&quot;&quot;;&quot;&quot;;INDIRECT(ADDRESS([.D97];1;1; ; &quot;Tarot&quot;)))">
            <text:p/>
          </table:table-cell>
          <table:table-cell table:formula="of:=IF([.D97]&lt;&gt;&quot;&quot;;INDIRECT(ADDRESS([.D97];2;1;;&quot;Tarot&quot;));&quot;&quot;)">
            <text:p/>
          </table:table-cell>
          <table:table-cell table:formula="of:=IF(AND([.D97]&lt;&gt;&quot;&quot;;OR([.E97]=3;[.E97]=4));INDIRECT(ADDRESS([.D97];IF([.E9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8]=3;[.E98]=4);IF([.E98]=3;&quot;Droite&quot;;&quot;Renversée&quot;);&quot;&quot;)">
            <text:p/>
          </table:table-cell>
          <table:table-cell table:formula="of:=IF([.$D98]=&quot;&quot;;&quot;&quot;;INDIRECT(ADDRESS([.D98];1;1; ; &quot;Tarot&quot;)))">
            <text:p/>
          </table:table-cell>
          <table:table-cell table:formula="of:=IF([.D98]&lt;&gt;&quot;&quot;;INDIRECT(ADDRESS([.D98];2;1;;&quot;Tarot&quot;));&quot;&quot;)">
            <text:p/>
          </table:table-cell>
          <table:table-cell table:formula="of:=IF(AND([.D98]&lt;&gt;&quot;&quot;;OR([.E98]=3;[.E98]=4));INDIRECT(ADDRESS([.D98];IF([.E9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99]=3;[.E99]=4);IF([.E99]=3;&quot;Droite&quot;;&quot;Renversée&quot;);&quot;&quot;)">
            <text:p/>
          </table:table-cell>
          <table:table-cell table:formula="of:=IF([.$D99]=&quot;&quot;;&quot;&quot;;INDIRECT(ADDRESS([.D99];1;1; ; &quot;Tarot&quot;)))">
            <text:p/>
          </table:table-cell>
          <table:table-cell table:formula="of:=IF([.D99]&lt;&gt;&quot;&quot;;INDIRECT(ADDRESS([.D99];2;1;;&quot;Tarot&quot;));&quot;&quot;)">
            <text:p/>
          </table:table-cell>
          <table:table-cell table:formula="of:=IF(AND([.D99]&lt;&gt;&quot;&quot;;OR([.E99]=3;[.E99]=4));INDIRECT(ADDRESS([.D99];IF([.E9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0]=3;[.E100]=4);IF([.E100]=3;&quot;Droite&quot;;&quot;Renversée&quot;);&quot;&quot;)">
            <text:p/>
          </table:table-cell>
          <table:table-cell table:formula="of:=IF([.$D100]=&quot;&quot;;&quot;&quot;;INDIRECT(ADDRESS([.D100];1;1; ; &quot;Tarot&quot;)))">
            <text:p/>
          </table:table-cell>
          <table:table-cell table:formula="of:=IF([.D100]&lt;&gt;&quot;&quot;;INDIRECT(ADDRESS([.D100];2;1;;&quot;Tarot&quot;));&quot;&quot;)">
            <text:p/>
          </table:table-cell>
          <table:table-cell table:formula="of:=IF(AND([.D100]&lt;&gt;&quot;&quot;;OR([.E100]=3;[.E100]=4));INDIRECT(ADDRESS([.D100];IF([.E10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1]=3;[.E101]=4);IF([.E101]=3;&quot;Droite&quot;;&quot;Renversée&quot;);&quot;&quot;)">
            <text:p/>
          </table:table-cell>
          <table:table-cell table:formula="of:=IF([.$D101]=&quot;&quot;;&quot;&quot;;INDIRECT(ADDRESS([.D101];1;1; ; &quot;Tarot&quot;)))">
            <text:p/>
          </table:table-cell>
          <table:table-cell table:formula="of:=IF([.D101]&lt;&gt;&quot;&quot;;INDIRECT(ADDRESS([.D101];2;1;;&quot;Tarot&quot;));&quot;&quot;)">
            <text:p/>
          </table:table-cell>
          <table:table-cell table:formula="of:=IF(AND([.D101]&lt;&gt;&quot;&quot;;OR([.E101]=3;[.E101]=4));INDIRECT(ADDRESS([.D101];IF([.E10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2]=3;[.E102]=4);IF([.E102]=3;&quot;Droite&quot;;&quot;Renversée&quot;);&quot;&quot;)">
            <text:p/>
          </table:table-cell>
          <table:table-cell table:formula="of:=IF([.$D102]=&quot;&quot;;&quot;&quot;;INDIRECT(ADDRESS([.D102];1;1; ; &quot;Tarot&quot;)))">
            <text:p/>
          </table:table-cell>
          <table:table-cell table:formula="of:=IF([.D102]&lt;&gt;&quot;&quot;;INDIRECT(ADDRESS([.D102];2;1;;&quot;Tarot&quot;));&quot;&quot;)">
            <text:p/>
          </table:table-cell>
          <table:table-cell table:formula="of:=IF(AND([.D102]&lt;&gt;&quot;&quot;;OR([.E102]=3;[.E102]=4));INDIRECT(ADDRESS([.D102];IF([.E10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3]=3;[.E103]=4);IF([.E103]=3;&quot;Droite&quot;;&quot;Renversée&quot;);&quot;&quot;)">
            <text:p/>
          </table:table-cell>
          <table:table-cell table:formula="of:=IF([.$D103]=&quot;&quot;;&quot;&quot;;INDIRECT(ADDRESS([.D103];1;1; ; &quot;Tarot&quot;)))">
            <text:p/>
          </table:table-cell>
          <table:table-cell table:formula="of:=IF([.D103]&lt;&gt;&quot;&quot;;INDIRECT(ADDRESS([.D103];2;1;;&quot;Tarot&quot;));&quot;&quot;)">
            <text:p/>
          </table:table-cell>
          <table:table-cell table:formula="of:=IF(AND([.D103]&lt;&gt;&quot;&quot;;OR([.E103]=3;[.E103]=4));INDIRECT(ADDRESS([.D103];IF([.E10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4]=3;[.E104]=4);IF([.E104]=3;&quot;Droite&quot;;&quot;Renversée&quot;);&quot;&quot;)">
            <text:p/>
          </table:table-cell>
          <table:table-cell table:formula="of:=IF([.$D104]=&quot;&quot;;&quot;&quot;;INDIRECT(ADDRESS([.D104];1;1; ; &quot;Tarot&quot;)))">
            <text:p/>
          </table:table-cell>
          <table:table-cell table:formula="of:=IF([.D104]&lt;&gt;&quot;&quot;;INDIRECT(ADDRESS([.D104];2;1;;&quot;Tarot&quot;));&quot;&quot;)">
            <text:p/>
          </table:table-cell>
          <table:table-cell table:formula="of:=IF(AND([.D104]&lt;&gt;&quot;&quot;;OR([.E104]=3;[.E104]=4));INDIRECT(ADDRESS([.D104];IF([.E10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5]=3;[.E105]=4);IF([.E105]=3;&quot;Droite&quot;;&quot;Renversée&quot;);&quot;&quot;)">
            <text:p/>
          </table:table-cell>
          <table:table-cell table:formula="of:=IF([.$D105]=&quot;&quot;;&quot;&quot;;INDIRECT(ADDRESS([.D105];1;1; ; &quot;Tarot&quot;)))">
            <text:p/>
          </table:table-cell>
          <table:table-cell table:formula="of:=IF([.D105]&lt;&gt;&quot;&quot;;INDIRECT(ADDRESS([.D105];2;1;;&quot;Tarot&quot;));&quot;&quot;)">
            <text:p/>
          </table:table-cell>
          <table:table-cell table:formula="of:=IF(AND([.D105]&lt;&gt;&quot;&quot;;OR([.E105]=3;[.E105]=4));INDIRECT(ADDRESS([.D105];IF([.E10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6]=3;[.E106]=4);IF([.E106]=3;&quot;Droite&quot;;&quot;Renversée&quot;);&quot;&quot;)">
            <text:p/>
          </table:table-cell>
          <table:table-cell table:formula="of:=IF([.$D106]=&quot;&quot;;&quot;&quot;;INDIRECT(ADDRESS([.D106];1;1; ; &quot;Tarot&quot;)))">
            <text:p/>
          </table:table-cell>
          <table:table-cell table:formula="of:=IF([.D106]&lt;&gt;&quot;&quot;;INDIRECT(ADDRESS([.D106];2;1;;&quot;Tarot&quot;));&quot;&quot;)">
            <text:p/>
          </table:table-cell>
          <table:table-cell table:formula="of:=IF(AND([.D106]&lt;&gt;&quot;&quot;;OR([.E106]=3;[.E106]=4));INDIRECT(ADDRESS([.D106];IF([.E10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7]=3;[.E107]=4);IF([.E107]=3;&quot;Droite&quot;;&quot;Renversée&quot;);&quot;&quot;)">
            <text:p/>
          </table:table-cell>
          <table:table-cell table:formula="of:=IF([.$D107]=&quot;&quot;;&quot;&quot;;INDIRECT(ADDRESS([.D107];1;1; ; &quot;Tarot&quot;)))">
            <text:p/>
          </table:table-cell>
          <table:table-cell table:formula="of:=IF([.D107]&lt;&gt;&quot;&quot;;INDIRECT(ADDRESS([.D107];2;1;;&quot;Tarot&quot;));&quot;&quot;)">
            <text:p/>
          </table:table-cell>
          <table:table-cell table:formula="of:=IF(AND([.D107]&lt;&gt;&quot;&quot;;OR([.E107]=3;[.E107]=4));INDIRECT(ADDRESS([.D107];IF([.E10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8]=3;[.E108]=4);IF([.E108]=3;&quot;Droite&quot;;&quot;Renversée&quot;);&quot;&quot;)">
            <text:p/>
          </table:table-cell>
          <table:table-cell table:formula="of:=IF([.$D108]=&quot;&quot;;&quot;&quot;;INDIRECT(ADDRESS([.D108];1;1; ; &quot;Tarot&quot;)))">
            <text:p/>
          </table:table-cell>
          <table:table-cell table:formula="of:=IF([.D108]&lt;&gt;&quot;&quot;;INDIRECT(ADDRESS([.D108];2;1;;&quot;Tarot&quot;));&quot;&quot;)">
            <text:p/>
          </table:table-cell>
          <table:table-cell table:formula="of:=IF(AND([.D108]&lt;&gt;&quot;&quot;;OR([.E108]=3;[.E108]=4));INDIRECT(ADDRESS([.D108];IF([.E10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09]=3;[.E109]=4);IF([.E109]=3;&quot;Droite&quot;;&quot;Renversée&quot;);&quot;&quot;)">
            <text:p/>
          </table:table-cell>
          <table:table-cell table:formula="of:=IF([.$D109]=&quot;&quot;;&quot;&quot;;INDIRECT(ADDRESS([.D109];1;1; ; &quot;Tarot&quot;)))">
            <text:p/>
          </table:table-cell>
          <table:table-cell table:formula="of:=IF([.D109]&lt;&gt;&quot;&quot;;INDIRECT(ADDRESS([.D109];2;1;;&quot;Tarot&quot;));&quot;&quot;)">
            <text:p/>
          </table:table-cell>
          <table:table-cell table:formula="of:=IF(AND([.D109]&lt;&gt;&quot;&quot;;OR([.E109]=3;[.E109]=4));INDIRECT(ADDRESS([.D109];IF([.E10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0]=3;[.E110]=4);IF([.E110]=3;&quot;Droite&quot;;&quot;Renversée&quot;);&quot;&quot;)">
            <text:p/>
          </table:table-cell>
          <table:table-cell table:formula="of:=IF([.$D110]=&quot;&quot;;&quot;&quot;;INDIRECT(ADDRESS([.D110];1;1; ; &quot;Tarot&quot;)))">
            <text:p/>
          </table:table-cell>
          <table:table-cell table:formula="of:=IF([.D110]&lt;&gt;&quot;&quot;;INDIRECT(ADDRESS([.D110];2;1;;&quot;Tarot&quot;));&quot;&quot;)">
            <text:p/>
          </table:table-cell>
          <table:table-cell table:formula="of:=IF(AND([.D110]&lt;&gt;&quot;&quot;;OR([.E110]=3;[.E110]=4));INDIRECT(ADDRESS([.D110];IF([.E11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1]=3;[.E111]=4);IF([.E111]=3;&quot;Droite&quot;;&quot;Renversée&quot;);&quot;&quot;)">
            <text:p/>
          </table:table-cell>
          <table:table-cell table:formula="of:=IF([.$D111]=&quot;&quot;;&quot;&quot;;INDIRECT(ADDRESS([.D111];1;1; ; &quot;Tarot&quot;)))">
            <text:p/>
          </table:table-cell>
          <table:table-cell table:formula="of:=IF([.D111]&lt;&gt;&quot;&quot;;INDIRECT(ADDRESS([.D111];2;1;;&quot;Tarot&quot;));&quot;&quot;)">
            <text:p/>
          </table:table-cell>
          <table:table-cell table:formula="of:=IF(AND([.D111]&lt;&gt;&quot;&quot;;OR([.E111]=3;[.E111]=4));INDIRECT(ADDRESS([.D111];IF([.E11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2]=3;[.E112]=4);IF([.E112]=3;&quot;Droite&quot;;&quot;Renversée&quot;);&quot;&quot;)">
            <text:p/>
          </table:table-cell>
          <table:table-cell table:formula="of:=IF([.$D112]=&quot;&quot;;&quot;&quot;;INDIRECT(ADDRESS([.D112];1;1; ; &quot;Tarot&quot;)))">
            <text:p/>
          </table:table-cell>
          <table:table-cell table:formula="of:=IF([.D112]&lt;&gt;&quot;&quot;;INDIRECT(ADDRESS([.D112];2;1;;&quot;Tarot&quot;));&quot;&quot;)">
            <text:p/>
          </table:table-cell>
          <table:table-cell table:formula="of:=IF(AND([.D112]&lt;&gt;&quot;&quot;;OR([.E112]=3;[.E112]=4));INDIRECT(ADDRESS([.D112];IF([.E11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3]=3;[.E113]=4);IF([.E113]=3;&quot;Droite&quot;;&quot;Renversée&quot;);&quot;&quot;)">
            <text:p/>
          </table:table-cell>
          <table:table-cell table:formula="of:=IF([.$D113]=&quot;&quot;;&quot;&quot;;INDIRECT(ADDRESS([.D113];1;1; ; &quot;Tarot&quot;)))">
            <text:p/>
          </table:table-cell>
          <table:table-cell table:formula="of:=IF([.D113]&lt;&gt;&quot;&quot;;INDIRECT(ADDRESS([.D113];2;1;;&quot;Tarot&quot;));&quot;&quot;)">
            <text:p/>
          </table:table-cell>
          <table:table-cell table:formula="of:=IF(AND([.D113]&lt;&gt;&quot;&quot;;OR([.E113]=3;[.E113]=4));INDIRECT(ADDRESS([.D113];IF([.E11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4]=3;[.E114]=4);IF([.E114]=3;&quot;Droite&quot;;&quot;Renversée&quot;);&quot;&quot;)">
            <text:p/>
          </table:table-cell>
          <table:table-cell table:formula="of:=IF([.$D114]=&quot;&quot;;&quot;&quot;;INDIRECT(ADDRESS([.D114];1;1; ; &quot;Tarot&quot;)))">
            <text:p/>
          </table:table-cell>
          <table:table-cell table:formula="of:=IF([.D114]&lt;&gt;&quot;&quot;;INDIRECT(ADDRESS([.D114];2;1;;&quot;Tarot&quot;));&quot;&quot;)">
            <text:p/>
          </table:table-cell>
          <table:table-cell table:formula="of:=IF(AND([.D114]&lt;&gt;&quot;&quot;;OR([.E114]=3;[.E114]=4));INDIRECT(ADDRESS([.D114];IF([.E11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5]=3;[.E115]=4);IF([.E115]=3;&quot;Droite&quot;;&quot;Renversée&quot;);&quot;&quot;)">
            <text:p/>
          </table:table-cell>
          <table:table-cell table:formula="of:=IF([.$D115]=&quot;&quot;;&quot;&quot;;INDIRECT(ADDRESS([.D115];1;1; ; &quot;Tarot&quot;)))">
            <text:p/>
          </table:table-cell>
          <table:table-cell table:formula="of:=IF([.D115]&lt;&gt;&quot;&quot;;INDIRECT(ADDRESS([.D115];2;1;;&quot;Tarot&quot;));&quot;&quot;)">
            <text:p/>
          </table:table-cell>
          <table:table-cell table:formula="of:=IF(AND([.D115]&lt;&gt;&quot;&quot;;OR([.E115]=3;[.E115]=4));INDIRECT(ADDRESS([.D115];IF([.E11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6]=3;[.E116]=4);IF([.E116]=3;&quot;Droite&quot;;&quot;Renversée&quot;);&quot;&quot;)">
            <text:p/>
          </table:table-cell>
          <table:table-cell table:formula="of:=IF([.$D116]=&quot;&quot;;&quot;&quot;;INDIRECT(ADDRESS([.D116];1;1; ; &quot;Tarot&quot;)))">
            <text:p/>
          </table:table-cell>
          <table:table-cell table:formula="of:=IF([.D116]&lt;&gt;&quot;&quot;;INDIRECT(ADDRESS([.D116];2;1;;&quot;Tarot&quot;));&quot;&quot;)">
            <text:p/>
          </table:table-cell>
          <table:table-cell table:formula="of:=IF(AND([.D116]&lt;&gt;&quot;&quot;;OR([.E116]=3;[.E116]=4));INDIRECT(ADDRESS([.D116];IF([.E11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7]=3;[.E117]=4);IF([.E117]=3;&quot;Droite&quot;;&quot;Renversée&quot;);&quot;&quot;)">
            <text:p/>
          </table:table-cell>
          <table:table-cell table:formula="of:=IF([.$D117]=&quot;&quot;;&quot;&quot;;INDIRECT(ADDRESS([.D117];1;1; ; &quot;Tarot&quot;)))">
            <text:p/>
          </table:table-cell>
          <table:table-cell table:formula="of:=IF([.D117]&lt;&gt;&quot;&quot;;INDIRECT(ADDRESS([.D117];2;1;;&quot;Tarot&quot;));&quot;&quot;)">
            <text:p/>
          </table:table-cell>
          <table:table-cell table:formula="of:=IF(AND([.D117]&lt;&gt;&quot;&quot;;OR([.E117]=3;[.E117]=4));INDIRECT(ADDRESS([.D117];IF([.E11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8]=3;[.E118]=4);IF([.E118]=3;&quot;Droite&quot;;&quot;Renversée&quot;);&quot;&quot;)">
            <text:p/>
          </table:table-cell>
          <table:table-cell table:formula="of:=IF([.$D118]=&quot;&quot;;&quot;&quot;;INDIRECT(ADDRESS([.D118];1;1; ; &quot;Tarot&quot;)))">
            <text:p/>
          </table:table-cell>
          <table:table-cell table:formula="of:=IF([.D118]&lt;&gt;&quot;&quot;;INDIRECT(ADDRESS([.D118];2;1;;&quot;Tarot&quot;));&quot;&quot;)">
            <text:p/>
          </table:table-cell>
          <table:table-cell table:formula="of:=IF(AND([.D118]&lt;&gt;&quot;&quot;;OR([.E118]=3;[.E118]=4));INDIRECT(ADDRESS([.D118];IF([.E11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19]=3;[.E119]=4);IF([.E119]=3;&quot;Droite&quot;;&quot;Renversée&quot;);&quot;&quot;)">
            <text:p/>
          </table:table-cell>
          <table:table-cell table:formula="of:=IF([.$D119]=&quot;&quot;;&quot;&quot;;INDIRECT(ADDRESS([.D119];1;1; ; &quot;Tarot&quot;)))">
            <text:p/>
          </table:table-cell>
          <table:table-cell table:formula="of:=IF([.D119]&lt;&gt;&quot;&quot;;INDIRECT(ADDRESS([.D119];2;1;;&quot;Tarot&quot;));&quot;&quot;)">
            <text:p/>
          </table:table-cell>
          <table:table-cell table:formula="of:=IF(AND([.D119]&lt;&gt;&quot;&quot;;OR([.E119]=3;[.E119]=4));INDIRECT(ADDRESS([.D119];IF([.E11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0]=3;[.E120]=4);IF([.E120]=3;&quot;Droite&quot;;&quot;Renversée&quot;);&quot;&quot;)">
            <text:p/>
          </table:table-cell>
          <table:table-cell table:formula="of:=IF([.$D120]=&quot;&quot;;&quot;&quot;;INDIRECT(ADDRESS([.D120];1;1; ; &quot;Tarot&quot;)))">
            <text:p/>
          </table:table-cell>
          <table:table-cell table:formula="of:=IF([.D120]&lt;&gt;&quot;&quot;;INDIRECT(ADDRESS([.D120];2;1;;&quot;Tarot&quot;));&quot;&quot;)">
            <text:p/>
          </table:table-cell>
          <table:table-cell table:formula="of:=IF(AND([.D120]&lt;&gt;&quot;&quot;;OR([.E120]=3;[.E120]=4));INDIRECT(ADDRESS([.D120];IF([.E12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1]=3;[.E121]=4);IF([.E121]=3;&quot;Droite&quot;;&quot;Renversée&quot;);&quot;&quot;)">
            <text:p/>
          </table:table-cell>
          <table:table-cell table:formula="of:=IF([.$D121]=&quot;&quot;;&quot;&quot;;INDIRECT(ADDRESS([.D121];1;1; ; &quot;Tarot&quot;)))">
            <text:p/>
          </table:table-cell>
          <table:table-cell table:formula="of:=IF([.D121]&lt;&gt;&quot;&quot;;INDIRECT(ADDRESS([.D121];2;1;;&quot;Tarot&quot;));&quot;&quot;)">
            <text:p/>
          </table:table-cell>
          <table:table-cell table:formula="of:=IF(AND([.D121]&lt;&gt;&quot;&quot;;OR([.E121]=3;[.E121]=4));INDIRECT(ADDRESS([.D121];IF([.E12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2]=3;[.E122]=4);IF([.E122]=3;&quot;Droite&quot;;&quot;Renversée&quot;);&quot;&quot;)">
            <text:p/>
          </table:table-cell>
          <table:table-cell table:formula="of:=IF([.$D122]=&quot;&quot;;&quot;&quot;;INDIRECT(ADDRESS([.D122];1;1; ; &quot;Tarot&quot;)))">
            <text:p/>
          </table:table-cell>
          <table:table-cell table:formula="of:=IF([.D122]&lt;&gt;&quot;&quot;;INDIRECT(ADDRESS([.D122];2;1;;&quot;Tarot&quot;));&quot;&quot;)">
            <text:p/>
          </table:table-cell>
          <table:table-cell table:formula="of:=IF(AND([.D122]&lt;&gt;&quot;&quot;;OR([.E122]=3;[.E122]=4));INDIRECT(ADDRESS([.D122];IF([.E12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3]=3;[.E123]=4);IF([.E123]=3;&quot;Droite&quot;;&quot;Renversée&quot;);&quot;&quot;)">
            <text:p/>
          </table:table-cell>
          <table:table-cell table:formula="of:=IF([.$D123]=&quot;&quot;;&quot;&quot;;INDIRECT(ADDRESS([.D123];1;1; ; &quot;Tarot&quot;)))">
            <text:p/>
          </table:table-cell>
          <table:table-cell table:formula="of:=IF([.D123]&lt;&gt;&quot;&quot;;INDIRECT(ADDRESS([.D123];2;1;;&quot;Tarot&quot;));&quot;&quot;)">
            <text:p/>
          </table:table-cell>
          <table:table-cell table:formula="of:=IF(AND([.D123]&lt;&gt;&quot;&quot;;OR([.E123]=3;[.E123]=4));INDIRECT(ADDRESS([.D123];IF([.E12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4]=3;[.E124]=4);IF([.E124]=3;&quot;Droite&quot;;&quot;Renversée&quot;);&quot;&quot;)">
            <text:p/>
          </table:table-cell>
          <table:table-cell table:formula="of:=IF([.$D124]=&quot;&quot;;&quot;&quot;;INDIRECT(ADDRESS([.D124];1;1; ; &quot;Tarot&quot;)))">
            <text:p/>
          </table:table-cell>
          <table:table-cell table:formula="of:=IF([.D124]&lt;&gt;&quot;&quot;;INDIRECT(ADDRESS([.D124];2;1;;&quot;Tarot&quot;));&quot;&quot;)">
            <text:p/>
          </table:table-cell>
          <table:table-cell table:formula="of:=IF(AND([.D124]&lt;&gt;&quot;&quot;;OR([.E124]=3;[.E124]=4));INDIRECT(ADDRESS([.D124];IF([.E12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5]=3;[.E125]=4);IF([.E125]=3;&quot;Droite&quot;;&quot;Renversée&quot;);&quot;&quot;)">
            <text:p/>
          </table:table-cell>
          <table:table-cell table:formula="of:=IF([.$D125]=&quot;&quot;;&quot;&quot;;INDIRECT(ADDRESS([.D125];1;1; ; &quot;Tarot&quot;)))">
            <text:p/>
          </table:table-cell>
          <table:table-cell table:formula="of:=IF([.D125]&lt;&gt;&quot;&quot;;INDIRECT(ADDRESS([.D125];2;1;;&quot;Tarot&quot;));&quot;&quot;)">
            <text:p/>
          </table:table-cell>
          <table:table-cell table:formula="of:=IF(AND([.D125]&lt;&gt;&quot;&quot;;OR([.E125]=3;[.E125]=4));INDIRECT(ADDRESS([.D125];IF([.E12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6]=3;[.E126]=4);IF([.E126]=3;&quot;Droite&quot;;&quot;Renversée&quot;);&quot;&quot;)">
            <text:p/>
          </table:table-cell>
          <table:table-cell table:formula="of:=IF([.$D126]=&quot;&quot;;&quot;&quot;;INDIRECT(ADDRESS([.D126];1;1; ; &quot;Tarot&quot;)))">
            <text:p/>
          </table:table-cell>
          <table:table-cell table:formula="of:=IF([.D126]&lt;&gt;&quot;&quot;;INDIRECT(ADDRESS([.D126];2;1;;&quot;Tarot&quot;));&quot;&quot;)">
            <text:p/>
          </table:table-cell>
          <table:table-cell table:formula="of:=IF(AND([.D126]&lt;&gt;&quot;&quot;;OR([.E126]=3;[.E126]=4));INDIRECT(ADDRESS([.D126];IF([.E12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7]=3;[.E127]=4);IF([.E127]=3;&quot;Droite&quot;;&quot;Renversée&quot;);&quot;&quot;)">
            <text:p/>
          </table:table-cell>
          <table:table-cell table:formula="of:=IF([.$D127]=&quot;&quot;;&quot;&quot;;INDIRECT(ADDRESS([.D127];1;1; ; &quot;Tarot&quot;)))">
            <text:p/>
          </table:table-cell>
          <table:table-cell table:formula="of:=IF([.D127]&lt;&gt;&quot;&quot;;INDIRECT(ADDRESS([.D127];2;1;;&quot;Tarot&quot;));&quot;&quot;)">
            <text:p/>
          </table:table-cell>
          <table:table-cell table:formula="of:=IF(AND([.D127]&lt;&gt;&quot;&quot;;OR([.E127]=3;[.E127]=4));INDIRECT(ADDRESS([.D127];IF([.E12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8]=3;[.E128]=4);IF([.E128]=3;&quot;Droite&quot;;&quot;Renversée&quot;);&quot;&quot;)">
            <text:p/>
          </table:table-cell>
          <table:table-cell table:formula="of:=IF([.$D128]=&quot;&quot;;&quot;&quot;;INDIRECT(ADDRESS([.D128];1;1; ; &quot;Tarot&quot;)))">
            <text:p/>
          </table:table-cell>
          <table:table-cell table:formula="of:=IF([.D128]&lt;&gt;&quot;&quot;;INDIRECT(ADDRESS([.D128];2;1;;&quot;Tarot&quot;));&quot;&quot;)">
            <text:p/>
          </table:table-cell>
          <table:table-cell table:formula="of:=IF(AND([.D128]&lt;&gt;&quot;&quot;;OR([.E128]=3;[.E128]=4));INDIRECT(ADDRESS([.D128];IF([.E12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29]=3;[.E129]=4);IF([.E129]=3;&quot;Droite&quot;;&quot;Renversée&quot;);&quot;&quot;)">
            <text:p/>
          </table:table-cell>
          <table:table-cell table:formula="of:=IF([.$D129]=&quot;&quot;;&quot;&quot;;INDIRECT(ADDRESS([.D129];1;1; ; &quot;Tarot&quot;)))">
            <text:p/>
          </table:table-cell>
          <table:table-cell table:formula="of:=IF([.D129]&lt;&gt;&quot;&quot;;INDIRECT(ADDRESS([.D129];2;1;;&quot;Tarot&quot;));&quot;&quot;)">
            <text:p/>
          </table:table-cell>
          <table:table-cell table:formula="of:=IF(AND([.D129]&lt;&gt;&quot;&quot;;OR([.E129]=3;[.E129]=4));INDIRECT(ADDRESS([.D129];IF([.E12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0]=3;[.E130]=4);IF([.E130]=3;&quot;Droite&quot;;&quot;Renversée&quot;);&quot;&quot;)">
            <text:p/>
          </table:table-cell>
          <table:table-cell table:formula="of:=IF([.$D130]=&quot;&quot;;&quot;&quot;;INDIRECT(ADDRESS([.D130];1;1; ; &quot;Tarot&quot;)))">
            <text:p/>
          </table:table-cell>
          <table:table-cell table:formula="of:=IF([.D130]&lt;&gt;&quot;&quot;;INDIRECT(ADDRESS([.D130];2;1;;&quot;Tarot&quot;));&quot;&quot;)">
            <text:p/>
          </table:table-cell>
          <table:table-cell table:formula="of:=IF(AND([.D130]&lt;&gt;&quot;&quot;;OR([.E130]=3;[.E130]=4));INDIRECT(ADDRESS([.D130];IF([.E13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1]=3;[.E131]=4);IF([.E131]=3;&quot;Droite&quot;;&quot;Renversée&quot;);&quot;&quot;)">
            <text:p/>
          </table:table-cell>
          <table:table-cell table:formula="of:=IF([.$D131]=&quot;&quot;;&quot;&quot;;INDIRECT(ADDRESS([.D131];1;1; ; &quot;Tarot&quot;)))">
            <text:p/>
          </table:table-cell>
          <table:table-cell table:formula="of:=IF([.D131]&lt;&gt;&quot;&quot;;INDIRECT(ADDRESS([.D131];2;1;;&quot;Tarot&quot;));&quot;&quot;)">
            <text:p/>
          </table:table-cell>
          <table:table-cell table:formula="of:=IF(AND([.D131]&lt;&gt;&quot;&quot;;OR([.E131]=3;[.E131]=4));INDIRECT(ADDRESS([.D131];IF([.E13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2]=3;[.E132]=4);IF([.E132]=3;&quot;Droite&quot;;&quot;Renversée&quot;);&quot;&quot;)">
            <text:p/>
          </table:table-cell>
          <table:table-cell table:formula="of:=IF([.$D132]=&quot;&quot;;&quot;&quot;;INDIRECT(ADDRESS([.D132];1;1; ; &quot;Tarot&quot;)))">
            <text:p/>
          </table:table-cell>
          <table:table-cell table:formula="of:=IF([.D132]&lt;&gt;&quot;&quot;;INDIRECT(ADDRESS([.D132];2;1;;&quot;Tarot&quot;));&quot;&quot;)">
            <text:p/>
          </table:table-cell>
          <table:table-cell table:formula="of:=IF(AND([.D132]&lt;&gt;&quot;&quot;;OR([.E132]=3;[.E132]=4));INDIRECT(ADDRESS([.D132];IF([.E13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3]=3;[.E133]=4);IF([.E133]=3;&quot;Droite&quot;;&quot;Renversée&quot;);&quot;&quot;)">
            <text:p/>
          </table:table-cell>
          <table:table-cell table:formula="of:=IF([.$D133]=&quot;&quot;;&quot;&quot;;INDIRECT(ADDRESS([.D133];1;1; ; &quot;Tarot&quot;)))">
            <text:p/>
          </table:table-cell>
          <table:table-cell table:formula="of:=IF([.D133]&lt;&gt;&quot;&quot;;INDIRECT(ADDRESS([.D133];2;1;;&quot;Tarot&quot;));&quot;&quot;)">
            <text:p/>
          </table:table-cell>
          <table:table-cell table:formula="of:=IF(AND([.D133]&lt;&gt;&quot;&quot;;OR([.E133]=3;[.E133]=4));INDIRECT(ADDRESS([.D133];IF([.E13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4]=3;[.E134]=4);IF([.E134]=3;&quot;Droite&quot;;&quot;Renversée&quot;);&quot;&quot;)">
            <text:p/>
          </table:table-cell>
          <table:table-cell table:formula="of:=IF([.$D134]=&quot;&quot;;&quot;&quot;;INDIRECT(ADDRESS([.D134];1;1; ; &quot;Tarot&quot;)))">
            <text:p/>
          </table:table-cell>
          <table:table-cell table:formula="of:=IF([.D134]&lt;&gt;&quot;&quot;;INDIRECT(ADDRESS([.D134];2;1;;&quot;Tarot&quot;));&quot;&quot;)">
            <text:p/>
          </table:table-cell>
          <table:table-cell table:formula="of:=IF(AND([.D134]&lt;&gt;&quot;&quot;;OR([.E134]=3;[.E134]=4));INDIRECT(ADDRESS([.D134];IF([.E13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5]=3;[.E135]=4);IF([.E135]=3;&quot;Droite&quot;;&quot;Renversée&quot;);&quot;&quot;)">
            <text:p/>
          </table:table-cell>
          <table:table-cell table:formula="of:=IF([.$D135]=&quot;&quot;;&quot;&quot;;INDIRECT(ADDRESS([.D135];1;1; ; &quot;Tarot&quot;)))">
            <text:p/>
          </table:table-cell>
          <table:table-cell table:formula="of:=IF([.D135]&lt;&gt;&quot;&quot;;INDIRECT(ADDRESS([.D135];2;1;;&quot;Tarot&quot;));&quot;&quot;)">
            <text:p/>
          </table:table-cell>
          <table:table-cell table:formula="of:=IF(AND([.D135]&lt;&gt;&quot;&quot;;OR([.E135]=3;[.E135]=4));INDIRECT(ADDRESS([.D135];IF([.E13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6]=3;[.E136]=4);IF([.E136]=3;&quot;Droite&quot;;&quot;Renversée&quot;);&quot;&quot;)">
            <text:p/>
          </table:table-cell>
          <table:table-cell table:formula="of:=IF([.$D136]=&quot;&quot;;&quot;&quot;;INDIRECT(ADDRESS([.D136];1;1; ; &quot;Tarot&quot;)))">
            <text:p/>
          </table:table-cell>
          <table:table-cell table:formula="of:=IF([.D136]&lt;&gt;&quot;&quot;;INDIRECT(ADDRESS([.D136];2;1;;&quot;Tarot&quot;));&quot;&quot;)">
            <text:p/>
          </table:table-cell>
          <table:table-cell table:formula="of:=IF(AND([.D136]&lt;&gt;&quot;&quot;;OR([.E136]=3;[.E136]=4));INDIRECT(ADDRESS([.D136];IF([.E13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7]=3;[.E137]=4);IF([.E137]=3;&quot;Droite&quot;;&quot;Renversée&quot;);&quot;&quot;)">
            <text:p/>
          </table:table-cell>
          <table:table-cell table:formula="of:=IF([.$D137]=&quot;&quot;;&quot;&quot;;INDIRECT(ADDRESS([.D137];1;1; ; &quot;Tarot&quot;)))">
            <text:p/>
          </table:table-cell>
          <table:table-cell table:formula="of:=IF([.D137]&lt;&gt;&quot;&quot;;INDIRECT(ADDRESS([.D137];2;1;;&quot;Tarot&quot;));&quot;&quot;)">
            <text:p/>
          </table:table-cell>
          <table:table-cell table:formula="of:=IF(AND([.D137]&lt;&gt;&quot;&quot;;OR([.E137]=3;[.E137]=4));INDIRECT(ADDRESS([.D137];IF([.E13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8]=3;[.E138]=4);IF([.E138]=3;&quot;Droite&quot;;&quot;Renversée&quot;);&quot;&quot;)">
            <text:p/>
          </table:table-cell>
          <table:table-cell table:formula="of:=IF([.$D138]=&quot;&quot;;&quot;&quot;;INDIRECT(ADDRESS([.D138];1;1; ; &quot;Tarot&quot;)))">
            <text:p/>
          </table:table-cell>
          <table:table-cell table:formula="of:=IF([.D138]&lt;&gt;&quot;&quot;;INDIRECT(ADDRESS([.D138];2;1;;&quot;Tarot&quot;));&quot;&quot;)">
            <text:p/>
          </table:table-cell>
          <table:table-cell table:formula="of:=IF(AND([.D138]&lt;&gt;&quot;&quot;;OR([.E138]=3;[.E138]=4));INDIRECT(ADDRESS([.D138];IF([.E13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39]=3;[.E139]=4);IF([.E139]=3;&quot;Droite&quot;;&quot;Renversée&quot;);&quot;&quot;)">
            <text:p/>
          </table:table-cell>
          <table:table-cell table:formula="of:=IF([.$D139]=&quot;&quot;;&quot;&quot;;INDIRECT(ADDRESS([.D139];1;1; ; &quot;Tarot&quot;)))">
            <text:p/>
          </table:table-cell>
          <table:table-cell table:formula="of:=IF([.D139]&lt;&gt;&quot;&quot;;INDIRECT(ADDRESS([.D139];2;1;;&quot;Tarot&quot;));&quot;&quot;)">
            <text:p/>
          </table:table-cell>
          <table:table-cell table:formula="of:=IF(AND([.D139]&lt;&gt;&quot;&quot;;OR([.E139]=3;[.E139]=4));INDIRECT(ADDRESS([.D139];IF([.E13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0]=3;[.E140]=4);IF([.E140]=3;&quot;Droite&quot;;&quot;Renversée&quot;);&quot;&quot;)">
            <text:p/>
          </table:table-cell>
          <table:table-cell table:formula="of:=IF([.$D140]=&quot;&quot;;&quot;&quot;;INDIRECT(ADDRESS([.D140];1;1; ; &quot;Tarot&quot;)))">
            <text:p/>
          </table:table-cell>
          <table:table-cell table:formula="of:=IF([.D140]&lt;&gt;&quot;&quot;;INDIRECT(ADDRESS([.D140];2;1;;&quot;Tarot&quot;));&quot;&quot;)">
            <text:p/>
          </table:table-cell>
          <table:table-cell table:formula="of:=IF(AND([.D140]&lt;&gt;&quot;&quot;;OR([.E140]=3;[.E140]=4));INDIRECT(ADDRESS([.D140];IF([.E14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1]=3;[.E141]=4);IF([.E141]=3;&quot;Droite&quot;;&quot;Renversée&quot;);&quot;&quot;)">
            <text:p/>
          </table:table-cell>
          <table:table-cell table:formula="of:=IF([.$D141]=&quot;&quot;;&quot;&quot;;INDIRECT(ADDRESS([.D141];1;1; ; &quot;Tarot&quot;)))">
            <text:p/>
          </table:table-cell>
          <table:table-cell table:formula="of:=IF([.D141]&lt;&gt;&quot;&quot;;INDIRECT(ADDRESS([.D141];2;1;;&quot;Tarot&quot;));&quot;&quot;)">
            <text:p/>
          </table:table-cell>
          <table:table-cell table:formula="of:=IF(AND([.D141]&lt;&gt;&quot;&quot;;OR([.E141]=3;[.E141]=4));INDIRECT(ADDRESS([.D141];IF([.E14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2]=3;[.E142]=4);IF([.E142]=3;&quot;Droite&quot;;&quot;Renversée&quot;);&quot;&quot;)">
            <text:p/>
          </table:table-cell>
          <table:table-cell table:formula="of:=IF([.$D142]=&quot;&quot;;&quot;&quot;;INDIRECT(ADDRESS([.D142];1;1; ; &quot;Tarot&quot;)))">
            <text:p/>
          </table:table-cell>
          <table:table-cell table:formula="of:=IF([.D142]&lt;&gt;&quot;&quot;;INDIRECT(ADDRESS([.D142];2;1;;&quot;Tarot&quot;));&quot;&quot;)">
            <text:p/>
          </table:table-cell>
          <table:table-cell table:formula="of:=IF(AND([.D142]&lt;&gt;&quot;&quot;;OR([.E142]=3;[.E142]=4));INDIRECT(ADDRESS([.D142];IF([.E14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3]=3;[.E143]=4);IF([.E143]=3;&quot;Droite&quot;;&quot;Renversée&quot;);&quot;&quot;)">
            <text:p/>
          </table:table-cell>
          <table:table-cell table:formula="of:=IF([.$D143]=&quot;&quot;;&quot;&quot;;INDIRECT(ADDRESS([.D143];1;1; ; &quot;Tarot&quot;)))">
            <text:p/>
          </table:table-cell>
          <table:table-cell table:formula="of:=IF([.D143]&lt;&gt;&quot;&quot;;INDIRECT(ADDRESS([.D143];2;1;;&quot;Tarot&quot;));&quot;&quot;)">
            <text:p/>
          </table:table-cell>
          <table:table-cell table:formula="of:=IF(AND([.D143]&lt;&gt;&quot;&quot;;OR([.E143]=3;[.E143]=4));INDIRECT(ADDRESS([.D143];IF([.E143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4]=3;[.E144]=4);IF([.E144]=3;&quot;Droite&quot;;&quot;Renversée&quot;);&quot;&quot;)">
            <text:p/>
          </table:table-cell>
          <table:table-cell table:formula="of:=IF([.$D144]=&quot;&quot;;&quot;&quot;;INDIRECT(ADDRESS([.D144];1;1; ; &quot;Tarot&quot;)))">
            <text:p/>
          </table:table-cell>
          <table:table-cell table:formula="of:=IF([.D144]&lt;&gt;&quot;&quot;;INDIRECT(ADDRESS([.D144];2;1;;&quot;Tarot&quot;));&quot;&quot;)">
            <text:p/>
          </table:table-cell>
          <table:table-cell table:formula="of:=IF(AND([.D144]&lt;&gt;&quot;&quot;;OR([.E144]=3;[.E144]=4));INDIRECT(ADDRESS([.D144];IF([.E144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5]=3;[.E145]=4);IF([.E145]=3;&quot;Droite&quot;;&quot;Renversée&quot;);&quot;&quot;)">
            <text:p/>
          </table:table-cell>
          <table:table-cell table:formula="of:=IF([.$D145]=&quot;&quot;;&quot;&quot;;INDIRECT(ADDRESS([.D145];1;1; ; &quot;Tarot&quot;)))">
            <text:p/>
          </table:table-cell>
          <table:table-cell table:formula="of:=IF([.D145]&lt;&gt;&quot;&quot;;INDIRECT(ADDRESS([.D145];2;1;;&quot;Tarot&quot;));&quot;&quot;)">
            <text:p/>
          </table:table-cell>
          <table:table-cell table:formula="of:=IF(AND([.D145]&lt;&gt;&quot;&quot;;OR([.E145]=3;[.E145]=4));INDIRECT(ADDRESS([.D145];IF([.E145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6]=3;[.E146]=4);IF([.E146]=3;&quot;Droite&quot;;&quot;Renversée&quot;);&quot;&quot;)">
            <text:p/>
          </table:table-cell>
          <table:table-cell table:formula="of:=IF([.$D146]=&quot;&quot;;&quot;&quot;;INDIRECT(ADDRESS([.D146];1;1; ; &quot;Tarot&quot;)))">
            <text:p/>
          </table:table-cell>
          <table:table-cell table:formula="of:=IF([.D146]&lt;&gt;&quot;&quot;;INDIRECT(ADDRESS([.D146];2;1;;&quot;Tarot&quot;));&quot;&quot;)">
            <text:p/>
          </table:table-cell>
          <table:table-cell table:formula="of:=IF(AND([.D146]&lt;&gt;&quot;&quot;;OR([.E146]=3;[.E146]=4));INDIRECT(ADDRESS([.D146];IF([.E146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7]=3;[.E147]=4);IF([.E147]=3;&quot;Droite&quot;;&quot;Renversée&quot;);&quot;&quot;)">
            <text:p/>
          </table:table-cell>
          <table:table-cell table:formula="of:=IF([.$D147]=&quot;&quot;;&quot;&quot;;INDIRECT(ADDRESS([.D147];1;1; ; &quot;Tarot&quot;)))">
            <text:p/>
          </table:table-cell>
          <table:table-cell table:formula="of:=IF([.D147]&lt;&gt;&quot;&quot;;INDIRECT(ADDRESS([.D147];2;1;;&quot;Tarot&quot;));&quot;&quot;)">
            <text:p/>
          </table:table-cell>
          <table:table-cell table:formula="of:=IF(AND([.D147]&lt;&gt;&quot;&quot;;OR([.E147]=3;[.E147]=4));INDIRECT(ADDRESS([.D147];IF([.E147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8]=3;[.E148]=4);IF([.E148]=3;&quot;Droite&quot;;&quot;Renversée&quot;);&quot;&quot;)">
            <text:p/>
          </table:table-cell>
          <table:table-cell table:formula="of:=IF([.$D148]=&quot;&quot;;&quot;&quot;;INDIRECT(ADDRESS([.D148];1;1; ; &quot;Tarot&quot;)))">
            <text:p/>
          </table:table-cell>
          <table:table-cell table:formula="of:=IF([.D148]&lt;&gt;&quot;&quot;;INDIRECT(ADDRESS([.D148];2;1;;&quot;Tarot&quot;));&quot;&quot;)">
            <text:p/>
          </table:table-cell>
          <table:table-cell table:formula="of:=IF(AND([.D148]&lt;&gt;&quot;&quot;;OR([.E148]=3;[.E148]=4));INDIRECT(ADDRESS([.D148];IF([.E148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49]=3;[.E149]=4);IF([.E149]=3;&quot;Droite&quot;;&quot;Renversée&quot;);&quot;&quot;)">
            <text:p/>
          </table:table-cell>
          <table:table-cell table:formula="of:=IF([.$D149]=&quot;&quot;;&quot;&quot;;INDIRECT(ADDRESS([.D149];1;1; ; &quot;Tarot&quot;)))">
            <text:p/>
          </table:table-cell>
          <table:table-cell table:formula="of:=IF([.D149]&lt;&gt;&quot;&quot;;INDIRECT(ADDRESS([.D149];2;1;;&quot;Tarot&quot;));&quot;&quot;)">
            <text:p/>
          </table:table-cell>
          <table:table-cell table:formula="of:=IF(AND([.D149]&lt;&gt;&quot;&quot;;OR([.E149]=3;[.E149]=4));INDIRECT(ADDRESS([.D149];IF([.E149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0]=3;[.E150]=4);IF([.E150]=3;&quot;Droite&quot;;&quot;Renversée&quot;);&quot;&quot;)">
            <text:p/>
          </table:table-cell>
          <table:table-cell table:formula="of:=IF([.$D150]=&quot;&quot;;&quot;&quot;;INDIRECT(ADDRESS([.D150];1;1; ; &quot;Tarot&quot;)))">
            <text:p/>
          </table:table-cell>
          <table:table-cell table:formula="of:=IF([.D150]&lt;&gt;&quot;&quot;;INDIRECT(ADDRESS([.D150];2;1;;&quot;Tarot&quot;));&quot;&quot;)">
            <text:p/>
          </table:table-cell>
          <table:table-cell table:formula="of:=IF(AND([.D150]&lt;&gt;&quot;&quot;;OR([.E150]=3;[.E150]=4));INDIRECT(ADDRESS([.D150];IF([.E150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1]=3;[.E151]=4);IF([.E151]=3;&quot;Droite&quot;;&quot;Renversée&quot;);&quot;&quot;)">
            <text:p/>
          </table:table-cell>
          <table:table-cell table:formula="of:=IF([.$D151]=&quot;&quot;;&quot;&quot;;INDIRECT(ADDRESS([.D151];1;1; ; &quot;Tarot&quot;)))">
            <text:p/>
          </table:table-cell>
          <table:table-cell table:formula="of:=IF([.D151]&lt;&gt;&quot;&quot;;INDIRECT(ADDRESS([.D151];2;1;;&quot;Tarot&quot;));&quot;&quot;)">
            <text:p/>
          </table:table-cell>
          <table:table-cell table:formula="of:=IF(AND([.D151]&lt;&gt;&quot;&quot;;OR([.E151]=3;[.E151]=4));INDIRECT(ADDRESS([.D151];IF([.E151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2]=3;[.E152]=4);IF([.E152]=3;&quot;Droite&quot;;&quot;Renversée&quot;);&quot;&quot;)">
            <text:p/>
          </table:table-cell>
          <table:table-cell table:formula="of:=IF([.$D152]=&quot;&quot;;&quot;&quot;;INDIRECT(ADDRESS([.D152];1;1; ; &quot;Tarot&quot;)))">
            <text:p/>
          </table:table-cell>
          <table:table-cell table:formula="of:=IF([.D152]&lt;&gt;&quot;&quot;;INDIRECT(ADDRESS([.D152];2;1;;&quot;Tarot&quot;));&quot;&quot;)">
            <text:p/>
          </table:table-cell>
          <table:table-cell table:formula="of:=IF(AND([.D152]&lt;&gt;&quot;&quot;;OR([.E152]=3;[.E152]=4));INDIRECT(ADDRESS([.D152];IF([.E152]=3;3;4);1;;&quot;Tarot&quot;));&quot;&quot;)">
            <text:p/>
          </table:table-cell>
        </table:table-row>
        <table:table-row table:style-name="ro2">
          <table:table-cell table:number-columns-repeated="5"/>
          <table:table-cell table:formula="of:=IF(OR([.E153]=3;[.E153]=4);IF([.E153]=3;&quot;Droite&quot;;&quot;Renversée&quot;);&quot;&quot;)">
            <text:p/>
          </table:table-cell>
          <table:table-cell table:formula="of:=IF([.$D153]=&quot;&quot;;&quot;&quot;;INDIRECT(ADDRESS([.D153];1;1; ; &quot;Tarot&quot;)))">
            <text:p/>
          </table:table-cell>
          <table:table-cell table:formula="of:=IF([.D153]&lt;&gt;&quot;&quot;;INDIRECT(ADDRESS([.D153];2;1;;&quot;Tarot&quot;));&quot;&quot;)">
            <text:p/>
          </table:table-cell>
          <table:table-cell table:formula="of:=IF(AND([.D153]&lt;&gt;&quot;&quot;;OR([.E153]=3;[.E153]=4));INDIRECT(ADDRESS([.D153];IF([.E1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4]=&quot;&quot;;&quot;&quot;;INDIRECT(ADDRESS([.D154];1;1; ; &quot;Tarot&quot;)))">
            <text:p/>
          </table:table-cell>
          <table:table-cell table:formula="of:=IF([.D154]&lt;&gt;&quot;&quot;;INDIRECT(ADDRESS([.D154];2;1;;&quot;Tarot&quot;));&quot;&quot;)">
            <text:p/>
          </table:table-cell>
          <table:table-cell table:formula="of:=IF(AND([.D154]&lt;&gt;&quot;&quot;;OR([.E154]=3;[.E154]=4));INDIRECT(ADDRESS([.D154];IF([.E1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5]=&quot;&quot;;&quot;&quot;;INDIRECT(ADDRESS([.D155];1;1; ; &quot;Tarot&quot;)))">
            <text:p/>
          </table:table-cell>
          <table:table-cell table:formula="of:=IF([.D155]&lt;&gt;&quot;&quot;;INDIRECT(ADDRESS([.D155];2;1;;&quot;Tarot&quot;));&quot;&quot;)">
            <text:p/>
          </table:table-cell>
          <table:table-cell table:formula="of:=IF(AND([.D155]&lt;&gt;&quot;&quot;;OR([.E155]=3;[.E155]=4));INDIRECT(ADDRESS([.D155];IF([.E1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6]=&quot;&quot;;&quot;&quot;;INDIRECT(ADDRESS([.D156];1;1; ; &quot;Tarot&quot;)))">
            <text:p/>
          </table:table-cell>
          <table:table-cell table:formula="of:=IF([.D156]&lt;&gt;&quot;&quot;;INDIRECT(ADDRESS([.D156];2;1;;&quot;Tarot&quot;));&quot;&quot;)">
            <text:p/>
          </table:table-cell>
          <table:table-cell table:formula="of:=IF(AND([.D156]&lt;&gt;&quot;&quot;;OR([.E156]=3;[.E156]=4));INDIRECT(ADDRESS([.D156];IF([.E1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7]=&quot;&quot;;&quot;&quot;;INDIRECT(ADDRESS([.D157];1;1; ; &quot;Tarot&quot;)))">
            <text:p/>
          </table:table-cell>
          <table:table-cell table:formula="of:=IF([.D157]&lt;&gt;&quot;&quot;;INDIRECT(ADDRESS([.D157];2;1;;&quot;Tarot&quot;));&quot;&quot;)">
            <text:p/>
          </table:table-cell>
          <table:table-cell table:formula="of:=IF(AND([.D157]&lt;&gt;&quot;&quot;;OR([.E157]=3;[.E157]=4));INDIRECT(ADDRESS([.D157];IF([.E1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8]=&quot;&quot;;&quot;&quot;;INDIRECT(ADDRESS([.D158];1;1; ; &quot;Tarot&quot;)))">
            <text:p/>
          </table:table-cell>
          <table:table-cell table:formula="of:=IF([.D158]&lt;&gt;&quot;&quot;;INDIRECT(ADDRESS([.D158];2;1;;&quot;Tarot&quot;));&quot;&quot;)">
            <text:p/>
          </table:table-cell>
          <table:table-cell table:formula="of:=IF(AND([.D158]&lt;&gt;&quot;&quot;;OR([.E158]=3;[.E158]=4));INDIRECT(ADDRESS([.D158];IF([.E1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59]=&quot;&quot;;&quot;&quot;;INDIRECT(ADDRESS([.D159];1;1; ; &quot;Tarot&quot;)))">
            <text:p/>
          </table:table-cell>
          <table:table-cell table:formula="of:=IF([.D159]&lt;&gt;&quot;&quot;;INDIRECT(ADDRESS([.D159];2;1;;&quot;Tarot&quot;));&quot;&quot;)">
            <text:p/>
          </table:table-cell>
          <table:table-cell table:formula="of:=IF(AND([.D159]&lt;&gt;&quot;&quot;;OR([.E159]=3;[.E159]=4));INDIRECT(ADDRESS([.D159];IF([.E1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0]=&quot;&quot;;&quot;&quot;;INDIRECT(ADDRESS([.D160];1;1; ; &quot;Tarot&quot;)))">
            <text:p/>
          </table:table-cell>
          <table:table-cell table:formula="of:=IF([.D160]&lt;&gt;&quot;&quot;;INDIRECT(ADDRESS([.D160];2;1;;&quot;Tarot&quot;));&quot;&quot;)">
            <text:p/>
          </table:table-cell>
          <table:table-cell table:formula="of:=IF(AND([.D160]&lt;&gt;&quot;&quot;;OR([.E160]=3;[.E160]=4));INDIRECT(ADDRESS([.D160];IF([.E1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1]=&quot;&quot;;&quot;&quot;;INDIRECT(ADDRESS([.D161];1;1; ; &quot;Tarot&quot;)))">
            <text:p/>
          </table:table-cell>
          <table:table-cell table:formula="of:=IF([.D161]&lt;&gt;&quot;&quot;;INDIRECT(ADDRESS([.D161];2;1;;&quot;Tarot&quot;));&quot;&quot;)">
            <text:p/>
          </table:table-cell>
          <table:table-cell table:formula="of:=IF(AND([.D161]&lt;&gt;&quot;&quot;;OR([.E161]=3;[.E161]=4));INDIRECT(ADDRESS([.D161];IF([.E1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2]=&quot;&quot;;&quot;&quot;;INDIRECT(ADDRESS([.D162];1;1; ; &quot;Tarot&quot;)))">
            <text:p/>
          </table:table-cell>
          <table:table-cell table:formula="of:=IF([.D162]&lt;&gt;&quot;&quot;;INDIRECT(ADDRESS([.D162];2;1;;&quot;Tarot&quot;));&quot;&quot;)">
            <text:p/>
          </table:table-cell>
          <table:table-cell table:formula="of:=IF(AND([.D162]&lt;&gt;&quot;&quot;;OR([.E162]=3;[.E162]=4));INDIRECT(ADDRESS([.D162];IF([.E1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3]=&quot;&quot;;&quot;&quot;;INDIRECT(ADDRESS([.D163];1;1; ; &quot;Tarot&quot;)))">
            <text:p/>
          </table:table-cell>
          <table:table-cell table:formula="of:=IF([.D163]&lt;&gt;&quot;&quot;;INDIRECT(ADDRESS([.D163];2;1;;&quot;Tarot&quot;));&quot;&quot;)">
            <text:p/>
          </table:table-cell>
          <table:table-cell table:formula="of:=IF(AND([.D163]&lt;&gt;&quot;&quot;;OR([.E163]=3;[.E163]=4));INDIRECT(ADDRESS([.D163];IF([.E1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4]=&quot;&quot;;&quot;&quot;;INDIRECT(ADDRESS([.D164];1;1; ; &quot;Tarot&quot;)))">
            <text:p/>
          </table:table-cell>
          <table:table-cell table:formula="of:=IF([.D164]&lt;&gt;&quot;&quot;;INDIRECT(ADDRESS([.D164];2;1;;&quot;Tarot&quot;));&quot;&quot;)">
            <text:p/>
          </table:table-cell>
          <table:table-cell table:formula="of:=IF(AND([.D164]&lt;&gt;&quot;&quot;;OR([.E164]=3;[.E164]=4));INDIRECT(ADDRESS([.D164];IF([.E1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5]=&quot;&quot;;&quot;&quot;;INDIRECT(ADDRESS([.D165];1;1; ; &quot;Tarot&quot;)))">
            <text:p/>
          </table:table-cell>
          <table:table-cell table:formula="of:=IF([.D165]&lt;&gt;&quot;&quot;;INDIRECT(ADDRESS([.D165];2;1;;&quot;Tarot&quot;));&quot;&quot;)">
            <text:p/>
          </table:table-cell>
          <table:table-cell table:formula="of:=IF(AND([.D165]&lt;&gt;&quot;&quot;;OR([.E165]=3;[.E165]=4));INDIRECT(ADDRESS([.D165];IF([.E1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6]=&quot;&quot;;&quot;&quot;;INDIRECT(ADDRESS([.D166];1;1; ; &quot;Tarot&quot;)))">
            <text:p/>
          </table:table-cell>
          <table:table-cell table:formula="of:=IF([.D166]&lt;&gt;&quot;&quot;;INDIRECT(ADDRESS([.D166];2;1;;&quot;Tarot&quot;));&quot;&quot;)">
            <text:p/>
          </table:table-cell>
          <table:table-cell table:formula="of:=IF(AND([.D166]&lt;&gt;&quot;&quot;;OR([.E166]=3;[.E166]=4));INDIRECT(ADDRESS([.D166];IF([.E1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7]=&quot;&quot;;&quot;&quot;;INDIRECT(ADDRESS([.D167];1;1; ; &quot;Tarot&quot;)))">
            <text:p/>
          </table:table-cell>
          <table:table-cell table:formula="of:=IF([.D167]&lt;&gt;&quot;&quot;;INDIRECT(ADDRESS([.D167];2;1;;&quot;Tarot&quot;));&quot;&quot;)">
            <text:p/>
          </table:table-cell>
          <table:table-cell table:formula="of:=IF(AND([.D167]&lt;&gt;&quot;&quot;;OR([.E167]=3;[.E167]=4));INDIRECT(ADDRESS([.D167];IF([.E1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8]=&quot;&quot;;&quot;&quot;;INDIRECT(ADDRESS([.D168];1;1; ; &quot;Tarot&quot;)))">
            <text:p/>
          </table:table-cell>
          <table:table-cell table:formula="of:=IF([.D168]&lt;&gt;&quot;&quot;;INDIRECT(ADDRESS([.D168];2;1;;&quot;Tarot&quot;));&quot;&quot;)">
            <text:p/>
          </table:table-cell>
          <table:table-cell table:formula="of:=IF(AND([.D168]&lt;&gt;&quot;&quot;;OR([.E168]=3;[.E168]=4));INDIRECT(ADDRESS([.D168];IF([.E1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69]=&quot;&quot;;&quot;&quot;;INDIRECT(ADDRESS([.D169];1;1; ; &quot;Tarot&quot;)))">
            <text:p/>
          </table:table-cell>
          <table:table-cell table:formula="of:=IF([.D169]&lt;&gt;&quot;&quot;;INDIRECT(ADDRESS([.D169];2;1;;&quot;Tarot&quot;));&quot;&quot;)">
            <text:p/>
          </table:table-cell>
          <table:table-cell table:formula="of:=IF(AND([.D169]&lt;&gt;&quot;&quot;;OR([.E169]=3;[.E169]=4));INDIRECT(ADDRESS([.D169];IF([.E1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0]=&quot;&quot;;&quot;&quot;;INDIRECT(ADDRESS([.D170];1;1; ; &quot;Tarot&quot;)))">
            <text:p/>
          </table:table-cell>
          <table:table-cell table:style-name="Default"/>
          <table:table-cell table:formula="of:=IF(AND([.D170]&lt;&gt;&quot;&quot;;OR([.E170]=3;[.E170]=4));INDIRECT(ADDRESS([.D170];IF([.E1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1]=&quot;&quot;;&quot;&quot;;INDIRECT(ADDRESS([.D171];1;1; ; &quot;Tarot&quot;)))">
            <text:p/>
          </table:table-cell>
          <table:table-cell table:style-name="Default"/>
          <table:table-cell table:formula="of:=IF(AND([.D171]&lt;&gt;&quot;&quot;;OR([.E171]=3;[.E171]=4));INDIRECT(ADDRESS([.D171];IF([.E1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2]=&quot;&quot;;&quot;&quot;;INDIRECT(ADDRESS([.D172];1;1; ; &quot;Tarot&quot;)))">
            <text:p/>
          </table:table-cell>
          <table:table-cell table:style-name="Default"/>
          <table:table-cell table:formula="of:=IF(AND([.D172]&lt;&gt;&quot;&quot;;OR([.E172]=3;[.E172]=4));INDIRECT(ADDRESS([.D172];IF([.E1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3]=&quot;&quot;;&quot;&quot;;INDIRECT(ADDRESS([.D173];1;1; ; &quot;Tarot&quot;)))">
            <text:p/>
          </table:table-cell>
          <table:table-cell table:style-name="Default"/>
          <table:table-cell table:formula="of:=IF(AND([.D173]&lt;&gt;&quot;&quot;;OR([.E173]=3;[.E173]=4));INDIRECT(ADDRESS([.D173];IF([.E1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4]=&quot;&quot;;&quot;&quot;;INDIRECT(ADDRESS([.D174];1;1; ; &quot;Tarot&quot;)))">
            <text:p/>
          </table:table-cell>
          <table:table-cell table:style-name="Default"/>
          <table:table-cell table:formula="of:=IF(AND([.D174]&lt;&gt;&quot;&quot;;OR([.E174]=3;[.E174]=4));INDIRECT(ADDRESS([.D174];IF([.E1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5]=&quot;&quot;;&quot;&quot;;INDIRECT(ADDRESS([.D175];1;1; ; &quot;Tarot&quot;)))">
            <text:p/>
          </table:table-cell>
          <table:table-cell table:style-name="Default"/>
          <table:table-cell table:formula="of:=IF(AND([.D175]&lt;&gt;&quot;&quot;;OR([.E175]=3;[.E175]=4));INDIRECT(ADDRESS([.D175];IF([.E17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6]=&quot;&quot;;&quot;&quot;;INDIRECT(ADDRESS([.D176];1;1; ; &quot;Tarot&quot;)))">
            <text:p/>
          </table:table-cell>
          <table:table-cell table:style-name="Default"/>
          <table:table-cell table:formula="of:=IF(AND([.D176]&lt;&gt;&quot;&quot;;OR([.E176]=3;[.E176]=4));INDIRECT(ADDRESS([.D176];IF([.E17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7]=&quot;&quot;;&quot;&quot;;INDIRECT(ADDRESS([.D177];1;1; ; &quot;Tarot&quot;)))">
            <text:p/>
          </table:table-cell>
          <table:table-cell table:style-name="Default"/>
          <table:table-cell table:formula="of:=IF(AND([.D177]&lt;&gt;&quot;&quot;;OR([.E177]=3;[.E177]=4));INDIRECT(ADDRESS([.D177];IF([.E17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8]=&quot;&quot;;&quot;&quot;;INDIRECT(ADDRESS([.D178];1;1; ; &quot;Tarot&quot;)))">
            <text:p/>
          </table:table-cell>
          <table:table-cell table:style-name="Default"/>
          <table:table-cell table:formula="of:=IF(AND([.D178]&lt;&gt;&quot;&quot;;OR([.E178]=3;[.E178]=4));INDIRECT(ADDRESS([.D178];IF([.E17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79]=&quot;&quot;;&quot;&quot;;INDIRECT(ADDRESS([.D179];1;1; ; &quot;Tarot&quot;)))">
            <text:p/>
          </table:table-cell>
          <table:table-cell table:style-name="Default"/>
          <table:table-cell table:formula="of:=IF(AND([.D179]&lt;&gt;&quot;&quot;;OR([.E179]=3;[.E179]=4));INDIRECT(ADDRESS([.D179];IF([.E17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0]=&quot;&quot;;&quot;&quot;;INDIRECT(ADDRESS([.D180];1;1; ; &quot;Tarot&quot;)))">
            <text:p/>
          </table:table-cell>
          <table:table-cell table:style-name="Default"/>
          <table:table-cell table:formula="of:=IF(AND([.D180]&lt;&gt;&quot;&quot;;OR([.E180]=3;[.E180]=4));INDIRECT(ADDRESS([.D180];IF([.E18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1]=&quot;&quot;;&quot;&quot;;INDIRECT(ADDRESS([.D181];1;1; ; &quot;Tarot&quot;)))">
            <text:p/>
          </table:table-cell>
          <table:table-cell table:style-name="Default"/>
          <table:table-cell table:formula="of:=IF(AND([.D181]&lt;&gt;&quot;&quot;;OR([.E181]=3;[.E181]=4));INDIRECT(ADDRESS([.D181];IF([.E18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2]=&quot;&quot;;&quot;&quot;;INDIRECT(ADDRESS([.D182];1;1; ; &quot;Tarot&quot;)))">
            <text:p/>
          </table:table-cell>
          <table:table-cell table:style-name="Default"/>
          <table:table-cell table:formula="of:=IF(AND([.D182]&lt;&gt;&quot;&quot;;OR([.E182]=3;[.E182]=4));INDIRECT(ADDRESS([.D182];IF([.E18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3]=&quot;&quot;;&quot;&quot;;INDIRECT(ADDRESS([.D183];1;1; ; &quot;Tarot&quot;)))">
            <text:p/>
          </table:table-cell>
          <table:table-cell table:style-name="Default"/>
          <table:table-cell table:formula="of:=IF(AND([.D183]&lt;&gt;&quot;&quot;;OR([.E183]=3;[.E183]=4));INDIRECT(ADDRESS([.D183];IF([.E18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4]=&quot;&quot;;&quot;&quot;;INDIRECT(ADDRESS([.D184];1;1; ; &quot;Tarot&quot;)))">
            <text:p/>
          </table:table-cell>
          <table:table-cell table:style-name="Default"/>
          <table:table-cell table:formula="of:=IF(AND([.D184]&lt;&gt;&quot;&quot;;OR([.E184]=3;[.E184]=4));INDIRECT(ADDRESS([.D184];IF([.E18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5]=&quot;&quot;;&quot;&quot;;INDIRECT(ADDRESS([.D185];1;1; ; &quot;Tarot&quot;)))">
            <text:p/>
          </table:table-cell>
          <table:table-cell table:style-name="Default"/>
          <table:table-cell table:formula="of:=IF(AND([.D185]&lt;&gt;&quot;&quot;;OR([.E185]=3;[.E185]=4));INDIRECT(ADDRESS([.D185];IF([.E18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6]=&quot;&quot;;&quot;&quot;;INDIRECT(ADDRESS([.D186];1;1; ; &quot;Tarot&quot;)))">
            <text:p/>
          </table:table-cell>
          <table:table-cell table:style-name="Default"/>
          <table:table-cell table:formula="of:=IF(AND([.D186]&lt;&gt;&quot;&quot;;OR([.E186]=3;[.E186]=4));INDIRECT(ADDRESS([.D186];IF([.E18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7]=&quot;&quot;;&quot;&quot;;INDIRECT(ADDRESS([.D187];1;1; ; &quot;Tarot&quot;)))">
            <text:p/>
          </table:table-cell>
          <table:table-cell table:style-name="Default"/>
          <table:table-cell table:formula="of:=IF(AND([.D187]&lt;&gt;&quot;&quot;;OR([.E187]=3;[.E187]=4));INDIRECT(ADDRESS([.D187];IF([.E18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8]=&quot;&quot;;&quot;&quot;;INDIRECT(ADDRESS([.D188];1;1; ; &quot;Tarot&quot;)))">
            <text:p/>
          </table:table-cell>
          <table:table-cell table:style-name="Default"/>
          <table:table-cell table:formula="of:=IF(AND([.D188]&lt;&gt;&quot;&quot;;OR([.E188]=3;[.E188]=4));INDIRECT(ADDRESS([.D188];IF([.E18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89]=&quot;&quot;;&quot;&quot;;INDIRECT(ADDRESS([.D189];1;1; ; &quot;Tarot&quot;)))">
            <text:p/>
          </table:table-cell>
          <table:table-cell table:style-name="Default"/>
          <table:table-cell table:formula="of:=IF(AND([.D189]&lt;&gt;&quot;&quot;;OR([.E189]=3;[.E189]=4));INDIRECT(ADDRESS([.D189];IF([.E18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0]=&quot;&quot;;&quot;&quot;;INDIRECT(ADDRESS([.D190];1;1; ; &quot;Tarot&quot;)))">
            <text:p/>
          </table:table-cell>
          <table:table-cell table:style-name="Default"/>
          <table:table-cell table:formula="of:=IF(AND([.D190]&lt;&gt;&quot;&quot;;OR([.E190]=3;[.E190]=4));INDIRECT(ADDRESS([.D190];IF([.E19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1]=&quot;&quot;;&quot;&quot;;INDIRECT(ADDRESS([.D191];1;1; ; &quot;Tarot&quot;)))">
            <text:p/>
          </table:table-cell>
          <table:table-cell table:style-name="Default"/>
          <table:table-cell table:formula="of:=IF(AND([.D191]&lt;&gt;&quot;&quot;;OR([.E191]=3;[.E191]=4));INDIRECT(ADDRESS([.D191];IF([.E19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2]=&quot;&quot;;&quot;&quot;;INDIRECT(ADDRESS([.D192];1;1; ; &quot;Tarot&quot;)))">
            <text:p/>
          </table:table-cell>
          <table:table-cell table:style-name="Default"/>
          <table:table-cell table:formula="of:=IF(AND([.D192]&lt;&gt;&quot;&quot;;OR([.E192]=3;[.E192]=4));INDIRECT(ADDRESS([.D192];IF([.E19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3]=&quot;&quot;;&quot;&quot;;INDIRECT(ADDRESS([.D193];1;1; ; &quot;Tarot&quot;)))">
            <text:p/>
          </table:table-cell>
          <table:table-cell table:style-name="Default"/>
          <table:table-cell table:formula="of:=IF(AND([.D193]&lt;&gt;&quot;&quot;;OR([.E193]=3;[.E193]=4));INDIRECT(ADDRESS([.D193];IF([.E19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4]=&quot;&quot;;&quot;&quot;;INDIRECT(ADDRESS([.D194];1;1; ; &quot;Tarot&quot;)))">
            <text:p/>
          </table:table-cell>
          <table:table-cell table:style-name="Default"/>
          <table:table-cell table:formula="of:=IF(AND([.D194]&lt;&gt;&quot;&quot;;OR([.E194]=3;[.E194]=4));INDIRECT(ADDRESS([.D194];IF([.E19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5]=&quot;&quot;;&quot;&quot;;INDIRECT(ADDRESS([.D195];1;1; ; &quot;Tarot&quot;)))">
            <text:p/>
          </table:table-cell>
          <table:table-cell table:style-name="Default"/>
          <table:table-cell table:formula="of:=IF(AND([.D195]&lt;&gt;&quot;&quot;;OR([.E195]=3;[.E195]=4));INDIRECT(ADDRESS([.D195];IF([.E19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6]=&quot;&quot;;&quot;&quot;;INDIRECT(ADDRESS([.D196];1;1; ; &quot;Tarot&quot;)))">
            <text:p/>
          </table:table-cell>
          <table:table-cell table:style-name="Default"/>
          <table:table-cell table:formula="of:=IF(AND([.D196]&lt;&gt;&quot;&quot;;OR([.E196]=3;[.E196]=4));INDIRECT(ADDRESS([.D196];IF([.E19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7]=&quot;&quot;;&quot;&quot;;INDIRECT(ADDRESS([.D197];1;1; ; &quot;Tarot&quot;)))">
            <text:p/>
          </table:table-cell>
          <table:table-cell table:style-name="Default"/>
          <table:table-cell table:formula="of:=IF(AND([.D197]&lt;&gt;&quot;&quot;;OR([.E197]=3;[.E197]=4));INDIRECT(ADDRESS([.D197];IF([.E19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8]=&quot;&quot;;&quot;&quot;;INDIRECT(ADDRESS([.D198];1;1; ; &quot;Tarot&quot;)))">
            <text:p/>
          </table:table-cell>
          <table:table-cell table:style-name="Default"/>
          <table:table-cell table:formula="of:=IF(AND([.D198]&lt;&gt;&quot;&quot;;OR([.E198]=3;[.E198]=4));INDIRECT(ADDRESS([.D198];IF([.E19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199]=&quot;&quot;;&quot;&quot;;INDIRECT(ADDRESS([.D199];1;1; ; &quot;Tarot&quot;)))">
            <text:p/>
          </table:table-cell>
          <table:table-cell table:style-name="Default"/>
          <table:table-cell table:formula="of:=IF(AND([.D199]&lt;&gt;&quot;&quot;;OR([.E199]=3;[.E199]=4));INDIRECT(ADDRESS([.D199];IF([.E19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0]=&quot;&quot;;&quot;&quot;;INDIRECT(ADDRESS([.D200];1;1; ; &quot;Tarot&quot;)))">
            <text:p/>
          </table:table-cell>
          <table:table-cell table:style-name="Default"/>
          <table:table-cell table:formula="of:=IF(AND([.D200]&lt;&gt;&quot;&quot;;OR([.E200]=3;[.E200]=4));INDIRECT(ADDRESS([.D200];IF([.E20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1]=&quot;&quot;;&quot;&quot;;INDIRECT(ADDRESS([.D201];1;1; ; &quot;Tarot&quot;)))">
            <text:p/>
          </table:table-cell>
          <table:table-cell table:style-name="Default"/>
          <table:table-cell table:formula="of:=IF(AND([.D201]&lt;&gt;&quot;&quot;;OR([.E201]=3;[.E201]=4));INDIRECT(ADDRESS([.D201];IF([.E20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2]=&quot;&quot;;&quot;&quot;;INDIRECT(ADDRESS([.D202];1;1; ; &quot;Tarot&quot;)))">
            <text:p/>
          </table:table-cell>
          <table:table-cell table:style-name="Default"/>
          <table:table-cell table:formula="of:=IF(AND([.D202]&lt;&gt;&quot;&quot;;OR([.E202]=3;[.E202]=4));INDIRECT(ADDRESS([.D202];IF([.E20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3]=&quot;&quot;;&quot;&quot;;INDIRECT(ADDRESS([.D203];1;1; ; &quot;Tarot&quot;)))">
            <text:p/>
          </table:table-cell>
          <table:table-cell table:style-name="Default"/>
          <table:table-cell table:formula="of:=IF(AND([.D203]&lt;&gt;&quot;&quot;;OR([.E203]=3;[.E203]=4));INDIRECT(ADDRESS([.D203];IF([.E20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4]=&quot;&quot;;&quot;&quot;;INDIRECT(ADDRESS([.D204];1;1; ; &quot;Tarot&quot;)))">
            <text:p/>
          </table:table-cell>
          <table:table-cell table:style-name="Default"/>
          <table:table-cell table:formula="of:=IF(AND([.D204]&lt;&gt;&quot;&quot;;OR([.E204]=3;[.E204]=4));INDIRECT(ADDRESS([.D204];IF([.E20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5]=&quot;&quot;;&quot;&quot;;INDIRECT(ADDRESS([.D205];1;1; ; &quot;Tarot&quot;)))">
            <text:p/>
          </table:table-cell>
          <table:table-cell table:style-name="Default"/>
          <table:table-cell table:formula="of:=IF(AND([.D205]&lt;&gt;&quot;&quot;;OR([.E205]=3;[.E205]=4));INDIRECT(ADDRESS([.D205];IF([.E20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6]=&quot;&quot;;&quot;&quot;;INDIRECT(ADDRESS([.D206];1;1; ; &quot;Tarot&quot;)))">
            <text:p/>
          </table:table-cell>
          <table:table-cell table:style-name="Default"/>
          <table:table-cell table:formula="of:=IF(AND([.D206]&lt;&gt;&quot;&quot;;OR([.E206]=3;[.E206]=4));INDIRECT(ADDRESS([.D206];IF([.E20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7]=&quot;&quot;;&quot;&quot;;INDIRECT(ADDRESS([.D207];1;1; ; &quot;Tarot&quot;)))">
            <text:p/>
          </table:table-cell>
          <table:table-cell table:style-name="Default"/>
          <table:table-cell table:formula="of:=IF(AND([.D207]&lt;&gt;&quot;&quot;;OR([.E207]=3;[.E207]=4));INDIRECT(ADDRESS([.D207];IF([.E20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8]=&quot;&quot;;&quot;&quot;;INDIRECT(ADDRESS([.D208];1;1; ; &quot;Tarot&quot;)))">
            <text:p/>
          </table:table-cell>
          <table:table-cell table:style-name="Default"/>
          <table:table-cell table:formula="of:=IF(AND([.D208]&lt;&gt;&quot;&quot;;OR([.E208]=3;[.E208]=4));INDIRECT(ADDRESS([.D208];IF([.E20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09]=&quot;&quot;;&quot;&quot;;INDIRECT(ADDRESS([.D209];1;1; ; &quot;Tarot&quot;)))">
            <text:p/>
          </table:table-cell>
          <table:table-cell table:style-name="Default"/>
          <table:table-cell table:formula="of:=IF(AND([.D209]&lt;&gt;&quot;&quot;;OR([.E209]=3;[.E209]=4));INDIRECT(ADDRESS([.D209];IF([.E20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0]=&quot;&quot;;&quot;&quot;;INDIRECT(ADDRESS([.D210];1;1; ; &quot;Tarot&quot;)))">
            <text:p/>
          </table:table-cell>
          <table:table-cell table:style-name="Default"/>
          <table:table-cell table:formula="of:=IF(AND([.D210]&lt;&gt;&quot;&quot;;OR([.E210]=3;[.E210]=4));INDIRECT(ADDRESS([.D210];IF([.E21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1]=&quot;&quot;;&quot;&quot;;INDIRECT(ADDRESS([.D211];1;1; ; &quot;Tarot&quot;)))">
            <text:p/>
          </table:table-cell>
          <table:table-cell table:style-name="Default"/>
          <table:table-cell table:formula="of:=IF(AND([.D211]&lt;&gt;&quot;&quot;;OR([.E211]=3;[.E211]=4));INDIRECT(ADDRESS([.D211];IF([.E21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2]=&quot;&quot;;&quot;&quot;;INDIRECT(ADDRESS([.D212];1;1; ; &quot;Tarot&quot;)))">
            <text:p/>
          </table:table-cell>
          <table:table-cell table:style-name="Default"/>
          <table:table-cell table:formula="of:=IF(AND([.D212]&lt;&gt;&quot;&quot;;OR([.E212]=3;[.E212]=4));INDIRECT(ADDRESS([.D212];IF([.E21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3]=&quot;&quot;;&quot;&quot;;INDIRECT(ADDRESS([.D213];1;1; ; &quot;Tarot&quot;)))">
            <text:p/>
          </table:table-cell>
          <table:table-cell table:style-name="Default"/>
          <table:table-cell table:formula="of:=IF(AND([.D213]&lt;&gt;&quot;&quot;;OR([.E213]=3;[.E213]=4));INDIRECT(ADDRESS([.D213];IF([.E21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4]=&quot;&quot;;&quot;&quot;;INDIRECT(ADDRESS([.D214];1;1; ; &quot;Tarot&quot;)))">
            <text:p/>
          </table:table-cell>
          <table:table-cell table:style-name="Default"/>
          <table:table-cell table:formula="of:=IF(AND([.D214]&lt;&gt;&quot;&quot;;OR([.E214]=3;[.E214]=4));INDIRECT(ADDRESS([.D214];IF([.E21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5]=&quot;&quot;;&quot;&quot;;INDIRECT(ADDRESS([.D215];1;1; ; &quot;Tarot&quot;)))">
            <text:p/>
          </table:table-cell>
          <table:table-cell table:style-name="Default"/>
          <table:table-cell table:formula="of:=IF(AND([.D215]&lt;&gt;&quot;&quot;;OR([.E215]=3;[.E215]=4));INDIRECT(ADDRESS([.D215];IF([.E21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6]=&quot;&quot;;&quot;&quot;;INDIRECT(ADDRESS([.D216];1;1; ; &quot;Tarot&quot;)))">
            <text:p/>
          </table:table-cell>
          <table:table-cell table:style-name="Default"/>
          <table:table-cell table:formula="of:=IF(AND([.D216]&lt;&gt;&quot;&quot;;OR([.E216]=3;[.E216]=4));INDIRECT(ADDRESS([.D216];IF([.E21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7]=&quot;&quot;;&quot;&quot;;INDIRECT(ADDRESS([.D217];1;1; ; &quot;Tarot&quot;)))">
            <text:p/>
          </table:table-cell>
          <table:table-cell table:style-name="Default"/>
          <table:table-cell table:formula="of:=IF(AND([.D217]&lt;&gt;&quot;&quot;;OR([.E217]=3;[.E217]=4));INDIRECT(ADDRESS([.D217];IF([.E21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8]=&quot;&quot;;&quot;&quot;;INDIRECT(ADDRESS([.D218];1;1; ; &quot;Tarot&quot;)))">
            <text:p/>
          </table:table-cell>
          <table:table-cell table:style-name="Default"/>
          <table:table-cell table:formula="of:=IF(AND([.D218]&lt;&gt;&quot;&quot;;OR([.E218]=3;[.E218]=4));INDIRECT(ADDRESS([.D218];IF([.E21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19]=&quot;&quot;;&quot;&quot;;INDIRECT(ADDRESS([.D219];1;1; ; &quot;Tarot&quot;)))">
            <text:p/>
          </table:table-cell>
          <table:table-cell table:style-name="Default"/>
          <table:table-cell table:formula="of:=IF(AND([.D219]&lt;&gt;&quot;&quot;;OR([.E219]=3;[.E219]=4));INDIRECT(ADDRESS([.D219];IF([.E21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0]=&quot;&quot;;&quot;&quot;;INDIRECT(ADDRESS([.D220];1;1; ; &quot;Tarot&quot;)))">
            <text:p/>
          </table:table-cell>
          <table:table-cell table:style-name="Default"/>
          <table:table-cell table:formula="of:=IF(AND([.D220]&lt;&gt;&quot;&quot;;OR([.E220]=3;[.E220]=4));INDIRECT(ADDRESS([.D220];IF([.E22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1]=&quot;&quot;;&quot;&quot;;INDIRECT(ADDRESS([.D221];1;1; ; &quot;Tarot&quot;)))">
            <text:p/>
          </table:table-cell>
          <table:table-cell table:style-name="Default"/>
          <table:table-cell table:formula="of:=IF(AND([.D221]&lt;&gt;&quot;&quot;;OR([.E221]=3;[.E221]=4));INDIRECT(ADDRESS([.D221];IF([.E22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2]=&quot;&quot;;&quot;&quot;;INDIRECT(ADDRESS([.D222];1;1; ; &quot;Tarot&quot;)))">
            <text:p/>
          </table:table-cell>
          <table:table-cell table:style-name="Default"/>
          <table:table-cell table:formula="of:=IF(AND([.D222]&lt;&gt;&quot;&quot;;OR([.E222]=3;[.E222]=4));INDIRECT(ADDRESS([.D222];IF([.E22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3]=&quot;&quot;;&quot;&quot;;INDIRECT(ADDRESS([.D223];1;1; ; &quot;Tarot&quot;)))">
            <text:p/>
          </table:table-cell>
          <table:table-cell table:style-name="Default"/>
          <table:table-cell table:formula="of:=IF(AND([.D223]&lt;&gt;&quot;&quot;;OR([.E223]=3;[.E223]=4));INDIRECT(ADDRESS([.D223];IF([.E22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4]=&quot;&quot;;&quot;&quot;;INDIRECT(ADDRESS([.D224];1;1; ; &quot;Tarot&quot;)))">
            <text:p/>
          </table:table-cell>
          <table:table-cell table:style-name="Default"/>
          <table:table-cell table:formula="of:=IF(AND([.D224]&lt;&gt;&quot;&quot;;OR([.E224]=3;[.E224]=4));INDIRECT(ADDRESS([.D224];IF([.E22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5]=&quot;&quot;;&quot;&quot;;INDIRECT(ADDRESS([.D225];1;1; ; &quot;Tarot&quot;)))">
            <text:p/>
          </table:table-cell>
          <table:table-cell table:style-name="Default"/>
          <table:table-cell table:formula="of:=IF(AND([.D225]&lt;&gt;&quot;&quot;;OR([.E225]=3;[.E225]=4));INDIRECT(ADDRESS([.D225];IF([.E22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6]=&quot;&quot;;&quot;&quot;;INDIRECT(ADDRESS([.D226];1;1; ; &quot;Tarot&quot;)))">
            <text:p/>
          </table:table-cell>
          <table:table-cell table:style-name="Default"/>
          <table:table-cell table:formula="of:=IF(AND([.D226]&lt;&gt;&quot;&quot;;OR([.E226]=3;[.E226]=4));INDIRECT(ADDRESS([.D226];IF([.E22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7]=&quot;&quot;;&quot;&quot;;INDIRECT(ADDRESS([.D227];1;1; ; &quot;Tarot&quot;)))">
            <text:p/>
          </table:table-cell>
          <table:table-cell table:style-name="Default"/>
          <table:table-cell table:formula="of:=IF(AND([.D227]&lt;&gt;&quot;&quot;;OR([.E227]=3;[.E227]=4));INDIRECT(ADDRESS([.D227];IF([.E22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8]=&quot;&quot;;&quot;&quot;;INDIRECT(ADDRESS([.D228];1;1; ; &quot;Tarot&quot;)))">
            <text:p/>
          </table:table-cell>
          <table:table-cell table:style-name="Default"/>
          <table:table-cell table:formula="of:=IF(AND([.D228]&lt;&gt;&quot;&quot;;OR([.E228]=3;[.E228]=4));INDIRECT(ADDRESS([.D228];IF([.E22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29]=&quot;&quot;;&quot;&quot;;INDIRECT(ADDRESS([.D229];1;1; ; &quot;Tarot&quot;)))">
            <text:p/>
          </table:table-cell>
          <table:table-cell table:style-name="Default"/>
          <table:table-cell table:formula="of:=IF(AND([.D229]&lt;&gt;&quot;&quot;;OR([.E229]=3;[.E229]=4));INDIRECT(ADDRESS([.D229];IF([.E22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0]=&quot;&quot;;&quot;&quot;;INDIRECT(ADDRESS([.D230];1;1; ; &quot;Tarot&quot;)))">
            <text:p/>
          </table:table-cell>
          <table:table-cell table:style-name="Default"/>
          <table:table-cell table:formula="of:=IF(AND([.D230]&lt;&gt;&quot;&quot;;OR([.E230]=3;[.E230]=4));INDIRECT(ADDRESS([.D230];IF([.E23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1]=&quot;&quot;;&quot;&quot;;INDIRECT(ADDRESS([.D231];1;1; ; &quot;Tarot&quot;)))">
            <text:p/>
          </table:table-cell>
          <table:table-cell table:style-name="Default"/>
          <table:table-cell table:formula="of:=IF(AND([.D231]&lt;&gt;&quot;&quot;;OR([.E231]=3;[.E231]=4));INDIRECT(ADDRESS([.D231];IF([.E23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2]=&quot;&quot;;&quot;&quot;;INDIRECT(ADDRESS([.D232];1;1; ; &quot;Tarot&quot;)))">
            <text:p/>
          </table:table-cell>
          <table:table-cell table:style-name="Default"/>
          <table:table-cell table:formula="of:=IF(AND([.D232]&lt;&gt;&quot;&quot;;OR([.E232]=3;[.E232]=4));INDIRECT(ADDRESS([.D232];IF([.E23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3]=&quot;&quot;;&quot;&quot;;INDIRECT(ADDRESS([.D233];1;1; ; &quot;Tarot&quot;)))">
            <text:p/>
          </table:table-cell>
          <table:table-cell table:style-name="Default"/>
          <table:table-cell table:formula="of:=IF(AND([.D233]&lt;&gt;&quot;&quot;;OR([.E233]=3;[.E233]=4));INDIRECT(ADDRESS([.D233];IF([.E23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4]=&quot;&quot;;&quot;&quot;;INDIRECT(ADDRESS([.D234];1;1; ; &quot;Tarot&quot;)))">
            <text:p/>
          </table:table-cell>
          <table:table-cell table:style-name="Default"/>
          <table:table-cell table:formula="of:=IF(AND([.D234]&lt;&gt;&quot;&quot;;OR([.E234]=3;[.E234]=4));INDIRECT(ADDRESS([.D234];IF([.E23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5]=&quot;&quot;;&quot;&quot;;INDIRECT(ADDRESS([.D235];1;1; ; &quot;Tarot&quot;)))">
            <text:p/>
          </table:table-cell>
          <table:table-cell table:style-name="Default"/>
          <table:table-cell table:formula="of:=IF(AND([.D235]&lt;&gt;&quot;&quot;;OR([.E235]=3;[.E235]=4));INDIRECT(ADDRESS([.D235];IF([.E23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6]=&quot;&quot;;&quot;&quot;;INDIRECT(ADDRESS([.D236];1;1; ; &quot;Tarot&quot;)))">
            <text:p/>
          </table:table-cell>
          <table:table-cell table:style-name="Default"/>
          <table:table-cell table:formula="of:=IF(AND([.D236]&lt;&gt;&quot;&quot;;OR([.E236]=3;[.E236]=4));INDIRECT(ADDRESS([.D236];IF([.E23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7]=&quot;&quot;;&quot;&quot;;INDIRECT(ADDRESS([.D237];1;1; ; &quot;Tarot&quot;)))">
            <text:p/>
          </table:table-cell>
          <table:table-cell table:style-name="Default"/>
          <table:table-cell table:formula="of:=IF(AND([.D237]&lt;&gt;&quot;&quot;;OR([.E237]=3;[.E237]=4));INDIRECT(ADDRESS([.D237];IF([.E23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8]=&quot;&quot;;&quot;&quot;;INDIRECT(ADDRESS([.D238];1;1; ; &quot;Tarot&quot;)))">
            <text:p/>
          </table:table-cell>
          <table:table-cell table:style-name="Default"/>
          <table:table-cell table:formula="of:=IF(AND([.D238]&lt;&gt;&quot;&quot;;OR([.E238]=3;[.E238]=4));INDIRECT(ADDRESS([.D238];IF([.E23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39]=&quot;&quot;;&quot;&quot;;INDIRECT(ADDRESS([.D239];1;1; ; &quot;Tarot&quot;)))">
            <text:p/>
          </table:table-cell>
          <table:table-cell table:style-name="Default"/>
          <table:table-cell table:formula="of:=IF(AND([.D239]&lt;&gt;&quot;&quot;;OR([.E239]=3;[.E239]=4));INDIRECT(ADDRESS([.D239];IF([.E23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0]=&quot;&quot;;&quot;&quot;;INDIRECT(ADDRESS([.D240];1;1; ; &quot;Tarot&quot;)))">
            <text:p/>
          </table:table-cell>
          <table:table-cell table:style-name="Default"/>
          <table:table-cell table:formula="of:=IF(AND([.D240]&lt;&gt;&quot;&quot;;OR([.E240]=3;[.E240]=4));INDIRECT(ADDRESS([.D240];IF([.E24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1]=&quot;&quot;;&quot;&quot;;INDIRECT(ADDRESS([.D241];1;1; ; &quot;Tarot&quot;)))">
            <text:p/>
          </table:table-cell>
          <table:table-cell table:style-name="Default"/>
          <table:table-cell table:formula="of:=IF(AND([.D241]&lt;&gt;&quot;&quot;;OR([.E241]=3;[.E241]=4));INDIRECT(ADDRESS([.D241];IF([.E24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2]=&quot;&quot;;&quot;&quot;;INDIRECT(ADDRESS([.D242];1;1; ; &quot;Tarot&quot;)))">
            <text:p/>
          </table:table-cell>
          <table:table-cell table:style-name="Default"/>
          <table:table-cell table:formula="of:=IF(AND([.D242]&lt;&gt;&quot;&quot;;OR([.E242]=3;[.E242]=4));INDIRECT(ADDRESS([.D242];IF([.E24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3]=&quot;&quot;;&quot;&quot;;INDIRECT(ADDRESS([.D243];1;1; ; &quot;Tarot&quot;)))">
            <text:p/>
          </table:table-cell>
          <table:table-cell table:style-name="Default"/>
          <table:table-cell table:formula="of:=IF(AND([.D243]&lt;&gt;&quot;&quot;;OR([.E243]=3;[.E243]=4));INDIRECT(ADDRESS([.D243];IF([.E24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4]=&quot;&quot;;&quot;&quot;;INDIRECT(ADDRESS([.D244];1;1; ; &quot;Tarot&quot;)))">
            <text:p/>
          </table:table-cell>
          <table:table-cell table:style-name="Default"/>
          <table:table-cell table:formula="of:=IF(AND([.D244]&lt;&gt;&quot;&quot;;OR([.E244]=3;[.E244]=4));INDIRECT(ADDRESS([.D244];IF([.E24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5]=&quot;&quot;;&quot;&quot;;INDIRECT(ADDRESS([.D245];1;1; ; &quot;Tarot&quot;)))">
            <text:p/>
          </table:table-cell>
          <table:table-cell table:style-name="Default"/>
          <table:table-cell table:formula="of:=IF(AND([.D245]&lt;&gt;&quot;&quot;;OR([.E245]=3;[.E245]=4));INDIRECT(ADDRESS([.D245];IF([.E24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6]=&quot;&quot;;&quot;&quot;;INDIRECT(ADDRESS([.D246];1;1; ; &quot;Tarot&quot;)))">
            <text:p/>
          </table:table-cell>
          <table:table-cell table:style-name="Default"/>
          <table:table-cell table:formula="of:=IF(AND([.D246]&lt;&gt;&quot;&quot;;OR([.E246]=3;[.E246]=4));INDIRECT(ADDRESS([.D246];IF([.E24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7]=&quot;&quot;;&quot;&quot;;INDIRECT(ADDRESS([.D247];1;1; ; &quot;Tarot&quot;)))">
            <text:p/>
          </table:table-cell>
          <table:table-cell table:style-name="Default"/>
          <table:table-cell table:formula="of:=IF(AND([.D247]&lt;&gt;&quot;&quot;;OR([.E247]=3;[.E247]=4));INDIRECT(ADDRESS([.D247];IF([.E24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8]=&quot;&quot;;&quot;&quot;;INDIRECT(ADDRESS([.D248];1;1; ; &quot;Tarot&quot;)))">
            <text:p/>
          </table:table-cell>
          <table:table-cell table:style-name="Default"/>
          <table:table-cell table:formula="of:=IF(AND([.D248]&lt;&gt;&quot;&quot;;OR([.E248]=3;[.E248]=4));INDIRECT(ADDRESS([.D248];IF([.E24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49]=&quot;&quot;;&quot;&quot;;INDIRECT(ADDRESS([.D249];1;1; ; &quot;Tarot&quot;)))">
            <text:p/>
          </table:table-cell>
          <table:table-cell table:style-name="Default"/>
          <table:table-cell table:formula="of:=IF(AND([.D249]&lt;&gt;&quot;&quot;;OR([.E249]=3;[.E249]=4));INDIRECT(ADDRESS([.D249];IF([.E24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0]=&quot;&quot;;&quot;&quot;;INDIRECT(ADDRESS([.D250];1;1; ; &quot;Tarot&quot;)))">
            <text:p/>
          </table:table-cell>
          <table:table-cell table:style-name="Default"/>
          <table:table-cell table:formula="of:=IF(AND([.D250]&lt;&gt;&quot;&quot;;OR([.E250]=3;[.E250]=4));INDIRECT(ADDRESS([.D250];IF([.E25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1]=&quot;&quot;;&quot;&quot;;INDIRECT(ADDRESS([.D251];1;1; ; &quot;Tarot&quot;)))">
            <text:p/>
          </table:table-cell>
          <table:table-cell table:style-name="Default"/>
          <table:table-cell table:formula="of:=IF(AND([.D251]&lt;&gt;&quot;&quot;;OR([.E251]=3;[.E251]=4));INDIRECT(ADDRESS([.D251];IF([.E25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2]=&quot;&quot;;&quot;&quot;;INDIRECT(ADDRESS([.D252];1;1; ; &quot;Tarot&quot;)))">
            <text:p/>
          </table:table-cell>
          <table:table-cell table:style-name="Default"/>
          <table:table-cell table:formula="of:=IF(AND([.D252]&lt;&gt;&quot;&quot;;OR([.E252]=3;[.E252]=4));INDIRECT(ADDRESS([.D252];IF([.E25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3]=&quot;&quot;;&quot;&quot;;INDIRECT(ADDRESS([.D253];1;1; ; &quot;Tarot&quot;)))">
            <text:p/>
          </table:table-cell>
          <table:table-cell table:style-name="Default"/>
          <table:table-cell table:formula="of:=IF(AND([.D253]&lt;&gt;&quot;&quot;;OR([.E253]=3;[.E253]=4));INDIRECT(ADDRESS([.D253];IF([.E25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4]=&quot;&quot;;&quot;&quot;;INDIRECT(ADDRESS([.D254];1;1; ; &quot;Tarot&quot;)))">
            <text:p/>
          </table:table-cell>
          <table:table-cell table:style-name="Default"/>
          <table:table-cell table:formula="of:=IF(AND([.D254]&lt;&gt;&quot;&quot;;OR([.E254]=3;[.E254]=4));INDIRECT(ADDRESS([.D254];IF([.E25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5]=&quot;&quot;;&quot;&quot;;INDIRECT(ADDRESS([.D255];1;1; ; &quot;Tarot&quot;)))">
            <text:p/>
          </table:table-cell>
          <table:table-cell table:style-name="Default"/>
          <table:table-cell table:formula="of:=IF(AND([.D255]&lt;&gt;&quot;&quot;;OR([.E255]=3;[.E255]=4));INDIRECT(ADDRESS([.D255];IF([.E25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6]=&quot;&quot;;&quot;&quot;;INDIRECT(ADDRESS([.D256];1;1; ; &quot;Tarot&quot;)))">
            <text:p/>
          </table:table-cell>
          <table:table-cell table:style-name="Default"/>
          <table:table-cell table:formula="of:=IF(AND([.D256]&lt;&gt;&quot;&quot;;OR([.E256]=3;[.E256]=4));INDIRECT(ADDRESS([.D256];IF([.E25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7]=&quot;&quot;;&quot;&quot;;INDIRECT(ADDRESS([.D257];1;1; ; &quot;Tarot&quot;)))">
            <text:p/>
          </table:table-cell>
          <table:table-cell table:style-name="Default"/>
          <table:table-cell table:formula="of:=IF(AND([.D257]&lt;&gt;&quot;&quot;;OR([.E257]=3;[.E257]=4));INDIRECT(ADDRESS([.D257];IF([.E25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8]=&quot;&quot;;&quot;&quot;;INDIRECT(ADDRESS([.D258];1;1; ; &quot;Tarot&quot;)))">
            <text:p/>
          </table:table-cell>
          <table:table-cell table:style-name="Default"/>
          <table:table-cell table:formula="of:=IF(AND([.D258]&lt;&gt;&quot;&quot;;OR([.E258]=3;[.E258]=4));INDIRECT(ADDRESS([.D258];IF([.E25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59]=&quot;&quot;;&quot;&quot;;INDIRECT(ADDRESS([.D259];1;1; ; &quot;Tarot&quot;)))">
            <text:p/>
          </table:table-cell>
          <table:table-cell table:style-name="Default"/>
          <table:table-cell table:formula="of:=IF(AND([.D259]&lt;&gt;&quot;&quot;;OR([.E259]=3;[.E259]=4));INDIRECT(ADDRESS([.D259];IF([.E25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0]=&quot;&quot;;&quot;&quot;;INDIRECT(ADDRESS([.D260];1;1; ; &quot;Tarot&quot;)))">
            <text:p/>
          </table:table-cell>
          <table:table-cell table:style-name="Default"/>
          <table:table-cell table:formula="of:=IF(AND([.D260]&lt;&gt;&quot;&quot;;OR([.E260]=3;[.E260]=4));INDIRECT(ADDRESS([.D260];IF([.E26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1]=&quot;&quot;;&quot;&quot;;INDIRECT(ADDRESS([.D261];1;1; ; &quot;Tarot&quot;)))">
            <text:p/>
          </table:table-cell>
          <table:table-cell table:style-name="Default"/>
          <table:table-cell table:formula="of:=IF(AND([.D261]&lt;&gt;&quot;&quot;;OR([.E261]=3;[.E261]=4));INDIRECT(ADDRESS([.D261];IF([.E26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2]=&quot;&quot;;&quot;&quot;;INDIRECT(ADDRESS([.D262];1;1; ; &quot;Tarot&quot;)))">
            <text:p/>
          </table:table-cell>
          <table:table-cell table:style-name="Default"/>
          <table:table-cell table:formula="of:=IF(AND([.D262]&lt;&gt;&quot;&quot;;OR([.E262]=3;[.E262]=4));INDIRECT(ADDRESS([.D262];IF([.E26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3]=&quot;&quot;;&quot;&quot;;INDIRECT(ADDRESS([.D263];1;1; ; &quot;Tarot&quot;)))">
            <text:p/>
          </table:table-cell>
          <table:table-cell table:style-name="Default"/>
          <table:table-cell table:formula="of:=IF(AND([.D263]&lt;&gt;&quot;&quot;;OR([.E263]=3;[.E263]=4));INDIRECT(ADDRESS([.D263];IF([.E26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4]=&quot;&quot;;&quot;&quot;;INDIRECT(ADDRESS([.D264];1;1; ; &quot;Tarot&quot;)))">
            <text:p/>
          </table:table-cell>
          <table:table-cell table:style-name="Default"/>
          <table:table-cell table:formula="of:=IF(AND([.D264]&lt;&gt;&quot;&quot;;OR([.E264]=3;[.E264]=4));INDIRECT(ADDRESS([.D264];IF([.E26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5]=&quot;&quot;;&quot;&quot;;INDIRECT(ADDRESS([.D265];1;1; ; &quot;Tarot&quot;)))">
            <text:p/>
          </table:table-cell>
          <table:table-cell table:style-name="Default"/>
          <table:table-cell table:formula="of:=IF(AND([.D265]&lt;&gt;&quot;&quot;;OR([.E265]=3;[.E265]=4));INDIRECT(ADDRESS([.D265];IF([.E265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6]=&quot;&quot;;&quot;&quot;;INDIRECT(ADDRESS([.D266];1;1; ; &quot;Tarot&quot;)))">
            <text:p/>
          </table:table-cell>
          <table:table-cell table:style-name="Default"/>
          <table:table-cell table:formula="of:=IF(AND([.D266]&lt;&gt;&quot;&quot;;OR([.E266]=3;[.E266]=4));INDIRECT(ADDRESS([.D266];IF([.E266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7]=&quot;&quot;;&quot;&quot;;INDIRECT(ADDRESS([.D267];1;1; ; &quot;Tarot&quot;)))">
            <text:p/>
          </table:table-cell>
          <table:table-cell table:style-name="Default"/>
          <table:table-cell table:formula="of:=IF(AND([.D267]&lt;&gt;&quot;&quot;;OR([.E267]=3;[.E267]=4));INDIRECT(ADDRESS([.D267];IF([.E267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8]=&quot;&quot;;&quot;&quot;;INDIRECT(ADDRESS([.D268];1;1; ; &quot;Tarot&quot;)))">
            <text:p/>
          </table:table-cell>
          <table:table-cell table:style-name="Default"/>
          <table:table-cell table:formula="of:=IF(AND([.D268]&lt;&gt;&quot;&quot;;OR([.E268]=3;[.E268]=4));INDIRECT(ADDRESS([.D268];IF([.E268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69]=&quot;&quot;;&quot;&quot;;INDIRECT(ADDRESS([.D269];1;1; ; &quot;Tarot&quot;)))">
            <text:p/>
          </table:table-cell>
          <table:table-cell table:style-name="Default"/>
          <table:table-cell table:formula="of:=IF(AND([.D269]&lt;&gt;&quot;&quot;;OR([.E269]=3;[.E269]=4));INDIRECT(ADDRESS([.D269];IF([.E269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0]=&quot;&quot;;&quot;&quot;;INDIRECT(ADDRESS([.D270];1;1; ; &quot;Tarot&quot;)))">
            <text:p/>
          </table:table-cell>
          <table:table-cell table:style-name="Default"/>
          <table:table-cell table:formula="of:=IF(AND([.D270]&lt;&gt;&quot;&quot;;OR([.E270]=3;[.E270]=4));INDIRECT(ADDRESS([.D270];IF([.E270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1]=&quot;&quot;;&quot;&quot;;INDIRECT(ADDRESS([.D271];1;1; ; &quot;Tarot&quot;)))">
            <text:p/>
          </table:table-cell>
          <table:table-cell table:style-name="Default"/>
          <table:table-cell table:formula="of:=IF(AND([.D271]&lt;&gt;&quot;&quot;;OR([.E271]=3;[.E271]=4));INDIRECT(ADDRESS([.D271];IF([.E271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2]=&quot;&quot;;&quot;&quot;;INDIRECT(ADDRESS([.D272];1;1; ; &quot;Tarot&quot;)))">
            <text:p/>
          </table:table-cell>
          <table:table-cell table:style-name="Default"/>
          <table:table-cell table:formula="of:=IF(AND([.D272]&lt;&gt;&quot;&quot;;OR([.E272]=3;[.E272]=4));INDIRECT(ADDRESS([.D272];IF([.E272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3]=&quot;&quot;;&quot;&quot;;INDIRECT(ADDRESS([.D273];1;1; ; &quot;Tarot&quot;)))">
            <text:p/>
          </table:table-cell>
          <table:table-cell table:style-name="Default"/>
          <table:table-cell table:formula="of:=IF(AND([.D273]&lt;&gt;&quot;&quot;;OR([.E273]=3;[.E273]=4));INDIRECT(ADDRESS([.D273];IF([.E273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4]=&quot;&quot;;&quot;&quot;;INDIRECT(ADDRESS([.D274];1;1; ; &quot;Tarot&quot;)))">
            <text:p/>
          </table:table-cell>
          <table:table-cell table:style-name="Default"/>
          <table:table-cell table:formula="of:=IF(AND([.D274]&lt;&gt;&quot;&quot;;OR([.E274]=3;[.E274]=4));INDIRECT(ADDRESS([.D274];IF([.E274]=3;3;4);1;;&quot;Tarot&quot;));&quot;&quot;)">
            <text:p/>
          </table:table-cell>
        </table:table-row>
        <table:table-row table:style-name="ro2">
          <table:table-cell table:number-columns-repeated="6"/>
          <table:table-cell table:formula="of:=IF([.$D275]=&quot;&quot;;&quot;&quot;;INDIRECT(ADDRESS([.D275];1;1; ; &quot;Tarot&quot;)))">
            <text:p/>
          </table:table-cell>
          <table:table-cell table:style-name="Default"/>
          <table:table-cell table:formula="of:=IF(AND([.D275]&lt;&gt;&quot;&quot;;OR([.E275]=3;[.E275]=4));INDIRECT(ADDRESS([.D275];IF([.E27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6]&lt;&gt;&quot;&quot;;OR([.E276]=3;[.E276]=4));INDIRECT(ADDRESS([.D276];IF([.E27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7]&lt;&gt;&quot;&quot;;OR([.E277]=3;[.E277]=4));INDIRECT(ADDRESS([.D277];IF([.E27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8]&lt;&gt;&quot;&quot;;OR([.E278]=3;[.E278]=4));INDIRECT(ADDRESS([.D278];IF([.E27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79]&lt;&gt;&quot;&quot;;OR([.E279]=3;[.E279]=4));INDIRECT(ADDRESS([.D279];IF([.E27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0]&lt;&gt;&quot;&quot;;OR([.E280]=3;[.E280]=4));INDIRECT(ADDRESS([.D280];IF([.E28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1]&lt;&gt;&quot;&quot;;OR([.E281]=3;[.E281]=4));INDIRECT(ADDRESS([.D281];IF([.E28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2]&lt;&gt;&quot;&quot;;OR([.E282]=3;[.E282]=4));INDIRECT(ADDRESS([.D282];IF([.E28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3]&lt;&gt;&quot;&quot;;OR([.E283]=3;[.E283]=4));INDIRECT(ADDRESS([.D283];IF([.E28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4]&lt;&gt;&quot;&quot;;OR([.E284]=3;[.E284]=4));INDIRECT(ADDRESS([.D284];IF([.E28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5]&lt;&gt;&quot;&quot;;OR([.E285]=3;[.E285]=4));INDIRECT(ADDRESS([.D285];IF([.E28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6]&lt;&gt;&quot;&quot;;OR([.E286]=3;[.E286]=4));INDIRECT(ADDRESS([.D286];IF([.E28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7]&lt;&gt;&quot;&quot;;OR([.E287]=3;[.E287]=4));INDIRECT(ADDRESS([.D287];IF([.E28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8]&lt;&gt;&quot;&quot;;OR([.E288]=3;[.E288]=4));INDIRECT(ADDRESS([.D288];IF([.E28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89]&lt;&gt;&quot;&quot;;OR([.E289]=3;[.E289]=4));INDIRECT(ADDRESS([.D289];IF([.E28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0]&lt;&gt;&quot;&quot;;OR([.E290]=3;[.E290]=4));INDIRECT(ADDRESS([.D290];IF([.E29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1]&lt;&gt;&quot;&quot;;OR([.E291]=3;[.E291]=4));INDIRECT(ADDRESS([.D291];IF([.E29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2]&lt;&gt;&quot;&quot;;OR([.E292]=3;[.E292]=4));INDIRECT(ADDRESS([.D292];IF([.E29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3]&lt;&gt;&quot;&quot;;OR([.E293]=3;[.E293]=4));INDIRECT(ADDRESS([.D293];IF([.E29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4]&lt;&gt;&quot;&quot;;OR([.E294]=3;[.E294]=4));INDIRECT(ADDRESS([.D294];IF([.E29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5]&lt;&gt;&quot;&quot;;OR([.E295]=3;[.E295]=4));INDIRECT(ADDRESS([.D295];IF([.E29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6]&lt;&gt;&quot;&quot;;OR([.E296]=3;[.E296]=4));INDIRECT(ADDRESS([.D296];IF([.E29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7]&lt;&gt;&quot;&quot;;OR([.E297]=3;[.E297]=4));INDIRECT(ADDRESS([.D297];IF([.E29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8]&lt;&gt;&quot;&quot;;OR([.E298]=3;[.E298]=4));INDIRECT(ADDRESS([.D298];IF([.E29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299]&lt;&gt;&quot;&quot;;OR([.E299]=3;[.E299]=4));INDIRECT(ADDRESS([.D299];IF([.E29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0]&lt;&gt;&quot;&quot;;OR([.E300]=3;[.E300]=4));INDIRECT(ADDRESS([.D300];IF([.E30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1]&lt;&gt;&quot;&quot;;OR([.E301]=3;[.E301]=4));INDIRECT(ADDRESS([.D301];IF([.E30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2]&lt;&gt;&quot;&quot;;OR([.E302]=3;[.E302]=4));INDIRECT(ADDRESS([.D302];IF([.E30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3]&lt;&gt;&quot;&quot;;OR([.E303]=3;[.E303]=4));INDIRECT(ADDRESS([.D303];IF([.E30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4]&lt;&gt;&quot;&quot;;OR([.E304]=3;[.E304]=4));INDIRECT(ADDRESS([.D304];IF([.E30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5]&lt;&gt;&quot;&quot;;OR([.E305]=3;[.E305]=4));INDIRECT(ADDRESS([.D305];IF([.E30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6]&lt;&gt;&quot;&quot;;OR([.E306]=3;[.E306]=4));INDIRECT(ADDRESS([.D306];IF([.E30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7]&lt;&gt;&quot;&quot;;OR([.E307]=3;[.E307]=4));INDIRECT(ADDRESS([.D307];IF([.E307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8]&lt;&gt;&quot;&quot;;OR([.E308]=3;[.E308]=4));INDIRECT(ADDRESS([.D308];IF([.E308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09]&lt;&gt;&quot;&quot;;OR([.E309]=3;[.E309]=4));INDIRECT(ADDRESS([.D309];IF([.E309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0]&lt;&gt;&quot;&quot;;OR([.E310]=3;[.E310]=4));INDIRECT(ADDRESS([.D310];IF([.E310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1]&lt;&gt;&quot;&quot;;OR([.E311]=3;[.E311]=4));INDIRECT(ADDRESS([.D311];IF([.E311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2]&lt;&gt;&quot;&quot;;OR([.E312]=3;[.E312]=4));INDIRECT(ADDRESS([.D312];IF([.E312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3]&lt;&gt;&quot;&quot;;OR([.E313]=3;[.E313]=4));INDIRECT(ADDRESS([.D313];IF([.E313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4]&lt;&gt;&quot;&quot;;OR([.E314]=3;[.E314]=4));INDIRECT(ADDRESS([.D314];IF([.E314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5]&lt;&gt;&quot;&quot;;OR([.E315]=3;[.E315]=4));INDIRECT(ADDRESS([.D315];IF([.E315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6]&lt;&gt;&quot;&quot;;OR([.E316]=3;[.E316]=4));INDIRECT(ADDRESS([.D316];IF([.E316]=3;3;4);1;;&quot;Tarot&quot;));&quot;&quot;)">
            <text:p/>
          </table:table-cell>
        </table:table-row>
        <table:table-row table:style-name="ro2">
          <table:table-cell table:number-columns-repeated="7"/>
          <table:table-cell table:style-name="Default"/>
          <table:table-cell table:formula="of:=IF(AND([.D317]&lt;&gt;&quot;&quot;;OR([.E317]=3;[.E317]=4));INDIRECT(ADDRESS([.D317];IF([.E317]=3;3;4);1;;&quot;Tarot&quot;));&quot;&quot;)">
            <text:p/>
          </table:table-cell>
        </table:table-row>
      </table:table>
      <table:table table:name="Tarot" table:style-name="ta1">
        <table:table-column table:style-name="co6" table:default-cell-style-name="Default"/>
        <table:table-column table:style-name="co7" table:default-cell-style-name="ce5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 table:number-columns-spanned="1" table:number-rows-spanned="2">
            <text:p>Couleur</text:p>
          </table:table-cell>
          <table:table-cell table:style-name="ce24" office:value-type="string" calcext:value-type="string" table:number-columns-spanned="1" table:number-rows-spanned="2">
            <text:p>Valeur</text:p>
          </table:table-cell>
          <table:table-cell table:style-name="ce24" office:value-type="string" calcext:value-type="string" table:number-columns-spanned="2" table:number-rows-spanned="1">
            <text:p>Interprétation</text:p>
          </table:table-cell>
          <table:covered-table-cell table:style-name="ce5"/>
          <table:table-cell table:style-name="ce5" table:number-columns-repeated="1020"/>
        </table:table-row>
        <table:table-row table:style-name="ro2">
          <table:covered-table-cell table:style-name="ce24"/>
          <table:covered-table-cell/>
          <table:table-cell table:style-name="ce5" office:value-type="string" calcext:value-type="string">
            <text:p>A l’endroit</text:p>
          </table:table-cell>
          <table:table-cell table:style-name="ce5" office:value-type="string" calcext:value-type="string">
            <text:p>A l’envers</text:p>
          </table:table-cell>
          <table:table-cell table:style-name="ce5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As</text:p>
          </table:table-cell>
          <table:table-cell table:style-name="ce17" office:value-type="string" calcext:value-type="string">
            <text:p>Joie, contenu, abondance, félicité, nourriture</text:p>
          </table:table-cell>
          <table:table-cell table:style-name="ce17" office:value-type="string" calcext:value-type="string">
            <text:p>instabilité, révolu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2" calcext:value-type="float">
            <text:p>2</text:p>
          </table:table-cell>
          <table:table-cell table:style-name="ce17" office:value-type="string" calcext:value-type="string">
            <text:p>Amour, passion, amitié, unions</text:p>
          </table:table-cell>
          <table:table-cell table:style-name="ce17" office:value-type="string" calcext:value-type="string">
            <text:p>Passion, romance, amiti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3" calcext:value-type="float">
            <text:p>3</text:p>
          </table:table-cell>
          <table:table-cell table:style-name="ce17" office:value-type="string" calcext:value-type="string">
            <text:p>Soulagement, gaieté, victoire, guérison</text:p>
          </table:table-cell>
          <table:table-cell table:style-name="ce17" office:value-type="string" calcext:value-type="string">
            <text:p>fins, réalisation, dépêch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string" calcext:value-type="string">
            <text:p>Fatigue, aversion</text:p>
          </table:table-cell>
          <table:table-cell table:style-name="ce17" office:value-type="string" calcext:value-type="string">
            <text:p>nouveauté, nouvelles relation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5" calcext:value-type="float">
            <text:p>5</text:p>
          </table:table-cell>
          <table:table-cell table:style-name="ce17" office:value-type="string" calcext:value-type="string">
            <text:p>Ascendance, alliances, affinité</text:p>
          </table:table-cell>
          <table:table-cell table:style-name="ce17" office:value-type="string" calcext:value-type="string">
            <text:p>legs, cadeaux, succès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6" calcext:value-type="float">
            <text:p>6</text:p>
          </table:table-cell>
          <table:table-cell table:style-name="ce17" office:value-type="string" calcext:value-type="string">
            <text:p>enfance, souvenirs, joie</text:p>
          </table:table-cell>
          <table:table-cell table:style-name="ce17" office:value-type="string" calcext:value-type="string">
            <text:p>avenir, renouvellement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7" calcext:value-type="float">
            <text:p>7</text:p>
          </table:table-cell>
          <table:table-cell table:style-name="ce17" office:value-type="string" calcext:value-type="string">
            <text:p>Sentiment, réflexion, contemplation</text:p>
          </table:table-cell>
          <table:table-cell table:style-name="ce17" office:value-type="string" calcext:value-type="string">
            <text:p>désir, volonté, détermina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8" calcext:value-type="float">
            <text:p>8</text:p>
          </table:table-cell>
          <table:table-cell table:style-name="ce17" office:value-type="string" calcext:value-type="string">
            <text:p>Modestie, joie, honneur</text:p>
          </table:table-cell>
          <table:table-cell table:style-name="ce17" office:value-type="string" calcext:value-type="string">
            <text:p>grande joie, festi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9" calcext:value-type="float">
            <text:p>9</text:p>
          </table:table-cell>
          <table:table-cell table:style-name="ce17" office:value-type="string" calcext:value-type="string">
            <text:p>Victoire, succès, avantages</text:p>
          </table:table-cell>
          <table:table-cell table:style-name="ce17" office:value-type="string" calcext:value-type="string">
            <text:p>Vérité, liberté, loyau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float" office:value="10" calcext:value-type="float">
            <text:p>10</text:p>
          </table:table-cell>
          <table:table-cell table:style-name="ce17" office:value-type="string" calcext:value-type="string">
            <text:p>Contentement, perfection de l'amour et de l'amitié</text:p>
          </table:table-cell>
          <table:table-cell table:style-name="ce17" office:value-type="string" calcext:value-type="string">
            <text:p>Indignation, violence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Valet</text:p>
          </table:table-cell>
          <table:table-cell table:style-name="ce17" office:value-type="string" calcext:value-type="string">
            <text:p>Réflexion, méditation, nouvelles, messages</text:p>
          </table:table-cell>
          <table:table-cell table:style-name="ce17" office:value-type="string" calcext:value-type="string">
            <text:p>attachement, séduction, déception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Cavalier</text:p>
          </table:table-cell>
          <table:table-cell table:style-name="ce17" office:value-type="string" calcext:value-type="string">
            <text:p>Incitation, invitations, propositions</text:p>
          </table:table-cell>
          <table:table-cell table:style-name="ce17" office:value-type="string" calcext:value-type="string">
            <text:p>Ruse, fraude, escroquerie, duplicité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eine</text:p>
          </table:table-cell>
          <table:table-cell table:style-name="ce17" office:value-type="string" calcext:value-type="string">
            <text:p>Bonheur, plaisir, sagesse, vertu</text:p>
          </table:table-cell>
          <table:table-cell table:style-name="ce17" office:value-type="string" calcext:value-type="string">
            <text:p>vice, dépravation, déshonneur</text:p>
          </table:table-cell>
          <table:table-cell table:style-name="ce17" table:number-columns-repeated="1020"/>
        </table:table-row>
        <table:table-row table:style-name="ro2">
          <table:table-cell table:style-name="ce6" office:value-type="string" calcext:value-type="string">
            <text:p>Coupe</text:p>
          </table:table-cell>
          <table:table-cell table:style-name="ce45" office:value-type="string" calcext:value-type="string">
            <text:p>Roi</text:p>
          </table:table-cell>
          <table:table-cell table:style-name="ce17" office:value-type="string" calcext:value-type="string">
            <text:p>Art, science, droit, création, intelligence</text:p>
          </table:table-cell>
          <table:table-cell table:style-name="ce17" office:value-type="string" calcext:value-type="string">
            <text:p>Malhonnête, duplicité, scandale, injustic</text:p>
          </table:table-cell>
          <table:table-cell table:style-name="ce17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As</text:p>
          </table:table-cell>
          <table:table-cell table:style-name="ce18" office:value-type="string" calcext:value-type="string">
            <text:p>Extase, félicité, contentement</text:p>
          </table:table-cell>
          <table:table-cell table:style-name="ce18" office:value-type="string" calcext:value-type="string">
            <text:p>mauvaise intelligence, richesses maléfiques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2" calcext:value-type="float">
            <text:p>2</text:p>
          </table:table-cell>
          <table:table-cell table:style-name="ce18" office:value-type="string" calcext:value-type="string">
            <text:p>Obstacles, agitation, troubles</text:p>
          </table:table-cell>
          <table:table-cell table:style-name="ce18" office:value-type="string" calcext:value-type="string">
            <text:p>faux plaisir, joie imposé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3" calcext:value-type="float">
            <text:p>3</text:p>
          </table:table-cell>
          <table:table-cell table:style-name="ce18" office:value-type="string" calcext:value-type="string">
            <text:p>Renom, gloire, aristocratie</text:p>
          </table:table-cell>
          <table:table-cell table:style-name="ce18" office:value-type="string" calcext:value-type="string">
            <text:p>mesquinerie, faibless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4" calcext:value-type="float">
            <text:p>4</text:p>
          </table:table-cell>
          <table:table-cell table:style-name="ce18" office:value-type="string" calcext:value-type="string">
            <text:p>Héritage, legs, cadeaux</text:p>
          </table:table-cell>
          <table:table-cell table:style-name="ce18" office:value-type="string" calcext:value-type="string">
            <text:p>suspense, retards, opposi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5" calcext:value-type="float">
            <text:p>5</text:p>
          </table:table-cell>
          <table:table-cell table:style-name="ce18" office:value-type="string" calcext:value-type="string">
            <text:p>Affinités, accords, accords</text:p>
          </table:table-cell>
          <table:table-cell table:style-name="ce18" office:value-type="string" calcext:value-type="string">
            <text:p>chaos, désordre, ruine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6" calcext:value-type="float">
            <text:p>6</text:p>
          </table:table-cell>
          <table:table-cell table:style-name="ce18" office:value-type="string" calcext:value-type="string">
            <text:p>Cadeaux, prospérité, cadeaux</text:p>
          </table:table-cell>
          <table:table-cell table:style-name="ce18" office:value-type="string" calcext:value-type="string">
            <text:p>jalousie, envie, cup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7" calcext:value-type="float">
            <text:p>7</text:p>
          </table:table-cell>
          <table:table-cell table:style-name="ce18" office:value-type="string" calcext:value-type="string">
            <text:p>Innocence, ingéniosité</text:p>
          </table:table-cell>
          <table:table-cell table:style-name="ce18" office:value-type="string" calcext:value-type="string">
            <text:p>problèmes d'argent, anxié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8" calcext:value-type="float">
            <text:p>8</text:p>
          </table:table-cell>
          <table:table-cell table:style-name="ce18" office:value-type="string" calcext:value-type="string">
            <text:p>Compétence, artisanat, emploi</text:p>
          </table:table-cell>
          <table:table-cell table:style-name="ce18" office:value-type="string" calcext:value-type="string">
            <text:p>vanité, cupidité, exploitation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9" calcext:value-type="float">
            <text:p>9</text:p>
          </table:table-cell>
          <table:table-cell table:style-name="ce18" office:value-type="string" calcext:value-type="string">
            <text:p>Succès, réalisations</text:p>
          </table:table-cell>
          <table:table-cell table:style-name="ce18" office:value-type="string" calcext:value-type="string">
            <text:p>Déception, duplic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float" office:value="10" calcext:value-type="float">
            <text:p>10</text:p>
          </table:table-cell>
          <table:table-cell table:style-name="ce18" office:value-type="string" calcext:value-type="string">
            <text:p>La famille, les relations</text:p>
          </table:table-cell>
          <table:table-cell table:style-name="ce18" office:value-type="string" calcext:value-type="string">
            <text:p>perte, risque, vol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Valet</text:p>
          </table:table-cell>
          <table:table-cell table:style-name="ce18" office:value-type="string" calcext:value-type="string">
            <text:p>Gestion, règle</text:p>
          </table:table-cell>
          <table:table-cell table:style-name="ce18" office:value-type="string" calcext:value-type="string">
            <text:p>luxe, libéral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Cavalier</text:p>
          </table:table-cell>
          <table:table-cell table:style-name="ce18" office:value-type="string" calcext:value-type="string">
            <text:p>Utilité, responsabilité, utilité</text:p>
          </table:table-cell>
          <table:table-cell table:style-name="ce18" office:value-type="string" calcext:value-type="string">
            <text:p>oisiveté, stagnation, placidité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eine</text:p>
          </table:table-cell>
          <table:table-cell table:style-name="ce18" office:value-type="string" calcext:value-type="string">
            <text:p>Générosité, opulence, liberté</text:p>
          </table:table-cell>
          <table:table-cell table:style-name="ce18" office:value-type="string" calcext:value-type="string">
            <text:p>Peur, méfiance, suspicion.</text:p>
          </table:table-cell>
          <table:table-cell table:style-name="ce18" table:number-columns-repeated="1020"/>
        </table:table-row>
        <table:table-row table:style-name="ro2">
          <table:table-cell table:style-name="ce7" office:value-type="string" calcext:value-type="string">
            <text:p>Pentacle</text:p>
          </table:table-cell>
          <table:table-cell table:style-name="ce46" office:value-type="string" calcext:value-type="string">
            <text:p>Roi</text:p>
          </table:table-cell>
          <table:table-cell table:style-name="ce18" office:value-type="string" calcext:value-type="string">
            <text:p>Valor, aptitude intellectuelle, succès</text:p>
          </table:table-cell>
          <table:table-cell table:style-name="ce18" office:value-type="string" calcext:value-type="string">
            <text:p>perversion, corruption, péril, faiblesse</text:p>
          </table:table-cell>
          <table:table-cell table:style-name="ce18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As</text:p>
          </table:table-cell>
          <table:table-cell table:style-name="ce19" office:value-type="string" calcext:value-type="string">
            <text:p>Triomphe, force, conquête</text:p>
          </table:table-cell>
          <table:table-cell table:style-name="ce19" office:value-type="string" calcext:value-type="string">
            <text:p>Force, perte, défai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2" calcext:value-type="float">
            <text:p>2</text:p>
          </table:table-cell>
          <table:table-cell table:style-name="ce19" office:value-type="string" calcext:value-type="string">
            <text:p>Affection, intimité, tendresse</text:p>
          </table:table-cell>
          <table:table-cell table:style-name="ce19" office:value-type="string" calcext:value-type="string">
            <text:p>duplicité, imposture, tromperi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3" calcext:value-type="float">
            <text:p>3</text:p>
          </table:table-cell>
          <table:table-cell table:style-name="ce19" office:value-type="string" calcext:value-type="string">
            <text:p>Rupture, division, enlèvement</text:p>
          </table:table-cell>
          <table:table-cell table:style-name="ce19" office:value-type="string" calcext:value-type="string">
            <text:p>distraction, confusion, désordr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4" calcext:value-type="float">
            <text:p>4</text:p>
          </table:table-cell>
          <table:table-cell table:style-name="ce19" office:value-type="string" calcext:value-type="string">
            <text:p>Retraite, exil, solitude</text:p>
          </table:table-cell>
          <table:table-cell table:style-name="ce19" office:value-type="string" calcext:value-type="string">
            <text:p>circonspection, prudence, prudenc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5" calcext:value-type="float">
            <text:p>5</text:p>
          </table:table-cell>
          <table:table-cell table:style-name="ce19" office:value-type="string" calcext:value-type="string">
            <text:p>Destruction, perte, déshonneur</text:p>
          </table:table-cell>
          <table:table-cell table:style-name="ce19" office:value-type="string" calcext:value-type="string">
            <text:p>Enterrement, funérailles, rite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6" calcext:value-type="float">
            <text:p>6</text:p>
          </table:table-cell>
          <table:table-cell table:style-name="ce19" office:value-type="string" calcext:value-type="string">
            <text:p>Chemin, route, chemin, envoyé</text:p>
          </table:table-cell>
          <table:table-cell table:style-name="ce19" office:value-type="string" calcext:value-type="string">
            <text:p>confession, déclarati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7" calcext:value-type="float">
            <text:p>7</text:p>
          </table:table-cell>
          <table:table-cell table:style-name="ce19" office:value-type="string" calcext:value-type="string">
            <text:p>Souhaite, espère, confiance</text:p>
          </table:table-cell>
          <table:table-cell table:style-name="ce19" office:value-type="string" calcext:value-type="string">
            <text:p>Conseils, conseils, instructions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8" calcext:value-type="float">
            <text:p>8</text:p>
          </table:table-cell>
          <table:table-cell table:style-name="ce19" office:value-type="string" calcext:value-type="string">
            <text:p>Crise, conflit, maladie, mauvaises nouvelles</text:p>
          </table:table-cell>
          <table:table-cell table:style-name="ce19" office:value-type="string" calcext:value-type="string">
            <text:p>opposition, difficulté, trahison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9" calcext:value-type="float">
            <text:p>9</text:p>
          </table:table-cell>
          <table:table-cell table:style-name="ce19" office:value-type="string" calcext:value-type="string">
            <text:p>Mort, désespoir, échec</text:p>
          </table:table-cell>
          <table:table-cell table:style-name="ce19" office:value-type="string" calcext:value-type="string">
            <text:p>Doute, suspicion, hont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float" office:value="10" calcext:value-type="float">
            <text:p>10</text:p>
          </table:table-cell>
          <table:table-cell table:style-name="ce19" office:value-type="string" calcext:value-type="string">
            <text:p>Douleur, chagrin, désolation</text:p>
          </table:table-cell>
          <table:table-cell table:style-name="ce19" office:value-type="string" calcext:value-type="string">
            <text:p>succès temporaire, faveur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Valet</text:p>
          </table:table-cell>
          <table:table-cell table:style-name="ce19" office:value-type="string" calcext:value-type="string">
            <text:p>Vigilance, surveille, espionne.</text:p>
          </table:table-cell>
          <table:table-cell table:style-name="ce19" office:value-type="string" calcext:value-type="string">
            <text:p>Imprévu, secret, vigilance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Cavalier</text:p>
          </table:table-cell>
          <table:table-cell table:style-name="ce19" office:value-type="string" calcext:value-type="string">
            <text:p>Destruction, défense, ruine, colère.</text:p>
          </table:table-cell>
          <table:table-cell table:style-name="ce19" office:value-type="string" calcext:value-type="string">
            <text:p>Incapacité, incapacité, impruden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eine</text:p>
          </table:table-cell>
          <table:table-cell table:style-name="ce19" office:value-type="string" calcext:value-type="string">
            <text:p>Deuil, séparation, absence.</text:p>
          </table:table-cell>
          <table:table-cell table:style-name="ce19" office:value-type="string" calcext:value-type="string">
            <text:p>Tromperie, fanatisme, malice.</text:p>
          </table:table-cell>
          <table:table-cell table:style-name="ce19" table:number-columns-repeated="1020"/>
        </table:table-row>
        <table:table-row table:style-name="ro2">
          <table:table-cell table:style-name="ce8" office:value-type="string" calcext:value-type="string">
            <text:p>Épée</text:p>
          </table:table-cell>
          <table:table-cell table:style-name="ce47" office:value-type="string" calcext:value-type="string">
            <text:p>Roi</text:p>
          </table:table-cell>
          <table:table-cell table:style-name="ce19" office:value-type="string" calcext:value-type="string">
            <text:p>Loi, intelligence, autorité.</text:p>
          </table:table-cell>
          <table:table-cell table:style-name="ce19" office:value-type="string" calcext:value-type="string">
            <text:p>Cruauté, barbarie, perversion.</text:p>
          </table:table-cell>
          <table:table-cell table:style-name="ce19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As</text:p>
          </table:table-cell>
          <table:table-cell table:style-name="ce20" office:value-type="string" calcext:value-type="string">
            <text:p>Invention, création, naissance.</text:p>
          </table:table-cell>
          <table:table-cell table:style-name="ce20" office:value-type="string" calcext:value-type="string">
            <text:p>ruine, perdition, chut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2" calcext:value-type="float">
            <text:p>2</text:p>
          </table:table-cell>
          <table:table-cell table:style-name="ce20" office:value-type="string" calcext:value-type="string">
            <text:p>Maladie, chagrin, tristesse.</text:p>
          </table:table-cell>
          <table:table-cell table:style-name="ce20" office:value-type="string" calcext:value-type="string">
            <text:p>Enchantement, émerveillement, enthousiasm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3" calcext:value-type="float">
            <text:p>3</text:p>
          </table:table-cell>
          <table:table-cell table:style-name="ce20" office:value-type="string" calcext:value-type="string">
            <text:p>Affaires, commerce, découverte.</text:p>
          </table:table-cell>
          <table:table-cell table:style-name="ce20" office:value-type="string" calcext:value-type="string">
            <text:p>Fin de l'adversité, fin du travail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4" calcext:value-type="float">
            <text:p>4</text:p>
          </table:table-cell>
          <table:table-cell table:style-name="ce20" office:value-type="string" calcext:value-type="string">
            <text:p>Harmonie, prospérité, paix.</text:p>
          </table:table-cell>
          <table:table-cell table:style-name="ce20" office:value-type="string" calcext:value-type="string">
            <text:p>Beauté, félicité, prospérité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5" calcext:value-type="float">
            <text:p>5</text:p>
          </table:table-cell>
          <table:table-cell table:style-name="ce20" office:value-type="string" calcext:value-type="string">
            <text:p>Gain, opulence, richesse.</text:p>
          </table:table-cell>
          <table:table-cell table:style-name="ce20" office:value-type="string" calcext:value-type="string">
            <text:p>Contradictions, disputes, mensong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6" calcext:value-type="float">
            <text:p>6</text:p>
          </table:table-cell>
          <table:table-cell table:style-name="ce20" office:value-type="string" calcext:value-type="string">
            <text:p>Espoir, désir, attente.</text:p>
          </table:table-cell>
          <table:table-cell table:style-name="ce20" office:value-type="string" calcext:value-type="string">
            <text:p>Peur, appréhension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7" calcext:value-type="float">
            <text:p>7</text:p>
          </table:table-cell>
          <table:table-cell table:style-name="ce20" office:value-type="string" calcext:value-type="string">
            <text:p>Avantage, troc, négociation.</text:p>
          </table:table-cell>
          <table:table-cell table:style-name="ce20" office:value-type="string" calcext:value-type="string">
            <text:p>Anxiété, surprise, perplexité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8" calcext:value-type="float">
            <text:p>8</text:p>
          </table:table-cell>
          <table:table-cell table:style-name="ce20" office:value-type="string" calcext:value-type="string">
            <text:p>Mouvement, vitesse, hâte.</text:p>
          </table:table-cell>
          <table:table-cell table:style-name="ce20" office:value-type="string" calcext:value-type="string">
            <text:p>Conflits, jalousie, conscienc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9" calcext:value-type="float">
            <text:p>9</text:p>
          </table:table-cell>
          <table:table-cell table:style-name="ce20" office:value-type="string" calcext:value-type="string">
            <text:p>Suspension, retard, interruption.</text:p>
          </table:table-cell>
          <table:table-cell table:style-name="ce20" office:value-type="string" calcext:value-type="string">
            <text:p>Obstacles, blocages, adversité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float" office:value="10" calcext:value-type="float">
            <text:p>10</text:p>
          </table:table-cell>
          <table:table-cell table:style-name="ce20" office:value-type="string" calcext:value-type="string">
            <text:p>Fardeau, charge de travail, taxer.</text:p>
          </table:table-cell>
          <table:table-cell table:style-name="ce20" office:value-type="string" calcext:value-type="string">
            <text:p>Difficultés, intrigues, stress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Valet</text:p>
          </table:table-cell>
          <table:table-cell table:style-name="ce20" office:value-type="string" calcext:value-type="string">
            <text:p>Distractions, perte de concentration.</text:p>
          </table:table-cell>
          <table:table-cell table:style-name="ce20" office:value-type="string" calcext:value-type="string">
            <text:p>Indécision, mauvaises nouvelles, annonces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Cavalier</text:p>
          </table:table-cell>
          <table:table-cell table:style-name="ce20" office:value-type="string" calcext:value-type="string">
            <text:p>Emigration, départ, voyage.</text:p>
          </table:table-cell>
          <table:table-cell table:style-name="ce20" office:value-type="string" calcext:value-type="string">
            <text:p>Division, interruption, ruptur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eine</text:p>
          </table:table-cell>
          <table:table-cell table:style-name="ce20" office:value-type="string" calcext:value-type="string">
            <text:p>Succès commercial, argent, cupidité.</text:p>
          </table:table-cell>
          <table:table-cell table:style-name="ce20" office:value-type="string" calcext:value-type="string">
            <text:p>Economique, fiable, durable.</text:p>
          </table:table-cell>
          <table:table-cell table:style-name="ce20" table:number-columns-repeated="1020"/>
        </table:table-row>
        <table:table-row table:style-name="ro2">
          <table:table-cell table:style-name="ce9" office:value-type="string" calcext:value-type="string">
            <text:p>Bâton</text:p>
          </table:table-cell>
          <table:table-cell table:style-name="ce48" office:value-type="string" calcext:value-type="string">
            <text:p>Roi</text:p>
          </table:table-cell>
          <table:table-cell table:style-name="ce20" office:value-type="string" calcext:value-type="string">
            <text:p>Honnêteté, souci, franchise.</text:p>
          </table:table-cell>
          <table:table-cell table:style-name="ce20" office:value-type="string" calcext:value-type="string">
            <text:p>Austère, juste, impartial.</text:p>
          </table:table-cell>
          <table:table-cell table:style-name="ce20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0 – Le Fou</text:p>
          </table:table-cell>
          <table:table-cell table:style-name="ce21" office:value-type="string" calcext:value-type="string">
            <text:p>Manie, délire, extravagance.</text:p>
          </table:table-cell>
          <table:table-cell table:style-name="ce21" office:value-type="string" calcext:value-type="string">
            <text:p>Négligence, négligence, vanité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 – Le magicien</text:p>
          </table:table-cell>
          <table:table-cell table:style-name="ce21" office:value-type="string" calcext:value-type="string">
            <text:p>Compétence, diplomatie, volonté, confiance en soi.</text:p>
          </table:table-cell>
          <table:table-cell table:style-name="ce21" office:value-type="string" calcext:value-type="string">
            <text:p>Honte, maladie, inquiétud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 – La Papesse</text:p>
          </table:table-cell>
          <table:table-cell table:style-name="ce21" office:value-type="string" calcext:value-type="string">
            <text:p>Secrets, mystère, avenir incertain.</text:p>
          </table:table-cell>
          <table:table-cell table:style-name="ce21" office:value-type="string" calcext:value-type="string">
            <text:p>Passion, vanité, zèle physiqu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3 – L’Impératrice</text:p>
          </table:table-cell>
          <table:table-cell table:style-name="ce21" office:value-type="string" calcext:value-type="string">
            <text:p>Fécondité, initiative, clandestin.</text:p>
          </table:table-cell>
          <table:table-cell table:style-name="ce21" office:value-type="string" calcext:value-type="string">
            <text:p>Lumière, vérité, effiloché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4 – L’Empereur</text:p>
          </table:table-cell>
          <table:table-cell table:style-name="ce21" office:value-type="string" calcext:value-type="string">
            <text:p>Pouvoir, stabilité, volonté, autorité.</text:p>
          </table:table-cell>
          <table:table-cell table:style-name="ce21" office:value-type="string" calcext:value-type="string">
            <text:p>Bienveillance, compassion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5 – Le Pape (Hiérophante)</text:p>
          </table:table-cell>
          <table:table-cell table:style-name="ce21" office:value-type="string" calcext:value-type="string">
            <text:p>Alliance, miséricorde, mariage, inspiration.</text:p>
          </table:table-cell>
          <table:table-cell table:style-name="ce21" office:value-type="string" calcext:value-type="string">
            <text:p>Concord, faiblesse, overkindnes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6 – Les Amoureux</text:p>
          </table:table-cell>
          <table:table-cell table:style-name="ce21" office:value-type="string" calcext:value-type="string">
            <text:p>Amour, beauté, attraction.</text:p>
          </table:table-cell>
          <table:table-cell table:style-name="ce21" office:value-type="string" calcext:value-type="string">
            <text:p>Action stupide, échec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7 – Le Chariot</text:p>
          </table:table-cell>
          <table:table-cell table:style-name="ce21" office:value-type="string" calcext:value-type="string">
            <text:p>Triomphe, vengeance, trouble.</text:p>
          </table:table-cell>
          <table:table-cell table:style-name="ce21" office:value-type="string" calcext:value-type="string">
            <text:p>Défaite, querelle, dispute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8 – La Justice</text:p>
          </table:table-cell>
          <table:table-cell table:style-name="ce21" office:value-type="string" calcext:value-type="string">
            <text:p>Loi, équité, justesse</text:p>
          </table:table-cell>
          <table:table-cell table:style-name="ce21" office:value-type="string" calcext:value-type="string">
            <text:p>gravité, fanatisme, complications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9 – L’Ermite</text:p>
          </table:table-cell>
          <table:table-cell table:style-name="ce21" office:value-type="string" calcext:value-type="string">
            <text:p>Corruption, trahison, sournoiserie</text:p>
          </table:table-cell>
          <table:table-cell table:style-name="ce21" office:value-type="string" calcext:value-type="string">
            <text:p>Dissimulation, peur, prudence, déguisement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0 – La Roue de la Forture</text:p>
          </table:table-cell>
          <table:table-cell table:style-name="ce21" office:value-type="string" calcext:value-type="string">
            <text:p>Destin, chance, fortune, succès</text:p>
          </table:table-cell>
          <table:table-cell table:style-name="ce21" office:value-type="string" calcext:value-type="string">
            <text:p>Abondance, augmentation, rich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1 – La Force</text:p>
          </table:table-cell>
          <table:table-cell table:style-name="ce21" office:value-type="string" calcext:value-type="string">
            <text:p>Courage, pouvoir, énergie</text:p>
          </table:table-cell>
          <table:table-cell table:style-name="ce21" office:value-type="string" calcext:value-type="string">
            <text:p>Disgrace, discorde, faibless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2 <text:s/>- Le Pendu</text:p>
          </table:table-cell>
          <table:table-cell table:style-name="ce21" office:value-type="string" calcext:value-type="string">
            <text:p>Sagesse, sacrifice, prophétie, divination</text:p>
          </table:table-cell>
          <table:table-cell table:style-name="ce21" office:value-type="string" calcext:value-type="string">
            <text:p>Egoïsme, cupidité, narcissism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3 – La Mort / L’Arcane sans nom</text:p>
          </table:table-cell>
          <table:table-cell table:style-name="ce21" office:value-type="string" calcext:value-type="string">
            <text:p>Fin, transformation, perte, corruption</text:p>
          </table:table-cell>
          <table:table-cell table:style-name="ce21" office:value-type="string" calcext:value-type="string">
            <text:p>Immobilité, inertie, létharg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4 – La Tempérance</text:p>
          </table:table-cell>
          <table:table-cell table:style-name="ce21" office:value-type="string" calcext:value-type="string">
            <text:p>Modération, gestion, patience</text:p>
          </table:table-cell>
          <table:table-cell table:style-name="ce21" office:value-type="string" calcext:value-type="string">
            <text:p>Compétition, désunion, mauvaise fortun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5 – Le Diable</text:p>
          </table:table-cell>
          <table:table-cell table:style-name="ce21" office:value-type="string" calcext:value-type="string">
            <text:p>Violence, fatalité, sauvagerie</text:p>
          </table:table-cell>
          <table:table-cell table:style-name="ce21" office:value-type="string" calcext:value-type="string">
            <text:p>Aveuglement, faiblesse, fragil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6 – La Tour / La Maison de Dieu</text:p>
          </table:table-cell>
          <table:table-cell table:style-name="ce21" office:value-type="string" calcext:value-type="string">
            <text:p>Misère, calamité, détresse, chagrin</text:p>
          </table:table-cell>
          <table:table-cell table:style-name="ce21" office:value-type="string" calcext:value-type="string">
            <text:p>Tyranie, oppression, prison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7 – L’Étoile</text:p>
          </table:table-cell>
          <table:table-cell table:style-name="ce21" office:value-type="string" calcext:value-type="string">
            <text:p>vol, abandon, perte</text:p>
          </table:table-cell>
          <table:table-cell table:style-name="ce21" office:value-type="string" calcext:value-type="string">
            <text:p>arrogance, mépris, distanc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8 – La Lune</text:p>
          </table:table-cell>
          <table:table-cell table:style-name="ce21" office:value-type="string" calcext:value-type="string">
            <text:p>Danger caché, obscurité, terreur, peur</text:p>
          </table:table-cell>
          <table:table-cell table:style-name="ce21" office:value-type="string" calcext:value-type="string">
            <text:p>instabilité, silence, tromperie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19 – Le Soleil</text:p>
          </table:table-cell>
          <table:table-cell table:style-name="ce21" office:value-type="string" calcext:value-type="string">
            <text:p>Contentement, bonheur, mariage</text:p>
          </table:table-cell>
          <table:table-cell table:style-name="ce21" office:value-type="string" calcext:value-type="string">
            <text:p>vitalité, liberté, joie.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0 – Le Jugement</text:p>
          </table:table-cell>
          <table:table-cell table:style-name="ce21" office:value-type="string" calcext:value-type="string">
            <text:p>Renouvellement, changement</text:p>
          </table:table-cell>
          <table:table-cell table:style-name="ce21" office:value-type="string" calcext:value-type="string">
            <text:p>faiblesse, délibération, simplicité</text:p>
          </table:table-cell>
          <table:table-cell table:style-name="ce21" table:number-columns-repeated="1020"/>
        </table:table-row>
        <table:table-row table:style-name="ro2">
          <table:table-cell table:style-name="ce10" office:value-type="string" calcext:value-type="string">
            <text:p>Atout</text:p>
          </table:table-cell>
          <table:table-cell table:style-name="ce49" office:value-type="string" calcext:value-type="string">
            <text:p>21 – Le Monde</text:p>
          </table:table-cell>
          <table:table-cell table:style-name="ce21" office:value-type="string" calcext:value-type="string">
            <text:p>Voyage, voyage, changement</text:p>
          </table:table-cell>
          <table:table-cell table:style-name="ce21" office:value-type="string" calcext:value-type="string">
            <text:p>Stagnation, fixation, inertie</text:p>
          </table:table-cell>
          <table:table-cell table:style-name="ce21"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1:44:36.16934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29:17.150000000</meta:creation-date>
    <dc:date>2019-10-16T23:25:16.080458633</dc:date>
    <meta:editing-duration>PT2H27M38S</meta:editing-duration>
    <meta:editing-cycles>29</meta:editing-cycles>
    <meta:generator>LibreOffice/6.0.7.3$Linux_X86_64 LibreOffice_project/00m0$Build-3</meta:generator>
    <meta:document-statistic meta:table-count="2" meta:cell-count="1261" meta:object-count="1"/>
  </office:meta>
</office:document-meta>
</file>

<file path=Basic/Standard/Tirage.xml><?xml version="1.0" encoding="utf-8"?>
<!DOCTYPE module  PUBLIC '-//OpenOffice.org//DTD OfficeDocument 1.0//EN'  'module.dtd'>
<script:module xmlns:script="http://openoffice.org/2000/script" script:name="Tirage" script:language="StarBasic" script:moduleType="normal">REM  *****  BASIC  *****

Sub Main
	rem oSheet = thisComponent.currentController.activeSheet
	oSel = thiscomponent.currentSelection
	rem   	oCell = oSheet.getCellByPosition(4, 4)
    rem oCell.Value = Int(Rnd()*10)
    rem Msgbox oCell.RangeAddress.StartRow
    rem Mgsbox oCell.RangeAddress.StartColumn
    if oSel.supportsService("com.sun.star.sheet.SheetCell") then
    	processLine(oSel.RangeAddress.StartRow)
   	elseif oSel.supportsService("com.sun.star.sheet.SheetCellRange") then
    	with oSel.RangeAddress
		    for Line = .StartRow to .EndRow
		    	processLine(Line)
		    next Line
		end with
	elseif oSel.supportsService("com.sun.star.sheet.SheetCellRanges") then
        for LibONbPlages = 0 to ubound(oSel.RangeAddresses)
                with oSel.RangeAddresses(LibONbPlages)
                         for Line = .StartRow to .EndRow
                                processLine(Line)
                         next Line
                end with
        next LibONbPlages 
	else
	end if
               		
End Sub

sub processLine(Line as integer)
	oSheet = thisComponent.currentController.activeSheet
	oCell = oSheet.getCellByPosition(3, Line)
	oCell.Value = Int(Rnd()*77)+3
	oCell = oSheet.getCellByPosition(4, Line)
	oCell.Value = Int(Rnd()*2)+3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ir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